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OC_dead4" table:style-name="ta1">
        <table:shapes>
          <draw:frame draw:z-index="0" draw:style-name="gr1" draw:text-style-name="P1" svg:width="159.99mm" svg:height="89.99mm" svg:x="100.45mm" svg:y="759.61mm">
            <loext:p draw:notify-on-update-of-ranges="ROC_dead4.G1:ROC_dead4.G1776 ROC_dead4.F1:ROC_dead4.F17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1]/750" office:value-type="float" office:value="0" calcext:value-type="float">
            <text:p>0</text:p>
          </table:table-cell>
          <table:table-cell table:formula="of:=[.B1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]/750" office:value-type="float" office:value="0" calcext:value-type="float">
            <text:p>0</text:p>
          </table:table-cell>
          <table:table-cell table:formula="of:=[.B2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3]/750" office:value-type="float" office:value="0" calcext:value-type="float">
            <text:p>0</text:p>
          </table:table-cell>
          <table:table-cell table:formula="of:=[.B3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4]/750" office:value-type="float" office:value="0" calcext:value-type="float">
            <text:p>0</text:p>
          </table:table-cell>
          <table:table-cell table:formula="of:=[.B4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5]/750" office:value-type="float" office:value="0" calcext:value-type="float">
            <text:p>0</text:p>
          </table:table-cell>
          <table:table-cell table:formula="of:=[.B5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6]/750" office:value-type="float" office:value="0" calcext:value-type="float">
            <text:p>0</text:p>
          </table:table-cell>
          <table:table-cell table:formula="of:=[.B6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7]/750" office:value-type="float" office:value="0" calcext:value-type="float">
            <text:p>0</text:p>
          </table:table-cell>
          <table:table-cell table:formula="of:=[.B7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8]/750" office:value-type="float" office:value="0" calcext:value-type="float">
            <text:p>0</text:p>
          </table:table-cell>
          <table:table-cell table:formula="of:=[.B8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9]/750" office:value-type="float" office:value="0" calcext:value-type="float">
            <text:p>0</text:p>
          </table:table-cell>
          <table:table-cell table:formula="of:=[.B9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10]/750" office:value-type="float" office:value="0" calcext:value-type="float">
            <text:p>0</text:p>
          </table:table-cell>
          <table:table-cell table:formula="of:=[.B10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11]/750" office:value-type="float" office:value="0" calcext:value-type="float">
            <text:p>0</text:p>
          </table:table-cell>
          <table:table-cell table:formula="of:=[.B11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2]/750" office:value-type="float" office:value="0" calcext:value-type="float">
            <text:p>0</text:p>
          </table:table-cell>
          <table:table-cell table:formula="of:=[.B12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3]/750" office:value-type="float" office:value="0" calcext:value-type="float">
            <text:p>0</text:p>
          </table:table-cell>
          <table:table-cell table:formula="of:=[.B13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14]/750" office:value-type="float" office:value="0" calcext:value-type="float">
            <text:p>0</text:p>
          </table:table-cell>
          <table:table-cell table:formula="of:=[.B14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15]/750" office:value-type="float" office:value="0" calcext:value-type="float">
            <text:p>0</text:p>
          </table:table-cell>
          <table:table-cell table:formula="of:=[.B15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6]/750" office:value-type="float" office:value="0" calcext:value-type="float">
            <text:p>0</text:p>
          </table:table-cell>
          <table:table-cell table:formula="of:=[.B16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7]/750" office:value-type="float" office:value="0" calcext:value-type="float">
            <text:p>0</text:p>
          </table:table-cell>
          <table:table-cell table:formula="of:=[.B17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8]/750" office:value-type="float" office:value="0" calcext:value-type="float">
            <text:p>0</text:p>
          </table:table-cell>
          <table:table-cell table:formula="of:=[.B18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9]/750" office:value-type="float" office:value="0" calcext:value-type="float">
            <text:p>0</text:p>
          </table:table-cell>
          <table:table-cell table:formula="of:=[.B19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0]/750" office:value-type="float" office:value="0" calcext:value-type="float">
            <text:p>0</text:p>
          </table:table-cell>
          <table:table-cell table:formula="of:=[.B20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21]/750" office:value-type="float" office:value="0" calcext:value-type="float">
            <text:p>0</text:p>
          </table:table-cell>
          <table:table-cell table:formula="of:=[.B21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22]/750" office:value-type="float" office:value="0" calcext:value-type="float">
            <text:p>0</text:p>
          </table:table-cell>
          <table:table-cell table:formula="of:=[.B22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23]/750" office:value-type="float" office:value="0" calcext:value-type="float">
            <text:p>0</text:p>
          </table:table-cell>
          <table:table-cell table:formula="of:=[.B23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24]/750" office:value-type="float" office:value="0" calcext:value-type="float">
            <text:p>0</text:p>
          </table:table-cell>
          <table:table-cell table:formula="of:=[.B24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25]/750" office:value-type="float" office:value="0" calcext:value-type="float">
            <text:p>0</text:p>
          </table:table-cell>
          <table:table-cell table:formula="of:=[.B25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26]/750" office:value-type="float" office:value="0" calcext:value-type="float">
            <text:p>0</text:p>
          </table:table-cell>
          <table:table-cell table:formula="of:=[.B26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27]/750" office:value-type="float" office:value="0" calcext:value-type="float">
            <text:p>0</text:p>
          </table:table-cell>
          <table:table-cell table:formula="of:=[.B27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28]/750" office:value-type="float" office:value="0" calcext:value-type="float">
            <text:p>0</text:p>
          </table:table-cell>
          <table:table-cell table:formula="of:=[.B28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29]/750" office:value-type="float" office:value="0" calcext:value-type="float">
            <text:p>0</text:p>
          </table:table-cell>
          <table:table-cell table:formula="of:=[.B29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30]/750" office:value-type="float" office:value="0" calcext:value-type="float">
            <text:p>0</text:p>
          </table:table-cell>
          <table:table-cell table:formula="of:=[.B30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1]/750" office:value-type="float" office:value="0" calcext:value-type="float">
            <text:p>0</text:p>
          </table:table-cell>
          <table:table-cell table:formula="of:=[.B31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2]/750" office:value-type="float" office:value="0" calcext:value-type="float">
            <text:p>0</text:p>
          </table:table-cell>
          <table:table-cell table:formula="of:=[.B32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33]/750" office:value-type="float" office:value="0" calcext:value-type="float">
            <text:p>0</text:p>
          </table:table-cell>
          <table:table-cell table:formula="of:=[.B33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34]/750" office:value-type="float" office:value="0" calcext:value-type="float">
            <text:p>0</text:p>
          </table:table-cell>
          <table:table-cell table:formula="of:=[.B34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35]/750" office:value-type="float" office:value="0" calcext:value-type="float">
            <text:p>0</text:p>
          </table:table-cell>
          <table:table-cell table:formula="of:=[.B35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36]/750" office:value-type="float" office:value="0" calcext:value-type="float">
            <text:p>0</text:p>
          </table:table-cell>
          <table:table-cell table:formula="of:=[.B36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37]/750" office:value-type="float" office:value="0" calcext:value-type="float">
            <text:p>0</text:p>
          </table:table-cell>
          <table:table-cell table:formula="of:=[.B37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38]/750" office:value-type="float" office:value="0" calcext:value-type="float">
            <text:p>0</text:p>
          </table:table-cell>
          <table:table-cell table:formula="of:=[.B38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39]/750" office:value-type="float" office:value="0" calcext:value-type="float">
            <text:p>0</text:p>
          </table:table-cell>
          <table:table-cell table:formula="of:=[.B39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40]/750" office:value-type="float" office:value="0" calcext:value-type="float">
            <text:p>0</text:p>
          </table:table-cell>
          <table:table-cell table:formula="of:=[.B40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41]/750" office:value-type="float" office:value="0" calcext:value-type="float">
            <text:p>0</text:p>
          </table:table-cell>
          <table:table-cell table:formula="of:=[.B41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42]/750" office:value-type="float" office:value="0" calcext:value-type="float">
            <text:p>0</text:p>
          </table:table-cell>
          <table:table-cell table:formula="of:=[.B42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43]/750" office:value-type="float" office:value="0" calcext:value-type="float">
            <text:p>0</text:p>
          </table:table-cell>
          <table:table-cell table:formula="of:=[.B43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44]/750" office:value-type="float" office:value="0" calcext:value-type="float">
            <text:p>0</text:p>
          </table:table-cell>
          <table:table-cell table:formula="of:=[.B44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45]/750" office:value-type="float" office:value="0" calcext:value-type="float">
            <text:p>0</text:p>
          </table:table-cell>
          <table:table-cell table:formula="of:=[.B45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46]/750" office:value-type="float" office:value="0" calcext:value-type="float">
            <text:p>0</text:p>
          </table:table-cell>
          <table:table-cell table:formula="of:=[.B46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47]/750" office:value-type="float" office:value="0" calcext:value-type="float">
            <text:p>0</text:p>
          </table:table-cell>
          <table:table-cell table:formula="of:=[.B47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48]/750" office:value-type="float" office:value="0" calcext:value-type="float">
            <text:p>0</text:p>
          </table:table-cell>
          <table:table-cell table:formula="of:=[.B48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49]/750" office:value-type="float" office:value="0" calcext:value-type="float">
            <text:p>0</text:p>
          </table:table-cell>
          <table:table-cell table:formula="of:=[.B49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50]/750" office:value-type="float" office:value="0" calcext:value-type="float">
            <text:p>0</text:p>
          </table:table-cell>
          <table:table-cell table:formula="of:=[.B50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A51]/750" office:value-type="float" office:value="0" calcext:value-type="float">
            <text:p>0</text:p>
          </table:table-cell>
          <table:table-cell table:formula="of:=[.B51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52]/750" office:value-type="float" office:value="0" calcext:value-type="float">
            <text:p>0</text:p>
          </table:table-cell>
          <table:table-cell table:formula="of:=[.B52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53]/750" office:value-type="float" office:value="0" calcext:value-type="float">
            <text:p>0</text:p>
          </table:table-cell>
          <table:table-cell table:formula="of:=[.B53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54]/750" office:value-type="float" office:value="0" calcext:value-type="float">
            <text:p>0</text:p>
          </table:table-cell>
          <table:table-cell table:formula="of:=[.B54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55]/750" office:value-type="float" office:value="0" calcext:value-type="float">
            <text:p>0</text:p>
          </table:table-cell>
          <table:table-cell table:formula="of:=[.B55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56]/750" office:value-type="float" office:value="0" calcext:value-type="float">
            <text:p>0</text:p>
          </table:table-cell>
          <table:table-cell table:formula="of:=[.B56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57]/750" office:value-type="float" office:value="0" calcext:value-type="float">
            <text:p>0</text:p>
          </table:table-cell>
          <table:table-cell table:formula="of:=[.B57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58]/750" office:value-type="float" office:value="0" calcext:value-type="float">
            <text:p>0</text:p>
          </table:table-cell>
          <table:table-cell table:formula="of:=[.B58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59]/750" office:value-type="float" office:value="0" calcext:value-type="float">
            <text:p>0</text:p>
          </table:table-cell>
          <table:table-cell table:formula="of:=[.B59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60]/750" office:value-type="float" office:value="0" calcext:value-type="float">
            <text:p>0</text:p>
          </table:table-cell>
          <table:table-cell table:formula="of:=[.B60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61]/750" office:value-type="float" office:value="0" calcext:value-type="float">
            <text:p>0</text:p>
          </table:table-cell>
          <table:table-cell table:formula="of:=[.B61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62]/750" office:value-type="float" office:value="0" calcext:value-type="float">
            <text:p>0</text:p>
          </table:table-cell>
          <table:table-cell table:formula="of:=[.B62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A63]/750" office:value-type="float" office:value="0" calcext:value-type="float">
            <text:p>0</text:p>
          </table:table-cell>
          <table:table-cell table:formula="of:=[.B63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64]/750" office:value-type="float" office:value="0" calcext:value-type="float">
            <text:p>0</text:p>
          </table:table-cell>
          <table:table-cell table:formula="of:=[.B64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65]/750" office:value-type="float" office:value="0" calcext:value-type="float">
            <text:p>0</text:p>
          </table:table-cell>
          <table:table-cell table:formula="of:=[.B65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66]/750" office:value-type="float" office:value="0" calcext:value-type="float">
            <text:p>0</text:p>
          </table:table-cell>
          <table:table-cell table:formula="of:=[.B66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A67]/750" office:value-type="float" office:value="0" calcext:value-type="float">
            <text:p>0</text:p>
          </table:table-cell>
          <table:table-cell table:formula="of:=[.B67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68]/750" office:value-type="float" office:value="0" calcext:value-type="float">
            <text:p>0</text:p>
          </table:table-cell>
          <table:table-cell table:formula="of:=[.B68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69]/750" office:value-type="float" office:value="0" calcext:value-type="float">
            <text:p>0</text:p>
          </table:table-cell>
          <table:table-cell table:formula="of:=[.B69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70]/750" office:value-type="float" office:value="0" calcext:value-type="float">
            <text:p>0</text:p>
          </table:table-cell>
          <table:table-cell table:formula="of:=[.B70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A71]/750" office:value-type="float" office:value="0" calcext:value-type="float">
            <text:p>0</text:p>
          </table:table-cell>
          <table:table-cell table:formula="of:=[.B71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72]/750" office:value-type="float" office:value="0" calcext:value-type="float">
            <text:p>0</text:p>
          </table:table-cell>
          <table:table-cell table:formula="of:=[.B72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A73]/750" office:value-type="float" office:value="0" calcext:value-type="float">
            <text:p>0</text:p>
          </table:table-cell>
          <table:table-cell table:formula="of:=[.B73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74]/750" office:value-type="float" office:value="0" calcext:value-type="float">
            <text:p>0</text:p>
          </table:table-cell>
          <table:table-cell table:formula="of:=[.B74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A75]/750" office:value-type="float" office:value="0" calcext:value-type="float">
            <text:p>0</text:p>
          </table:table-cell>
          <table:table-cell table:formula="of:=[.B75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A76]/750" office:value-type="float" office:value="0" calcext:value-type="float">
            <text:p>0</text:p>
          </table:table-cell>
          <table:table-cell table:formula="of:=[.B76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A77]/750" office:value-type="float" office:value="0" calcext:value-type="float">
            <text:p>0</text:p>
          </table:table-cell>
          <table:table-cell table:formula="of:=[.B77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78]/750" office:value-type="float" office:value="0" calcext:value-type="float">
            <text:p>0</text:p>
          </table:table-cell>
          <table:table-cell table:formula="of:=[.B78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79]/750" office:value-type="float" office:value="0" calcext:value-type="float">
            <text:p>0</text:p>
          </table:table-cell>
          <table:table-cell table:formula="of:=[.B79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80]/750" office:value-type="float" office:value="0" calcext:value-type="float">
            <text:p>0</text:p>
          </table:table-cell>
          <table:table-cell table:formula="of:=[.B80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A81]/750" office:value-type="float" office:value="0" calcext:value-type="float">
            <text:p>0</text:p>
          </table:table-cell>
          <table:table-cell table:formula="of:=[.B81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A82]/750" office:value-type="float" office:value="0" calcext:value-type="float">
            <text:p>0</text:p>
          </table:table-cell>
          <table:table-cell table:formula="of:=[.B82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83]/750" office:value-type="float" office:value="0" calcext:value-type="float">
            <text:p>0</text:p>
          </table:table-cell>
          <table:table-cell table:formula="of:=[.B83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A84]/750" office:value-type="float" office:value="0" calcext:value-type="float">
            <text:p>0</text:p>
          </table:table-cell>
          <table:table-cell table:formula="of:=[.B84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A85]/750" office:value-type="float" office:value="0" calcext:value-type="float">
            <text:p>0</text:p>
          </table:table-cell>
          <table:table-cell table:formula="of:=[.B85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A86]/750" office:value-type="float" office:value="0" calcext:value-type="float">
            <text:p>0</text:p>
          </table:table-cell>
          <table:table-cell table:formula="of:=[.B86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87]/750" office:value-type="float" office:value="0" calcext:value-type="float">
            <text:p>0</text:p>
          </table:table-cell>
          <table:table-cell table:formula="of:=[.B87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88]/750" office:value-type="float" office:value="0" calcext:value-type="float">
            <text:p>0</text:p>
          </table:table-cell>
          <table:table-cell table:formula="of:=[.B88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A89]/750" office:value-type="float" office:value="0" calcext:value-type="float">
            <text:p>0</text:p>
          </table:table-cell>
          <table:table-cell table:formula="of:=[.B89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90]/750" office:value-type="float" office:value="0" calcext:value-type="float">
            <text:p>0</text:p>
          </table:table-cell>
          <table:table-cell table:formula="of:=[.B90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A91]/750" office:value-type="float" office:value="0" calcext:value-type="float">
            <text:p>0</text:p>
          </table:table-cell>
          <table:table-cell table:formula="of:=[.B91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92]/750" office:value-type="float" office:value="0" calcext:value-type="float">
            <text:p>0</text:p>
          </table:table-cell>
          <table:table-cell table:formula="of:=[.B92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A93]/750" office:value-type="float" office:value="0" calcext:value-type="float">
            <text:p>0</text:p>
          </table:table-cell>
          <table:table-cell table:formula="of:=[.B93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A94]/750" office:value-type="float" office:value="0" calcext:value-type="float">
            <text:p>0</text:p>
          </table:table-cell>
          <table:table-cell table:formula="of:=[.B94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A95]/750" office:value-type="float" office:value="0" calcext:value-type="float">
            <text:p>0</text:p>
          </table:table-cell>
          <table:table-cell table:formula="of:=[.B95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96]/750" office:value-type="float" office:value="0" calcext:value-type="float">
            <text:p>0</text:p>
          </table:table-cell>
          <table:table-cell table:formula="of:=[.B96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A97]/750" office:value-type="float" office:value="0" calcext:value-type="float">
            <text:p>0</text:p>
          </table:table-cell>
          <table:table-cell table:formula="of:=[.B97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A98]/750" office:value-type="float" office:value="0" calcext:value-type="float">
            <text:p>0</text:p>
          </table:table-cell>
          <table:table-cell table:formula="of:=[.B98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A99]/750" office:value-type="float" office:value="0" calcext:value-type="float">
            <text:p>0</text:p>
          </table:table-cell>
          <table:table-cell table:formula="of:=[.B99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100]/750" office:value-type="float" office:value="0" calcext:value-type="float">
            <text:p>0</text:p>
          </table:table-cell>
          <table:table-cell table:formula="of:=[.B100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A101]/750" office:value-type="float" office:value="0" calcext:value-type="float">
            <text:p>0</text:p>
          </table:table-cell>
          <table:table-cell table:formula="of:=[.B101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A102]/750" office:value-type="float" office:value="0" calcext:value-type="float">
            <text:p>0</text:p>
          </table:table-cell>
          <table:table-cell table:formula="of:=[.B102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A103]/750" office:value-type="float" office:value="0" calcext:value-type="float">
            <text:p>0</text:p>
          </table:table-cell>
          <table:table-cell table:formula="of:=[.B103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A104]/750" office:value-type="float" office:value="0" calcext:value-type="float">
            <text:p>0</text:p>
          </table:table-cell>
          <table:table-cell table:formula="of:=[.B104]/102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05]/750" office:value-type="float" office:value="0" calcext:value-type="float">
            <text:p>0</text:p>
          </table:table-cell>
          <table:table-cell table:formula="of:=[.B105]/10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06]/750" office:value-type="float" office:value="0" calcext:value-type="float">
            <text:p>0</text:p>
          </table:table-cell>
          <table:table-cell table:formula="of:=[.B106]/10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07]/750" office:value-type="float" office:value="0" calcext:value-type="float">
            <text:p>0</text:p>
          </table:table-cell>
          <table:table-cell table:formula="of:=[.B107]/10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08]/750" office:value-type="float" office:value="0" calcext:value-type="float">
            <text:p>0</text:p>
          </table:table-cell>
          <table:table-cell table:formula="of:=[.B108]/10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09]/750" office:value-type="float" office:value="0" calcext:value-type="float">
            <text:p>0</text:p>
          </table:table-cell>
          <table:table-cell table:formula="of:=[.B109]/10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10]/750" office:value-type="float" office:value="0" calcext:value-type="float">
            <text:p>0</text:p>
          </table:table-cell>
          <table:table-cell table:formula="of:=[.B110]/10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11]/750" office:value-type="float" office:value="0" calcext:value-type="float">
            <text:p>0</text:p>
          </table:table-cell>
          <table:table-cell table:formula="of:=[.B111]/10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12]/750" office:value-type="float" office:value="0" calcext:value-type="float">
            <text:p>0</text:p>
          </table:table-cell>
          <table:table-cell table:formula="of:=[.B112]/102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13]/750" office:value-type="float" office:value="0" calcext:value-type="float">
            <text:p>0</text:p>
          </table:table-cell>
          <table:table-cell table:formula="of:=[.B11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14]/750" office:value-type="float" office:value="0.00133333333333333" calcext:value-type="float">
            <text:p>0,001333333333333</text:p>
          </table:table-cell>
          <table:table-cell table:formula="of:=[.B11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15]/750" office:value-type="float" office:value="0.00266666666666667" calcext:value-type="float">
            <text:p>0,002666666666667</text:p>
          </table:table-cell>
          <table:table-cell table:formula="of:=[.B11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16]/750" office:value-type="float" office:value="0.004" calcext:value-type="float">
            <text:p>0,004</text:p>
          </table:table-cell>
          <table:table-cell table:formula="of:=[.B11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17]/750" office:value-type="float" office:value="0.00533333333333333" calcext:value-type="float">
            <text:p>0,005333333333333</text:p>
          </table:table-cell>
          <table:table-cell table:formula="of:=[.B11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18]/750" office:value-type="float" office:value="0.00666666666666667" calcext:value-type="float">
            <text:p>0,006666666666667</text:p>
          </table:table-cell>
          <table:table-cell table:formula="of:=[.B11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19]/750" office:value-type="float" office:value="0.008" calcext:value-type="float">
            <text:p>0,008</text:p>
          </table:table-cell>
          <table:table-cell table:formula="of:=[.B119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20]/750" office:value-type="float" office:value="0.00933333333333333" calcext:value-type="float">
            <text:p>0,009333333333333</text:p>
          </table:table-cell>
          <table:table-cell table:formula="of:=[.B120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21]/750" office:value-type="float" office:value="0.0106666666666667" calcext:value-type="float">
            <text:p>0,010666666666667</text:p>
          </table:table-cell>
          <table:table-cell table:formula="of:=[.B121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22]/750" office:value-type="float" office:value="0.012" calcext:value-type="float">
            <text:p>0,012</text:p>
          </table:table-cell>
          <table:table-cell table:formula="of:=[.B122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23]/750" office:value-type="float" office:value="0.0133333333333333" calcext:value-type="float">
            <text:p>0,013333333333333</text:p>
          </table:table-cell>
          <table:table-cell table:formula="of:=[.B12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24]/750" office:value-type="float" office:value="0.0146666666666667" calcext:value-type="float">
            <text:p>0,014666666666667</text:p>
          </table:table-cell>
          <table:table-cell table:formula="of:=[.B12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25]/750" office:value-type="float" office:value="0.016" calcext:value-type="float">
            <text:p>0,016</text:p>
          </table:table-cell>
          <table:table-cell table:formula="of:=[.B12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26]/750" office:value-type="float" office:value="0.0173333333333333" calcext:value-type="float">
            <text:p>0,017333333333333</text:p>
          </table:table-cell>
          <table:table-cell table:formula="of:=[.B12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27]/750" office:value-type="float" office:value="0.0186666666666667" calcext:value-type="float">
            <text:p>0,018666666666667</text:p>
          </table:table-cell>
          <table:table-cell table:formula="of:=[.B12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28]/750" office:value-type="float" office:value="0.02" calcext:value-type="float">
            <text:p>0,02</text:p>
          </table:table-cell>
          <table:table-cell table:formula="of:=[.B12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29]/750" office:value-type="float" office:value="0.0213333333333333" calcext:value-type="float">
            <text:p>0,021333333333333</text:p>
          </table:table-cell>
          <table:table-cell table:formula="of:=[.B129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30]/750" office:value-type="float" office:value="0.0226666666666667" calcext:value-type="float">
            <text:p>0,022666666666667</text:p>
          </table:table-cell>
          <table:table-cell table:formula="of:=[.B130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31]/750" office:value-type="float" office:value="0.024" calcext:value-type="float">
            <text:p>0,024</text:p>
          </table:table-cell>
          <table:table-cell table:formula="of:=[.B131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32]/750" office:value-type="float" office:value="0.0253333333333333" calcext:value-type="float">
            <text:p>0,025333333333333</text:p>
          </table:table-cell>
          <table:table-cell table:formula="of:=[.B132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33]/750" office:value-type="float" office:value="0.0266666666666667" calcext:value-type="float">
            <text:p>0,026666666666667</text:p>
          </table:table-cell>
          <table:table-cell table:formula="of:=[.B13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34]/750" office:value-type="float" office:value="0.028" calcext:value-type="float">
            <text:p>0,028</text:p>
          </table:table-cell>
          <table:table-cell table:formula="of:=[.B13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35]/750" office:value-type="float" office:value="0.0293333333333333" calcext:value-type="float">
            <text:p>0,029333333333333</text:p>
          </table:table-cell>
          <table:table-cell table:formula="of:=[.B13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36]/750" office:value-type="float" office:value="0.0306666666666667" calcext:value-type="float">
            <text:p>0,030666666666667</text:p>
          </table:table-cell>
          <table:table-cell table:formula="of:=[.B13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37]/750" office:value-type="float" office:value="0.032" calcext:value-type="float">
            <text:p>0,032</text:p>
          </table:table-cell>
          <table:table-cell table:formula="of:=[.B13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38]/750" office:value-type="float" office:value="0.0333333333333333" calcext:value-type="float">
            <text:p>0,033333333333333</text:p>
          </table:table-cell>
          <table:table-cell table:formula="of:=[.B13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39]/750" office:value-type="float" office:value="0.0346666666666667" calcext:value-type="float">
            <text:p>0,034666666666667</text:p>
          </table:table-cell>
          <table:table-cell table:formula="of:=[.B139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40]/750" office:value-type="float" office:value="0.036" calcext:value-type="float">
            <text:p>0,036</text:p>
          </table:table-cell>
          <table:table-cell table:formula="of:=[.B140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41]/750" office:value-type="float" office:value="0.0373333333333333" calcext:value-type="float">
            <text:p>0,037333333333333</text:p>
          </table:table-cell>
          <table:table-cell table:formula="of:=[.B141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42]/750" office:value-type="float" office:value="0.0386666666666667" calcext:value-type="float">
            <text:p>0,038666666666667</text:p>
          </table:table-cell>
          <table:table-cell table:formula="of:=[.B142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43]/750" office:value-type="float" office:value="0.04" calcext:value-type="float">
            <text:p>0,04</text:p>
          </table:table-cell>
          <table:table-cell table:formula="of:=[.B14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44]/750" office:value-type="float" office:value="0.0413333333333333" calcext:value-type="float">
            <text:p>0,041333333333333</text:p>
          </table:table-cell>
          <table:table-cell table:formula="of:=[.B14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45]/750" office:value-type="float" office:value="0.0426666666666667" calcext:value-type="float">
            <text:p>0,042666666666667</text:p>
          </table:table-cell>
          <table:table-cell table:formula="of:=[.B14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46]/750" office:value-type="float" office:value="0.044" calcext:value-type="float">
            <text:p>0,044</text:p>
          </table:table-cell>
          <table:table-cell table:formula="of:=[.B14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47]/750" office:value-type="float" office:value="0.0453333333333333" calcext:value-type="float">
            <text:p>0,045333333333333</text:p>
          </table:table-cell>
          <table:table-cell table:formula="of:=[.B14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48]/750" office:value-type="float" office:value="0.0466666666666667" calcext:value-type="float">
            <text:p>0,046666666666667</text:p>
          </table:table-cell>
          <table:table-cell table:formula="of:=[.B14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49]/750" office:value-type="float" office:value="0.048" calcext:value-type="float">
            <text:p>0,048</text:p>
          </table:table-cell>
          <table:table-cell table:formula="of:=[.B149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50]/750" office:value-type="float" office:value="0.0493333333333333" calcext:value-type="float">
            <text:p>0,049333333333333</text:p>
          </table:table-cell>
          <table:table-cell table:formula="of:=[.B150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51]/750" office:value-type="float" office:value="0.0506666666666667" calcext:value-type="float">
            <text:p>0,050666666666667</text:p>
          </table:table-cell>
          <table:table-cell table:formula="of:=[.B151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52]/750" office:value-type="float" office:value="0.052" calcext:value-type="float">
            <text:p>0,052</text:p>
          </table:table-cell>
          <table:table-cell table:formula="of:=[.B152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53]/750" office:value-type="float" office:value="0.0533333333333333" calcext:value-type="float">
            <text:p>0,053333333333333</text:p>
          </table:table-cell>
          <table:table-cell table:formula="of:=[.B15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54]/750" office:value-type="float" office:value="0.0546666666666667" calcext:value-type="float">
            <text:p>0,054666666666667</text:p>
          </table:table-cell>
          <table:table-cell table:formula="of:=[.B15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55]/750" office:value-type="float" office:value="0.056" calcext:value-type="float">
            <text:p>0,056</text:p>
          </table:table-cell>
          <table:table-cell table:formula="of:=[.B15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56]/750" office:value-type="float" office:value="0.0573333333333333" calcext:value-type="float">
            <text:p>0,057333333333333</text:p>
          </table:table-cell>
          <table:table-cell table:formula="of:=[.B15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57]/750" office:value-type="float" office:value="0.0586666666666667" calcext:value-type="float">
            <text:p>0,058666666666667</text:p>
          </table:table-cell>
          <table:table-cell table:formula="of:=[.B15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58]/750" office:value-type="float" office:value="0.06" calcext:value-type="float">
            <text:p>0,06</text:p>
          </table:table-cell>
          <table:table-cell table:formula="of:=[.B15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59]/750" office:value-type="float" office:value="0.0613333333333333" calcext:value-type="float">
            <text:p>0,061333333333333</text:p>
          </table:table-cell>
          <table:table-cell table:formula="of:=[.B159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60]/750" office:value-type="float" office:value="0.0626666666666667" calcext:value-type="float">
            <text:p>0,062666666666667</text:p>
          </table:table-cell>
          <table:table-cell table:formula="of:=[.B160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61]/750" office:value-type="float" office:value="0.064" calcext:value-type="float">
            <text:p>0,064</text:p>
          </table:table-cell>
          <table:table-cell table:formula="of:=[.B161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62]/750" office:value-type="float" office:value="0.0653333333333333" calcext:value-type="float">
            <text:p>0,065333333333333</text:p>
          </table:table-cell>
          <table:table-cell table:formula="of:=[.B162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63]/750" office:value-type="float" office:value="0.0666666666666667" calcext:value-type="float">
            <text:p>0,066666666666667</text:p>
          </table:table-cell>
          <table:table-cell table:formula="of:=[.B16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64]/750" office:value-type="float" office:value="0.068" calcext:value-type="float">
            <text:p>0,068</text:p>
          </table:table-cell>
          <table:table-cell table:formula="of:=[.B16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65]/750" office:value-type="float" office:value="0.0693333333333333" calcext:value-type="float">
            <text:p>0,069333333333333</text:p>
          </table:table-cell>
          <table:table-cell table:formula="of:=[.B16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66]/750" office:value-type="float" office:value="0.0706666666666667" calcext:value-type="float">
            <text:p>0,070666666666667</text:p>
          </table:table-cell>
          <table:table-cell table:formula="of:=[.B16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67]/750" office:value-type="float" office:value="0.072" calcext:value-type="float">
            <text:p>0,072</text:p>
          </table:table-cell>
          <table:table-cell table:formula="of:=[.B16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68]/750" office:value-type="float" office:value="0.0733333333333333" calcext:value-type="float">
            <text:p>0,073333333333333</text:p>
          </table:table-cell>
          <table:table-cell table:formula="of:=[.B16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69]/750" office:value-type="float" office:value="0.0746666666666667" calcext:value-type="float">
            <text:p>0,074666666666667</text:p>
          </table:table-cell>
          <table:table-cell table:formula="of:=[.B169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70]/750" office:value-type="float" office:value="0.076" calcext:value-type="float">
            <text:p>0,076</text:p>
          </table:table-cell>
          <table:table-cell table:formula="of:=[.B170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71]/750" office:value-type="float" office:value="0.0773333333333333" calcext:value-type="float">
            <text:p>0,077333333333333</text:p>
          </table:table-cell>
          <table:table-cell table:formula="of:=[.B171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72]/750" office:value-type="float" office:value="0.0786666666666667" calcext:value-type="float">
            <text:p>0,078666666666667</text:p>
          </table:table-cell>
          <table:table-cell table:formula="of:=[.B172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73]/750" office:value-type="float" office:value="0.08" calcext:value-type="float">
            <text:p>0,08</text:p>
          </table:table-cell>
          <table:table-cell table:formula="of:=[.B17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74]/750" office:value-type="float" office:value="0.0813333333333333" calcext:value-type="float">
            <text:p>0,081333333333333</text:p>
          </table:table-cell>
          <table:table-cell table:formula="of:=[.B17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75]/750" office:value-type="float" office:value="0.0826666666666667" calcext:value-type="float">
            <text:p>0,082666666666667</text:p>
          </table:table-cell>
          <table:table-cell table:formula="of:=[.B17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76]/750" office:value-type="float" office:value="0.084" calcext:value-type="float">
            <text:p>0,084</text:p>
          </table:table-cell>
          <table:table-cell table:formula="of:=[.B17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77]/750" office:value-type="float" office:value="0.0853333333333333" calcext:value-type="float">
            <text:p>0,085333333333333</text:p>
          </table:table-cell>
          <table:table-cell table:formula="of:=[.B17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78]/750" office:value-type="float" office:value="0.0866666666666667" calcext:value-type="float">
            <text:p>0,086666666666667</text:p>
          </table:table-cell>
          <table:table-cell table:formula="of:=[.B17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79]/750" office:value-type="float" office:value="0.088" calcext:value-type="float">
            <text:p>0,088</text:p>
          </table:table-cell>
          <table:table-cell table:formula="of:=[.B179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80]/750" office:value-type="float" office:value="0.0893333333333333" calcext:value-type="float">
            <text:p>0,089333333333333</text:p>
          </table:table-cell>
          <table:table-cell table:formula="of:=[.B180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81]/750" office:value-type="float" office:value="0.0906666666666667" calcext:value-type="float">
            <text:p>0,090666666666667</text:p>
          </table:table-cell>
          <table:table-cell table:formula="of:=[.B181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82]/750" office:value-type="float" office:value="0.092" calcext:value-type="float">
            <text:p>0,092</text:p>
          </table:table-cell>
          <table:table-cell table:formula="of:=[.B182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83]/750" office:value-type="float" office:value="0.0933333333333333" calcext:value-type="float">
            <text:p>0,093333333333333</text:p>
          </table:table-cell>
          <table:table-cell table:formula="of:=[.B18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84]/750" office:value-type="float" office:value="0.0946666666666667" calcext:value-type="float">
            <text:p>0,094666666666667</text:p>
          </table:table-cell>
          <table:table-cell table:formula="of:=[.B18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85]/750" office:value-type="float" office:value="0.096" calcext:value-type="float">
            <text:p>0,096</text:p>
          </table:table-cell>
          <table:table-cell table:formula="of:=[.B18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86]/750" office:value-type="float" office:value="0.0973333333333333" calcext:value-type="float">
            <text:p>0,097333333333333</text:p>
          </table:table-cell>
          <table:table-cell table:formula="of:=[.B18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87]/750" office:value-type="float" office:value="0.0986666666666667" calcext:value-type="float">
            <text:p>0,098666666666667</text:p>
          </table:table-cell>
          <table:table-cell table:formula="of:=[.B18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88]/750" office:value-type="float" office:value="0.1" calcext:value-type="float">
            <text:p>0,1</text:p>
          </table:table-cell>
          <table:table-cell table:formula="of:=[.B18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89]/750" office:value-type="float" office:value="0.101333333333333" calcext:value-type="float">
            <text:p>0,101333333333333</text:p>
          </table:table-cell>
          <table:table-cell table:formula="of:=[.B189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90]/750" office:value-type="float" office:value="0.102666666666667" calcext:value-type="float">
            <text:p>0,102666666666667</text:p>
          </table:table-cell>
          <table:table-cell table:formula="of:=[.B190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91]/750" office:value-type="float" office:value="0.104" calcext:value-type="float">
            <text:p>0,104</text:p>
          </table:table-cell>
          <table:table-cell table:formula="of:=[.B191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92]/750" office:value-type="float" office:value="0.105333333333333" calcext:value-type="float">
            <text:p>0,105333333333333</text:p>
          </table:table-cell>
          <table:table-cell table:formula="of:=[.B192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93]/750" office:value-type="float" office:value="0.106666666666667" calcext:value-type="float">
            <text:p>0,106666666666667</text:p>
          </table:table-cell>
          <table:table-cell table:formula="of:=[.B19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94]/750" office:value-type="float" office:value="0.108" calcext:value-type="float">
            <text:p>0,108</text:p>
          </table:table-cell>
          <table:table-cell table:formula="of:=[.B19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95]/750" office:value-type="float" office:value="0.109333333333333" calcext:value-type="float">
            <text:p>0,109333333333333</text:p>
          </table:table-cell>
          <table:table-cell table:formula="of:=[.B19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96]/750" office:value-type="float" office:value="0.110666666666667" calcext:value-type="float">
            <text:p>0,110666666666667</text:p>
          </table:table-cell>
          <table:table-cell table:formula="of:=[.B19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97]/750" office:value-type="float" office:value="0.112" calcext:value-type="float">
            <text:p>0,112</text:p>
          </table:table-cell>
          <table:table-cell table:formula="of:=[.B19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98]/750" office:value-type="float" office:value="0.113333333333333" calcext:value-type="float">
            <text:p>0,113333333333333</text:p>
          </table:table-cell>
          <table:table-cell table:formula="of:=[.B19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199]/750" office:value-type="float" office:value="0.114666666666667" calcext:value-type="float">
            <text:p>0,114666666666667</text:p>
          </table:table-cell>
          <table:table-cell table:formula="of:=[.B199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00]/750" office:value-type="float" office:value="0.116" calcext:value-type="float">
            <text:p>0,116</text:p>
          </table:table-cell>
          <table:table-cell table:formula="of:=[.B200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01]/750" office:value-type="float" office:value="0.117333333333333" calcext:value-type="float">
            <text:p>0,117333333333333</text:p>
          </table:table-cell>
          <table:table-cell table:formula="of:=[.B201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02]/750" office:value-type="float" office:value="0.118666666666667" calcext:value-type="float">
            <text:p>0,118666666666667</text:p>
          </table:table-cell>
          <table:table-cell table:formula="of:=[.B202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03]/750" office:value-type="float" office:value="0.12" calcext:value-type="float">
            <text:p>0,12</text:p>
          </table:table-cell>
          <table:table-cell table:formula="of:=[.B20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04]/750" office:value-type="float" office:value="0.121333333333333" calcext:value-type="float">
            <text:p>0,121333333333333</text:p>
          </table:table-cell>
          <table:table-cell table:formula="of:=[.B20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05]/750" office:value-type="float" office:value="0.122666666666667" calcext:value-type="float">
            <text:p>0,122666666666667</text:p>
          </table:table-cell>
          <table:table-cell table:formula="of:=[.B20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06]/750" office:value-type="float" office:value="0.124" calcext:value-type="float">
            <text:p>0,124</text:p>
          </table:table-cell>
          <table:table-cell table:formula="of:=[.B20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07]/750" office:value-type="float" office:value="0.125333333333333" calcext:value-type="float">
            <text:p>0,125333333333333</text:p>
          </table:table-cell>
          <table:table-cell table:formula="of:=[.B20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08]/750" office:value-type="float" office:value="0.126666666666667" calcext:value-type="float">
            <text:p>0,126666666666667</text:p>
          </table:table-cell>
          <table:table-cell table:formula="of:=[.B20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09]/750" office:value-type="float" office:value="0.128" calcext:value-type="float">
            <text:p>0,128</text:p>
          </table:table-cell>
          <table:table-cell table:formula="of:=[.B209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10]/750" office:value-type="float" office:value="0.129333333333333" calcext:value-type="float">
            <text:p>0,129333333333333</text:p>
          </table:table-cell>
          <table:table-cell table:formula="of:=[.B210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11]/750" office:value-type="float" office:value="0.130666666666667" calcext:value-type="float">
            <text:p>0,130666666666667</text:p>
          </table:table-cell>
          <table:table-cell table:formula="of:=[.B211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12]/750" office:value-type="float" office:value="0.132" calcext:value-type="float">
            <text:p>0,132</text:p>
          </table:table-cell>
          <table:table-cell table:formula="of:=[.B212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13]/750" office:value-type="float" office:value="0.133333333333333" calcext:value-type="float">
            <text:p>0,133333333333333</text:p>
          </table:table-cell>
          <table:table-cell table:formula="of:=[.B21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14]/750" office:value-type="float" office:value="0.134666666666667" calcext:value-type="float">
            <text:p>0,134666666666667</text:p>
          </table:table-cell>
          <table:table-cell table:formula="of:=[.B21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15]/750" office:value-type="float" office:value="0.136" calcext:value-type="float">
            <text:p>0,136</text:p>
          </table:table-cell>
          <table:table-cell table:formula="of:=[.B21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16]/750" office:value-type="float" office:value="0.137333333333333" calcext:value-type="float">
            <text:p>0,137333333333333</text:p>
          </table:table-cell>
          <table:table-cell table:formula="of:=[.B21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17]/750" office:value-type="float" office:value="0.138666666666667" calcext:value-type="float">
            <text:p>0,138666666666667</text:p>
          </table:table-cell>
          <table:table-cell table:formula="of:=[.B21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18]/750" office:value-type="float" office:value="0.14" calcext:value-type="float">
            <text:p>0,14</text:p>
          </table:table-cell>
          <table:table-cell table:formula="of:=[.B21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19]/750" office:value-type="float" office:value="0.141333333333333" calcext:value-type="float">
            <text:p>0,141333333333333</text:p>
          </table:table-cell>
          <table:table-cell table:formula="of:=[.B219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20]/750" office:value-type="float" office:value="0.142666666666667" calcext:value-type="float">
            <text:p>0,142666666666667</text:p>
          </table:table-cell>
          <table:table-cell table:formula="of:=[.B220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21]/750" office:value-type="float" office:value="0.144" calcext:value-type="float">
            <text:p>0,144</text:p>
          </table:table-cell>
          <table:table-cell table:formula="of:=[.B221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22]/750" office:value-type="float" office:value="0.145333333333333" calcext:value-type="float">
            <text:p>0,145333333333333</text:p>
          </table:table-cell>
          <table:table-cell table:formula="of:=[.B222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23]/750" office:value-type="float" office:value="0.146666666666667" calcext:value-type="float">
            <text:p>0,146666666666667</text:p>
          </table:table-cell>
          <table:table-cell table:formula="of:=[.B223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24]/750" office:value-type="float" office:value="0.148" calcext:value-type="float">
            <text:p>0,148</text:p>
          </table:table-cell>
          <table:table-cell table:formula="of:=[.B224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25]/750" office:value-type="float" office:value="0.149333333333333" calcext:value-type="float">
            <text:p>0,149333333333333</text:p>
          </table:table-cell>
          <table:table-cell table:formula="of:=[.B225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26]/750" office:value-type="float" office:value="0.150666666666667" calcext:value-type="float">
            <text:p>0,150666666666667</text:p>
          </table:table-cell>
          <table:table-cell table:formula="of:=[.B226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27]/750" office:value-type="float" office:value="0.152" calcext:value-type="float">
            <text:p>0,152</text:p>
          </table:table-cell>
          <table:table-cell table:formula="of:=[.B227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28]/750" office:value-type="float" office:value="0.153333333333333" calcext:value-type="float">
            <text:p>0,153333333333333</text:p>
          </table:table-cell>
          <table:table-cell table:formula="of:=[.B228]/10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29]/750" office:value-type="float" office:value="0.153333333333333" calcext:value-type="float">
            <text:p>0,153333333333333</text:p>
          </table:table-cell>
          <table:table-cell table:formula="of:=[.B229]/1025" office:value-type="float" office:value="0.000975609756097561" calcext:value-type="float">
            <text:p>0,0009756097560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30]/750" office:value-type="float" office:value="0.153333333333333" calcext:value-type="float">
            <text:p>0,153333333333333</text:p>
          </table:table-cell>
          <table:table-cell table:formula="of:=[.B230]/1025" office:value-type="float" office:value="0.00195121951219512" calcext:value-type="float">
            <text:p>0,0019512195121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31]/750" office:value-type="float" office:value="0.153333333333333" calcext:value-type="float">
            <text:p>0,153333333333333</text:p>
          </table:table-cell>
          <table:table-cell table:formula="of:=[.B231]/1025" office:value-type="float" office:value="0.00292682926829268" calcext:value-type="float">
            <text:p>0,0029268292682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32]/750" office:value-type="float" office:value="0.153333333333333" calcext:value-type="float">
            <text:p>0,153333333333333</text:p>
          </table:table-cell>
          <table:table-cell table:formula="of:=[.B232]/1025" office:value-type="float" office:value="0.00390243902439024" calcext:value-type="float">
            <text:p>0,003902439024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33]/750" office:value-type="float" office:value="0.153333333333333" calcext:value-type="float">
            <text:p>0,153333333333333</text:p>
          </table:table-cell>
          <table:table-cell table:formula="of:=[.B233]/1025" office:value-type="float" office:value="0.00487804878048781" calcext:value-type="float">
            <text:p>0,0048780487804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34]/750" office:value-type="float" office:value="0.153333333333333" calcext:value-type="float">
            <text:p>0,153333333333333</text:p>
          </table:table-cell>
          <table:table-cell table:formula="of:=[.B234]/1025" office:value-type="float" office:value="0.00585365853658537" calcext:value-type="float">
            <text:p>0,0058536585365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35]/750" office:value-type="float" office:value="0.153333333333333" calcext:value-type="float">
            <text:p>0,153333333333333</text:p>
          </table:table-cell>
          <table:table-cell table:formula="of:=[.B235]/1025" office:value-type="float" office:value="0.00682926829268293" calcext:value-type="float">
            <text:p>0,0068292682926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36]/750" office:value-type="float" office:value="0.153333333333333" calcext:value-type="float">
            <text:p>0,153333333333333</text:p>
          </table:table-cell>
          <table:table-cell table:formula="of:=[.B236]/1025" office:value-type="float" office:value="0.00780487804878049" calcext:value-type="float">
            <text:p>0,0078048780487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37]/750" office:value-type="float" office:value="0.153333333333333" calcext:value-type="float">
            <text:p>0,153333333333333</text:p>
          </table:table-cell>
          <table:table-cell table:formula="of:=[.B237]/1025" office:value-type="float" office:value="0.00878048780487805" calcext:value-type="float">
            <text:p>0,00878048780487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38]/750" office:value-type="float" office:value="0.153333333333333" calcext:value-type="float">
            <text:p>0,153333333333333</text:p>
          </table:table-cell>
          <table:table-cell table:formula="of:=[.B238]/1025" office:value-type="float" office:value="0.00975609756097561" calcext:value-type="float">
            <text:p>0,0097560975609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39]/750" office:value-type="float" office:value="0.153333333333333" calcext:value-type="float">
            <text:p>0,153333333333333</text:p>
          </table:table-cell>
          <table:table-cell table:formula="of:=[.B239]/1025" office:value-type="float" office:value="0.0107317073170732" calcext:value-type="float">
            <text:p>0,0107317073170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40]/750" office:value-type="float" office:value="0.153333333333333" calcext:value-type="float">
            <text:p>0,153333333333333</text:p>
          </table:table-cell>
          <table:table-cell table:formula="of:=[.B240]/1025" office:value-type="float" office:value="0.0117073170731707" calcext:value-type="float">
            <text:p>0,0117073170731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41]/750" office:value-type="float" office:value="0.153333333333333" calcext:value-type="float">
            <text:p>0,153333333333333</text:p>
          </table:table-cell>
          <table:table-cell table:formula="of:=[.B241]/1025" office:value-type="float" office:value="0.0126829268292683" calcext:value-type="float">
            <text:p>0,0126829268292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42]/750" office:value-type="float" office:value="0.153333333333333" calcext:value-type="float">
            <text:p>0,153333333333333</text:p>
          </table:table-cell>
          <table:table-cell table:formula="of:=[.B242]/1025" office:value-type="float" office:value="0.0136585365853659" calcext:value-type="float">
            <text:p>0,0136585365853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43]/750" office:value-type="float" office:value="0.153333333333333" calcext:value-type="float">
            <text:p>0,153333333333333</text:p>
          </table:table-cell>
          <table:table-cell table:formula="of:=[.B243]/1025" office:value-type="float" office:value="0.0146341463414634" calcext:value-type="float">
            <text:p>0,0146341463414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44]/750" office:value-type="float" office:value="0.153333333333333" calcext:value-type="float">
            <text:p>0,153333333333333</text:p>
          </table:table-cell>
          <table:table-cell table:formula="of:=[.B244]/1025" office:value-type="float" office:value="0.015609756097561" calcext:value-type="float">
            <text:p>0,0156097560975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45]/750" office:value-type="float" office:value="0.153333333333333" calcext:value-type="float">
            <text:p>0,153333333333333</text:p>
          </table:table-cell>
          <table:table-cell table:formula="of:=[.B245]/1025" office:value-type="float" office:value="0.0165853658536585" calcext:value-type="float">
            <text:p>0,0165853658536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46]/750" office:value-type="float" office:value="0.153333333333333" calcext:value-type="float">
            <text:p>0,153333333333333</text:p>
          </table:table-cell>
          <table:table-cell table:formula="of:=[.B246]/1025" office:value-type="float" office:value="0.0175609756097561" calcext:value-type="float">
            <text:p>0,0175609756097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47]/750" office:value-type="float" office:value="0.153333333333333" calcext:value-type="float">
            <text:p>0,153333333333333</text:p>
          </table:table-cell>
          <table:table-cell table:formula="of:=[.B247]/1025" office:value-type="float" office:value="0.0185365853658537" calcext:value-type="float">
            <text:p>0,0185365853658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48]/750" office:value-type="float" office:value="0.153333333333333" calcext:value-type="float">
            <text:p>0,153333333333333</text:p>
          </table:table-cell>
          <table:table-cell table:formula="of:=[.B248]/1025" office:value-type="float" office:value="0.0195121951219512" calcext:value-type="float">
            <text:p>0,0195121951219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249]/750" office:value-type="float" office:value="0.153333333333333" calcext:value-type="float">
            <text:p>0,153333333333333</text:p>
          </table:table-cell>
          <table:table-cell table:formula="of:=[.B24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A250]/750" office:value-type="float" office:value="0.153333333333333" calcext:value-type="float">
            <text:p>0,153333333333333</text:p>
          </table:table-cell>
          <table:table-cell table:formula="of:=[.B25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A251]/750" office:value-type="float" office:value="0.153333333333333" calcext:value-type="float">
            <text:p>0,153333333333333</text:p>
          </table:table-cell>
          <table:table-cell table:formula="of:=[.B25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A252]/750" office:value-type="float" office:value="0.153333333333333" calcext:value-type="float">
            <text:p>0,153333333333333</text:p>
          </table:table-cell>
          <table:table-cell table:formula="of:=[.B25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A253]/750" office:value-type="float" office:value="0.153333333333333" calcext:value-type="float">
            <text:p>0,153333333333333</text:p>
          </table:table-cell>
          <table:table-cell table:formula="of:=[.B25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A254]/750" office:value-type="float" office:value="0.153333333333333" calcext:value-type="float">
            <text:p>0,153333333333333</text:p>
          </table:table-cell>
          <table:table-cell table:formula="of:=[.B25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A255]/750" office:value-type="float" office:value="0.153333333333333" calcext:value-type="float">
            <text:p>0,153333333333333</text:p>
          </table:table-cell>
          <table:table-cell table:formula="of:=[.B25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A256]/750" office:value-type="float" office:value="0.153333333333333" calcext:value-type="float">
            <text:p>0,153333333333333</text:p>
          </table:table-cell>
          <table:table-cell table:formula="of:=[.B25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A257]/750" office:value-type="float" office:value="0.153333333333333" calcext:value-type="float">
            <text:p>0,153333333333333</text:p>
          </table:table-cell>
          <table:table-cell table:formula="of:=[.B25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A258]/750" office:value-type="float" office:value="0.153333333333333" calcext:value-type="float">
            <text:p>0,153333333333333</text:p>
          </table:table-cell>
          <table:table-cell table:formula="of:=[.B25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A259]/750" office:value-type="float" office:value="0.153333333333333" calcext:value-type="float">
            <text:p>0,153333333333333</text:p>
          </table:table-cell>
          <table:table-cell table:formula="of:=[.B25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A260]/750" office:value-type="float" office:value="0.153333333333333" calcext:value-type="float">
            <text:p>0,153333333333333</text:p>
          </table:table-cell>
          <table:table-cell table:formula="of:=[.B26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A261]/750" office:value-type="float" office:value="0.153333333333333" calcext:value-type="float">
            <text:p>0,153333333333333</text:p>
          </table:table-cell>
          <table:table-cell table:formula="of:=[.B26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A262]/750" office:value-type="float" office:value="0.153333333333333" calcext:value-type="float">
            <text:p>0,153333333333333</text:p>
          </table:table-cell>
          <table:table-cell table:formula="of:=[.B26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A263]/750" office:value-type="float" office:value="0.153333333333333" calcext:value-type="float">
            <text:p>0,153333333333333</text:p>
          </table:table-cell>
          <table:table-cell table:formula="of:=[.B26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A264]/750" office:value-type="float" office:value="0.153333333333333" calcext:value-type="float">
            <text:p>0,153333333333333</text:p>
          </table:table-cell>
          <table:table-cell table:formula="of:=[.B26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A265]/750" office:value-type="float" office:value="0.153333333333333" calcext:value-type="float">
            <text:p>0,153333333333333</text:p>
          </table:table-cell>
          <table:table-cell table:formula="of:=[.B26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A266]/750" office:value-type="float" office:value="0.153333333333333" calcext:value-type="float">
            <text:p>0,153333333333333</text:p>
          </table:table-cell>
          <table:table-cell table:formula="of:=[.B26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A267]/750" office:value-type="float" office:value="0.153333333333333" calcext:value-type="float">
            <text:p>0,153333333333333</text:p>
          </table:table-cell>
          <table:table-cell table:formula="of:=[.B26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A268]/750" office:value-type="float" office:value="0.153333333333333" calcext:value-type="float">
            <text:p>0,153333333333333</text:p>
          </table:table-cell>
          <table:table-cell table:formula="of:=[.B26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A269]/750" office:value-type="float" office:value="0.153333333333333" calcext:value-type="float">
            <text:p>0,153333333333333</text:p>
          </table:table-cell>
          <table:table-cell table:formula="of:=[.B26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A270]/750" office:value-type="float" office:value="0.153333333333333" calcext:value-type="float">
            <text:p>0,153333333333333</text:p>
          </table:table-cell>
          <table:table-cell table:formula="of:=[.B27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A271]/750" office:value-type="float" office:value="0.153333333333333" calcext:value-type="float">
            <text:p>0,153333333333333</text:p>
          </table:table-cell>
          <table:table-cell table:formula="of:=[.B27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72]/750" office:value-type="float" office:value="0.153333333333333" calcext:value-type="float">
            <text:p>0,153333333333333</text:p>
          </table:table-cell>
          <table:table-cell table:formula="of:=[.B27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A273]/750" office:value-type="float" office:value="0.153333333333333" calcext:value-type="float">
            <text:p>0,153333333333333</text:p>
          </table:table-cell>
          <table:table-cell table:formula="of:=[.B27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A274]/750" office:value-type="float" office:value="0.153333333333333" calcext:value-type="float">
            <text:p>0,153333333333333</text:p>
          </table:table-cell>
          <table:table-cell table:formula="of:=[.B27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A275]/750" office:value-type="float" office:value="0.153333333333333" calcext:value-type="float">
            <text:p>0,153333333333333</text:p>
          </table:table-cell>
          <table:table-cell table:formula="of:=[.B27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A276]/750" office:value-type="float" office:value="0.153333333333333" calcext:value-type="float">
            <text:p>0,153333333333333</text:p>
          </table:table-cell>
          <table:table-cell table:formula="of:=[.B27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A277]/750" office:value-type="float" office:value="0.153333333333333" calcext:value-type="float">
            <text:p>0,153333333333333</text:p>
          </table:table-cell>
          <table:table-cell table:formula="of:=[.B27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A278]/750" office:value-type="float" office:value="0.153333333333333" calcext:value-type="float">
            <text:p>0,153333333333333</text:p>
          </table:table-cell>
          <table:table-cell table:formula="of:=[.B27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A279]/750" office:value-type="float" office:value="0.153333333333333" calcext:value-type="float">
            <text:p>0,153333333333333</text:p>
          </table:table-cell>
          <table:table-cell table:formula="of:=[.B27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280]/750" office:value-type="float" office:value="0.153333333333333" calcext:value-type="float">
            <text:p>0,153333333333333</text:p>
          </table:table-cell>
          <table:table-cell table:formula="of:=[.B28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A281]/750" office:value-type="float" office:value="0.153333333333333" calcext:value-type="float">
            <text:p>0,153333333333333</text:p>
          </table:table-cell>
          <table:table-cell table:formula="of:=[.B28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A282]/750" office:value-type="float" office:value="0.153333333333333" calcext:value-type="float">
            <text:p>0,153333333333333</text:p>
          </table:table-cell>
          <table:table-cell table:formula="of:=[.B28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A283]/750" office:value-type="float" office:value="0.153333333333333" calcext:value-type="float">
            <text:p>0,153333333333333</text:p>
          </table:table-cell>
          <table:table-cell table:formula="of:=[.B28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A284]/750" office:value-type="float" office:value="0.153333333333333" calcext:value-type="float">
            <text:p>0,153333333333333</text:p>
          </table:table-cell>
          <table:table-cell table:formula="of:=[.B28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A285]/750" office:value-type="float" office:value="0.153333333333333" calcext:value-type="float">
            <text:p>0,153333333333333</text:p>
          </table:table-cell>
          <table:table-cell table:formula="of:=[.B28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A286]/750" office:value-type="float" office:value="0.153333333333333" calcext:value-type="float">
            <text:p>0,153333333333333</text:p>
          </table:table-cell>
          <table:table-cell table:formula="of:=[.B28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A287]/750" office:value-type="float" office:value="0.153333333333333" calcext:value-type="float">
            <text:p>0,153333333333333</text:p>
          </table:table-cell>
          <table:table-cell table:formula="of:=[.B28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288]/750" office:value-type="float" office:value="0.153333333333333" calcext:value-type="float">
            <text:p>0,153333333333333</text:p>
          </table:table-cell>
          <table:table-cell table:formula="of:=[.B28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A289]/750" office:value-type="float" office:value="0.153333333333333" calcext:value-type="float">
            <text:p>0,153333333333333</text:p>
          </table:table-cell>
          <table:table-cell table:formula="of:=[.B28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A290]/750" office:value-type="float" office:value="0.153333333333333" calcext:value-type="float">
            <text:p>0,153333333333333</text:p>
          </table:table-cell>
          <table:table-cell table:formula="of:=[.B29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A291]/750" office:value-type="float" office:value="0.153333333333333" calcext:value-type="float">
            <text:p>0,153333333333333</text:p>
          </table:table-cell>
          <table:table-cell table:formula="of:=[.B29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A292]/750" office:value-type="float" office:value="0.153333333333333" calcext:value-type="float">
            <text:p>0,153333333333333</text:p>
          </table:table-cell>
          <table:table-cell table:formula="of:=[.B29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A293]/750" office:value-type="float" office:value="0.153333333333333" calcext:value-type="float">
            <text:p>0,153333333333333</text:p>
          </table:table-cell>
          <table:table-cell table:formula="of:=[.B29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A294]/750" office:value-type="float" office:value="0.153333333333333" calcext:value-type="float">
            <text:p>0,153333333333333</text:p>
          </table:table-cell>
          <table:table-cell table:formula="of:=[.B29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A295]/750" office:value-type="float" office:value="0.153333333333333" calcext:value-type="float">
            <text:p>0,153333333333333</text:p>
          </table:table-cell>
          <table:table-cell table:formula="of:=[.B29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296]/750" office:value-type="float" office:value="0.153333333333333" calcext:value-type="float">
            <text:p>0,153333333333333</text:p>
          </table:table-cell>
          <table:table-cell table:formula="of:=[.B29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A297]/750" office:value-type="float" office:value="0.153333333333333" calcext:value-type="float">
            <text:p>0,153333333333333</text:p>
          </table:table-cell>
          <table:table-cell table:formula="of:=[.B29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A298]/750" office:value-type="float" office:value="0.153333333333333" calcext:value-type="float">
            <text:p>0,153333333333333</text:p>
          </table:table-cell>
          <table:table-cell table:formula="of:=[.B29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A299]/750" office:value-type="float" office:value="0.153333333333333" calcext:value-type="float">
            <text:p>0,153333333333333</text:p>
          </table:table-cell>
          <table:table-cell table:formula="of:=[.B29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A300]/750" office:value-type="float" office:value="0.153333333333333" calcext:value-type="float">
            <text:p>0,153333333333333</text:p>
          </table:table-cell>
          <table:table-cell table:formula="of:=[.B30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A301]/750" office:value-type="float" office:value="0.153333333333333" calcext:value-type="float">
            <text:p>0,153333333333333</text:p>
          </table:table-cell>
          <table:table-cell table:formula="of:=[.B30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A302]/750" office:value-type="float" office:value="0.153333333333333" calcext:value-type="float">
            <text:p>0,153333333333333</text:p>
          </table:table-cell>
          <table:table-cell table:formula="of:=[.B30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A303]/750" office:value-type="float" office:value="0.153333333333333" calcext:value-type="float">
            <text:p>0,153333333333333</text:p>
          </table:table-cell>
          <table:table-cell table:formula="of:=[.B30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304]/750" office:value-type="float" office:value="0.153333333333333" calcext:value-type="float">
            <text:p>0,153333333333333</text:p>
          </table:table-cell>
          <table:table-cell table:formula="of:=[.B30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A305]/750" office:value-type="float" office:value="0.153333333333333" calcext:value-type="float">
            <text:p>0,153333333333333</text:p>
          </table:table-cell>
          <table:table-cell table:formula="of:=[.B30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A306]/750" office:value-type="float" office:value="0.153333333333333" calcext:value-type="float">
            <text:p>0,153333333333333</text:p>
          </table:table-cell>
          <table:table-cell table:formula="of:=[.B30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A307]/750" office:value-type="float" office:value="0.153333333333333" calcext:value-type="float">
            <text:p>0,153333333333333</text:p>
          </table:table-cell>
          <table:table-cell table:formula="of:=[.B30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A308]/750" office:value-type="float" office:value="0.153333333333333" calcext:value-type="float">
            <text:p>0,153333333333333</text:p>
          </table:table-cell>
          <table:table-cell table:formula="of:=[.B30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A309]/750" office:value-type="float" office:value="0.153333333333333" calcext:value-type="float">
            <text:p>0,153333333333333</text:p>
          </table:table-cell>
          <table:table-cell table:formula="of:=[.B30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A310]/750" office:value-type="float" office:value="0.153333333333333" calcext:value-type="float">
            <text:p>0,153333333333333</text:p>
          </table:table-cell>
          <table:table-cell table:formula="of:=[.B31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A311]/750" office:value-type="float" office:value="0.153333333333333" calcext:value-type="float">
            <text:p>0,153333333333333</text:p>
          </table:table-cell>
          <table:table-cell table:formula="of:=[.B31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312]/750" office:value-type="float" office:value="0.153333333333333" calcext:value-type="float">
            <text:p>0,153333333333333</text:p>
          </table:table-cell>
          <table:table-cell table:formula="of:=[.B31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A313]/750" office:value-type="float" office:value="0.153333333333333" calcext:value-type="float">
            <text:p>0,153333333333333</text:p>
          </table:table-cell>
          <table:table-cell table:formula="of:=[.B31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A314]/750" office:value-type="float" office:value="0.153333333333333" calcext:value-type="float">
            <text:p>0,153333333333333</text:p>
          </table:table-cell>
          <table:table-cell table:formula="of:=[.B31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A315]/750" office:value-type="float" office:value="0.153333333333333" calcext:value-type="float">
            <text:p>0,153333333333333</text:p>
          </table:table-cell>
          <table:table-cell table:formula="of:=[.B31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A316]/750" office:value-type="float" office:value="0.153333333333333" calcext:value-type="float">
            <text:p>0,153333333333333</text:p>
          </table:table-cell>
          <table:table-cell table:formula="of:=[.B31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A317]/750" office:value-type="float" office:value="0.153333333333333" calcext:value-type="float">
            <text:p>0,153333333333333</text:p>
          </table:table-cell>
          <table:table-cell table:formula="of:=[.B31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A318]/750" office:value-type="float" office:value="0.153333333333333" calcext:value-type="float">
            <text:p>0,153333333333333</text:p>
          </table:table-cell>
          <table:table-cell table:formula="of:=[.B31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A319]/750" office:value-type="float" office:value="0.153333333333333" calcext:value-type="float">
            <text:p>0,153333333333333</text:p>
          </table:table-cell>
          <table:table-cell table:formula="of:=[.B31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20]/750" office:value-type="float" office:value="0.153333333333333" calcext:value-type="float">
            <text:p>0,153333333333333</text:p>
          </table:table-cell>
          <table:table-cell table:formula="of:=[.B32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A321]/750" office:value-type="float" office:value="0.153333333333333" calcext:value-type="float">
            <text:p>0,153333333333333</text:p>
          </table:table-cell>
          <table:table-cell table:formula="of:=[.B32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A322]/750" office:value-type="float" office:value="0.153333333333333" calcext:value-type="float">
            <text:p>0,153333333333333</text:p>
          </table:table-cell>
          <table:table-cell table:formula="of:=[.B32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A323]/750" office:value-type="float" office:value="0.153333333333333" calcext:value-type="float">
            <text:p>0,153333333333333</text:p>
          </table:table-cell>
          <table:table-cell table:formula="of:=[.B32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A324]/750" office:value-type="float" office:value="0.153333333333333" calcext:value-type="float">
            <text:p>0,153333333333333</text:p>
          </table:table-cell>
          <table:table-cell table:formula="of:=[.B32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A325]/750" office:value-type="float" office:value="0.153333333333333" calcext:value-type="float">
            <text:p>0,153333333333333</text:p>
          </table:table-cell>
          <table:table-cell table:formula="of:=[.B32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A326]/750" office:value-type="float" office:value="0.153333333333333" calcext:value-type="float">
            <text:p>0,153333333333333</text:p>
          </table:table-cell>
          <table:table-cell table:formula="of:=[.B32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A327]/750" office:value-type="float" office:value="0.153333333333333" calcext:value-type="float">
            <text:p>0,153333333333333</text:p>
          </table:table-cell>
          <table:table-cell table:formula="of:=[.B32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328]/750" office:value-type="float" office:value="0.153333333333333" calcext:value-type="float">
            <text:p>0,153333333333333</text:p>
          </table:table-cell>
          <table:table-cell table:formula="of:=[.B32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A329]/750" office:value-type="float" office:value="0.153333333333333" calcext:value-type="float">
            <text:p>0,153333333333333</text:p>
          </table:table-cell>
          <table:table-cell table:formula="of:=[.B32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A330]/750" office:value-type="float" office:value="0.153333333333333" calcext:value-type="float">
            <text:p>0,153333333333333</text:p>
          </table:table-cell>
          <table:table-cell table:formula="of:=[.B33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A331]/750" office:value-type="float" office:value="0.153333333333333" calcext:value-type="float">
            <text:p>0,153333333333333</text:p>
          </table:table-cell>
          <table:table-cell table:formula="of:=[.B33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A332]/750" office:value-type="float" office:value="0.153333333333333" calcext:value-type="float">
            <text:p>0,153333333333333</text:p>
          </table:table-cell>
          <table:table-cell table:formula="of:=[.B33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A333]/750" office:value-type="float" office:value="0.153333333333333" calcext:value-type="float">
            <text:p>0,153333333333333</text:p>
          </table:table-cell>
          <table:table-cell table:formula="of:=[.B33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A334]/750" office:value-type="float" office:value="0.153333333333333" calcext:value-type="float">
            <text:p>0,153333333333333</text:p>
          </table:table-cell>
          <table:table-cell table:formula="of:=[.B33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A335]/750" office:value-type="float" office:value="0.153333333333333" calcext:value-type="float">
            <text:p>0,153333333333333</text:p>
          </table:table-cell>
          <table:table-cell table:formula="of:=[.B33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336]/750" office:value-type="float" office:value="0.153333333333333" calcext:value-type="float">
            <text:p>0,153333333333333</text:p>
          </table:table-cell>
          <table:table-cell table:formula="of:=[.B33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A337]/750" office:value-type="float" office:value="0.153333333333333" calcext:value-type="float">
            <text:p>0,153333333333333</text:p>
          </table:table-cell>
          <table:table-cell table:formula="of:=[.B33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A338]/750" office:value-type="float" office:value="0.153333333333333" calcext:value-type="float">
            <text:p>0,153333333333333</text:p>
          </table:table-cell>
          <table:table-cell table:formula="of:=[.B33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A339]/750" office:value-type="float" office:value="0.153333333333333" calcext:value-type="float">
            <text:p>0,153333333333333</text:p>
          </table:table-cell>
          <table:table-cell table:formula="of:=[.B33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A340]/750" office:value-type="float" office:value="0.153333333333333" calcext:value-type="float">
            <text:p>0,153333333333333</text:p>
          </table:table-cell>
          <table:table-cell table:formula="of:=[.B34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A341]/750" office:value-type="float" office:value="0.153333333333333" calcext:value-type="float">
            <text:p>0,153333333333333</text:p>
          </table:table-cell>
          <table:table-cell table:formula="of:=[.B34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A342]/750" office:value-type="float" office:value="0.153333333333333" calcext:value-type="float">
            <text:p>0,153333333333333</text:p>
          </table:table-cell>
          <table:table-cell table:formula="of:=[.B34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A343]/750" office:value-type="float" office:value="0.153333333333333" calcext:value-type="float">
            <text:p>0,153333333333333</text:p>
          </table:table-cell>
          <table:table-cell table:formula="of:=[.B34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A344]/750" office:value-type="float" office:value="0.153333333333333" calcext:value-type="float">
            <text:p>0,153333333333333</text:p>
          </table:table-cell>
          <table:table-cell table:formula="of:=[.B34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A345]/750" office:value-type="float" office:value="0.153333333333333" calcext:value-type="float">
            <text:p>0,153333333333333</text:p>
          </table:table-cell>
          <table:table-cell table:formula="of:=[.B34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A346]/750" office:value-type="float" office:value="0.153333333333333" calcext:value-type="float">
            <text:p>0,153333333333333</text:p>
          </table:table-cell>
          <table:table-cell table:formula="of:=[.B34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A347]/750" office:value-type="float" office:value="0.153333333333333" calcext:value-type="float">
            <text:p>0,153333333333333</text:p>
          </table:table-cell>
          <table:table-cell table:formula="of:=[.B34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A348]/750" office:value-type="float" office:value="0.153333333333333" calcext:value-type="float">
            <text:p>0,153333333333333</text:p>
          </table:table-cell>
          <table:table-cell table:formula="of:=[.B34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A349]/750" office:value-type="float" office:value="0.153333333333333" calcext:value-type="float">
            <text:p>0,153333333333333</text:p>
          </table:table-cell>
          <table:table-cell table:formula="of:=[.B34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A350]/750" office:value-type="float" office:value="0.153333333333333" calcext:value-type="float">
            <text:p>0,153333333333333</text:p>
          </table:table-cell>
          <table:table-cell table:formula="of:=[.B35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A351]/750" office:value-type="float" office:value="0.153333333333333" calcext:value-type="float">
            <text:p>0,153333333333333</text:p>
          </table:table-cell>
          <table:table-cell table:formula="of:=[.B35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A352]/750" office:value-type="float" office:value="0.153333333333333" calcext:value-type="float">
            <text:p>0,153333333333333</text:p>
          </table:table-cell>
          <table:table-cell table:formula="of:=[.B35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A353]/750" office:value-type="float" office:value="0.153333333333333" calcext:value-type="float">
            <text:p>0,153333333333333</text:p>
          </table:table-cell>
          <table:table-cell table:formula="of:=[.B35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A354]/750" office:value-type="float" office:value="0.153333333333333" calcext:value-type="float">
            <text:p>0,153333333333333</text:p>
          </table:table-cell>
          <table:table-cell table:formula="of:=[.B35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A355]/750" office:value-type="float" office:value="0.153333333333333" calcext:value-type="float">
            <text:p>0,153333333333333</text:p>
          </table:table-cell>
          <table:table-cell table:formula="of:=[.B35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A356]/750" office:value-type="float" office:value="0.153333333333333" calcext:value-type="float">
            <text:p>0,153333333333333</text:p>
          </table:table-cell>
          <table:table-cell table:formula="of:=[.B35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A357]/750" office:value-type="float" office:value="0.153333333333333" calcext:value-type="float">
            <text:p>0,153333333333333</text:p>
          </table:table-cell>
          <table:table-cell table:formula="of:=[.B35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A358]/750" office:value-type="float" office:value="0.153333333333333" calcext:value-type="float">
            <text:p>0,153333333333333</text:p>
          </table:table-cell>
          <table:table-cell table:formula="of:=[.B35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A359]/750" office:value-type="float" office:value="0.153333333333333" calcext:value-type="float">
            <text:p>0,153333333333333</text:p>
          </table:table-cell>
          <table:table-cell table:formula="of:=[.B35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360]/750" office:value-type="float" office:value="0.153333333333333" calcext:value-type="float">
            <text:p>0,153333333333333</text:p>
          </table:table-cell>
          <table:table-cell table:formula="of:=[.B36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61]/750" office:value-type="float" office:value="0.153333333333333" calcext:value-type="float">
            <text:p>0,153333333333333</text:p>
          </table:table-cell>
          <table:table-cell table:formula="of:=[.B36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62]/750" office:value-type="float" office:value="0.153333333333333" calcext:value-type="float">
            <text:p>0,153333333333333</text:p>
          </table:table-cell>
          <table:table-cell table:formula="of:=[.B36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63]/750" office:value-type="float" office:value="0.153333333333333" calcext:value-type="float">
            <text:p>0,153333333333333</text:p>
          </table:table-cell>
          <table:table-cell table:formula="of:=[.B36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64]/750" office:value-type="float" office:value="0.153333333333333" calcext:value-type="float">
            <text:p>0,153333333333333</text:p>
          </table:table-cell>
          <table:table-cell table:formula="of:=[.B36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65]/750" office:value-type="float" office:value="0.153333333333333" calcext:value-type="float">
            <text:p>0,153333333333333</text:p>
          </table:table-cell>
          <table:table-cell table:formula="of:=[.B36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66]/750" office:value-type="float" office:value="0.153333333333333" calcext:value-type="float">
            <text:p>0,153333333333333</text:p>
          </table:table-cell>
          <table:table-cell table:formula="of:=[.B36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67]/750" office:value-type="float" office:value="0.153333333333333" calcext:value-type="float">
            <text:p>0,153333333333333</text:p>
          </table:table-cell>
          <table:table-cell table:formula="of:=[.B36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68]/750" office:value-type="float" office:value="0.153333333333333" calcext:value-type="float">
            <text:p>0,153333333333333</text:p>
          </table:table-cell>
          <table:table-cell table:formula="of:=[.B36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69]/750" office:value-type="float" office:value="0.153333333333333" calcext:value-type="float">
            <text:p>0,153333333333333</text:p>
          </table:table-cell>
          <table:table-cell table:formula="of:=[.B36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70]/750" office:value-type="float" office:value="0.153333333333333" calcext:value-type="float">
            <text:p>0,153333333333333</text:p>
          </table:table-cell>
          <table:table-cell table:formula="of:=[.B37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71]/750" office:value-type="float" office:value="0.154666666666667" calcext:value-type="float">
            <text:p>0,154666666666667</text:p>
          </table:table-cell>
          <table:table-cell table:formula="of:=[.B37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72]/750" office:value-type="float" office:value="0.156" calcext:value-type="float">
            <text:p>0,156</text:p>
          </table:table-cell>
          <table:table-cell table:formula="of:=[.B37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73]/750" office:value-type="float" office:value="0.157333333333333" calcext:value-type="float">
            <text:p>0,157333333333333</text:p>
          </table:table-cell>
          <table:table-cell table:formula="of:=[.B37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74]/750" office:value-type="float" office:value="0.158666666666667" calcext:value-type="float">
            <text:p>0,158666666666667</text:p>
          </table:table-cell>
          <table:table-cell table:formula="of:=[.B37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75]/750" office:value-type="float" office:value="0.16" calcext:value-type="float">
            <text:p>0,16</text:p>
          </table:table-cell>
          <table:table-cell table:formula="of:=[.B37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76]/750" office:value-type="float" office:value="0.161333333333333" calcext:value-type="float">
            <text:p>0,161333333333333</text:p>
          </table:table-cell>
          <table:table-cell table:formula="of:=[.B37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77]/750" office:value-type="float" office:value="0.162666666666667" calcext:value-type="float">
            <text:p>0,162666666666667</text:p>
          </table:table-cell>
          <table:table-cell table:formula="of:=[.B37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78]/750" office:value-type="float" office:value="0.164" calcext:value-type="float">
            <text:p>0,164</text:p>
          </table:table-cell>
          <table:table-cell table:formula="of:=[.B37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79]/750" office:value-type="float" office:value="0.165333333333333" calcext:value-type="float">
            <text:p>0,165333333333333</text:p>
          </table:table-cell>
          <table:table-cell table:formula="of:=[.B37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80]/750" office:value-type="float" office:value="0.166666666666667" calcext:value-type="float">
            <text:p>0,166666666666667</text:p>
          </table:table-cell>
          <table:table-cell table:formula="of:=[.B38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81]/750" office:value-type="float" office:value="0.168" calcext:value-type="float">
            <text:p>0,168</text:p>
          </table:table-cell>
          <table:table-cell table:formula="of:=[.B38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82]/750" office:value-type="float" office:value="0.169333333333333" calcext:value-type="float">
            <text:p>0,169333333333333</text:p>
          </table:table-cell>
          <table:table-cell table:formula="of:=[.B38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83]/750" office:value-type="float" office:value="0.170666666666667" calcext:value-type="float">
            <text:p>0,170666666666667</text:p>
          </table:table-cell>
          <table:table-cell table:formula="of:=[.B38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84]/750" office:value-type="float" office:value="0.172" calcext:value-type="float">
            <text:p>0,172</text:p>
          </table:table-cell>
          <table:table-cell table:formula="of:=[.B38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85]/750" office:value-type="float" office:value="0.173333333333333" calcext:value-type="float">
            <text:p>0,173333333333333</text:p>
          </table:table-cell>
          <table:table-cell table:formula="of:=[.B38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86]/750" office:value-type="float" office:value="0.174666666666667" calcext:value-type="float">
            <text:p>0,174666666666667</text:p>
          </table:table-cell>
          <table:table-cell table:formula="of:=[.B38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87]/750" office:value-type="float" office:value="0.176" calcext:value-type="float">
            <text:p>0,176</text:p>
          </table:table-cell>
          <table:table-cell table:formula="of:=[.B38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88]/750" office:value-type="float" office:value="0.177333333333333" calcext:value-type="float">
            <text:p>0,177333333333333</text:p>
          </table:table-cell>
          <table:table-cell table:formula="of:=[.B38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89]/750" office:value-type="float" office:value="0.178666666666667" calcext:value-type="float">
            <text:p>0,178666666666667</text:p>
          </table:table-cell>
          <table:table-cell table:formula="of:=[.B38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90]/750" office:value-type="float" office:value="0.18" calcext:value-type="float">
            <text:p>0,18</text:p>
          </table:table-cell>
          <table:table-cell table:formula="of:=[.B39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91]/750" office:value-type="float" office:value="0.181333333333333" calcext:value-type="float">
            <text:p>0,181333333333333</text:p>
          </table:table-cell>
          <table:table-cell table:formula="of:=[.B39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92]/750" office:value-type="float" office:value="0.182666666666667" calcext:value-type="float">
            <text:p>0,182666666666667</text:p>
          </table:table-cell>
          <table:table-cell table:formula="of:=[.B39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93]/750" office:value-type="float" office:value="0.184" calcext:value-type="float">
            <text:p>0,184</text:p>
          </table:table-cell>
          <table:table-cell table:formula="of:=[.B39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94]/750" office:value-type="float" office:value="0.185333333333333" calcext:value-type="float">
            <text:p>0,185333333333333</text:p>
          </table:table-cell>
          <table:table-cell table:formula="of:=[.B39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95]/750" office:value-type="float" office:value="0.186666666666667" calcext:value-type="float">
            <text:p>0,186666666666667</text:p>
          </table:table-cell>
          <table:table-cell table:formula="of:=[.B39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96]/750" office:value-type="float" office:value="0.188" calcext:value-type="float">
            <text:p>0,188</text:p>
          </table:table-cell>
          <table:table-cell table:formula="of:=[.B39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97]/750" office:value-type="float" office:value="0.189333333333333" calcext:value-type="float">
            <text:p>0,189333333333333</text:p>
          </table:table-cell>
          <table:table-cell table:formula="of:=[.B39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98]/750" office:value-type="float" office:value="0.190666666666667" calcext:value-type="float">
            <text:p>0,190666666666667</text:p>
          </table:table-cell>
          <table:table-cell table:formula="of:=[.B39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399]/750" office:value-type="float" office:value="0.192" calcext:value-type="float">
            <text:p>0,192</text:p>
          </table:table-cell>
          <table:table-cell table:formula="of:=[.B39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00]/750" office:value-type="float" office:value="0.193333333333333" calcext:value-type="float">
            <text:p>0,193333333333333</text:p>
          </table:table-cell>
          <table:table-cell table:formula="of:=[.B40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01]/750" office:value-type="float" office:value="0.194666666666667" calcext:value-type="float">
            <text:p>0,194666666666667</text:p>
          </table:table-cell>
          <table:table-cell table:formula="of:=[.B40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02]/750" office:value-type="float" office:value="0.196" calcext:value-type="float">
            <text:p>0,196</text:p>
          </table:table-cell>
          <table:table-cell table:formula="of:=[.B40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03]/750" office:value-type="float" office:value="0.197333333333333" calcext:value-type="float">
            <text:p>0,197333333333333</text:p>
          </table:table-cell>
          <table:table-cell table:formula="of:=[.B40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04]/750" office:value-type="float" office:value="0.198666666666667" calcext:value-type="float">
            <text:p>0,198666666666667</text:p>
          </table:table-cell>
          <table:table-cell table:formula="of:=[.B40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05]/750" office:value-type="float" office:value="0.2" calcext:value-type="float">
            <text:p>0,2</text:p>
          </table:table-cell>
          <table:table-cell table:formula="of:=[.B40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06]/750" office:value-type="float" office:value="0.201333333333333" calcext:value-type="float">
            <text:p>0,201333333333333</text:p>
          </table:table-cell>
          <table:table-cell table:formula="of:=[.B40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07]/750" office:value-type="float" office:value="0.202666666666667" calcext:value-type="float">
            <text:p>0,202666666666667</text:p>
          </table:table-cell>
          <table:table-cell table:formula="of:=[.B40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08]/750" office:value-type="float" office:value="0.204" calcext:value-type="float">
            <text:p>0,204</text:p>
          </table:table-cell>
          <table:table-cell table:formula="of:=[.B40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09]/750" office:value-type="float" office:value="0.205333333333333" calcext:value-type="float">
            <text:p>0,205333333333333</text:p>
          </table:table-cell>
          <table:table-cell table:formula="of:=[.B40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10]/750" office:value-type="float" office:value="0.206666666666667" calcext:value-type="float">
            <text:p>0,206666666666667</text:p>
          </table:table-cell>
          <table:table-cell table:formula="of:=[.B41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11]/750" office:value-type="float" office:value="0.208" calcext:value-type="float">
            <text:p>0,208</text:p>
          </table:table-cell>
          <table:table-cell table:formula="of:=[.B41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12]/750" office:value-type="float" office:value="0.209333333333333" calcext:value-type="float">
            <text:p>0,209333333333333</text:p>
          </table:table-cell>
          <table:table-cell table:formula="of:=[.B41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13]/750" office:value-type="float" office:value="0.210666666666667" calcext:value-type="float">
            <text:p>0,210666666666667</text:p>
          </table:table-cell>
          <table:table-cell table:formula="of:=[.B41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14]/750" office:value-type="float" office:value="0.212" calcext:value-type="float">
            <text:p>0,212</text:p>
          </table:table-cell>
          <table:table-cell table:formula="of:=[.B41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15]/750" office:value-type="float" office:value="0.213333333333333" calcext:value-type="float">
            <text:p>0,213333333333333</text:p>
          </table:table-cell>
          <table:table-cell table:formula="of:=[.B41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16]/750" office:value-type="float" office:value="0.214666666666667" calcext:value-type="float">
            <text:p>0,214666666666667</text:p>
          </table:table-cell>
          <table:table-cell table:formula="of:=[.B41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17]/750" office:value-type="float" office:value="0.216" calcext:value-type="float">
            <text:p>0,216</text:p>
          </table:table-cell>
          <table:table-cell table:formula="of:=[.B41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18]/750" office:value-type="float" office:value="0.217333333333333" calcext:value-type="float">
            <text:p>0,217333333333333</text:p>
          </table:table-cell>
          <table:table-cell table:formula="of:=[.B41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19]/750" office:value-type="float" office:value="0.218666666666667" calcext:value-type="float">
            <text:p>0,218666666666667</text:p>
          </table:table-cell>
          <table:table-cell table:formula="of:=[.B41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20]/750" office:value-type="float" office:value="0.22" calcext:value-type="float">
            <text:p>0,22</text:p>
          </table:table-cell>
          <table:table-cell table:formula="of:=[.B42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21]/750" office:value-type="float" office:value="0.221333333333333" calcext:value-type="float">
            <text:p>0,221333333333333</text:p>
          </table:table-cell>
          <table:table-cell table:formula="of:=[.B42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22]/750" office:value-type="float" office:value="0.222666666666667" calcext:value-type="float">
            <text:p>0,222666666666667</text:p>
          </table:table-cell>
          <table:table-cell table:formula="of:=[.B42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23]/750" office:value-type="float" office:value="0.224" calcext:value-type="float">
            <text:p>0,224</text:p>
          </table:table-cell>
          <table:table-cell table:formula="of:=[.B42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24]/750" office:value-type="float" office:value="0.225333333333333" calcext:value-type="float">
            <text:p>0,225333333333333</text:p>
          </table:table-cell>
          <table:table-cell table:formula="of:=[.B42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25]/750" office:value-type="float" office:value="0.226666666666667" calcext:value-type="float">
            <text:p>0,226666666666667</text:p>
          </table:table-cell>
          <table:table-cell table:formula="of:=[.B42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26]/750" office:value-type="float" office:value="0.228" calcext:value-type="float">
            <text:p>0,228</text:p>
          </table:table-cell>
          <table:table-cell table:formula="of:=[.B42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27]/750" office:value-type="float" office:value="0.229333333333333" calcext:value-type="float">
            <text:p>0,229333333333333</text:p>
          </table:table-cell>
          <table:table-cell table:formula="of:=[.B42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28]/750" office:value-type="float" office:value="0.230666666666667" calcext:value-type="float">
            <text:p>0,230666666666667</text:p>
          </table:table-cell>
          <table:table-cell table:formula="of:=[.B42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29]/750" office:value-type="float" office:value="0.232" calcext:value-type="float">
            <text:p>0,232</text:p>
          </table:table-cell>
          <table:table-cell table:formula="of:=[.B42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30]/750" office:value-type="float" office:value="0.233333333333333" calcext:value-type="float">
            <text:p>0,233333333333333</text:p>
          </table:table-cell>
          <table:table-cell table:formula="of:=[.B43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31]/750" office:value-type="float" office:value="0.234666666666667" calcext:value-type="float">
            <text:p>0,234666666666667</text:p>
          </table:table-cell>
          <table:table-cell table:formula="of:=[.B43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32]/750" office:value-type="float" office:value="0.236" calcext:value-type="float">
            <text:p>0,236</text:p>
          </table:table-cell>
          <table:table-cell table:formula="of:=[.B43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33]/750" office:value-type="float" office:value="0.237333333333333" calcext:value-type="float">
            <text:p>0,237333333333333</text:p>
          </table:table-cell>
          <table:table-cell table:formula="of:=[.B43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34]/750" office:value-type="float" office:value="0.238666666666667" calcext:value-type="float">
            <text:p>0,238666666666667</text:p>
          </table:table-cell>
          <table:table-cell table:formula="of:=[.B43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35]/750" office:value-type="float" office:value="0.24" calcext:value-type="float">
            <text:p>0,24</text:p>
          </table:table-cell>
          <table:table-cell table:formula="of:=[.B43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36]/750" office:value-type="float" office:value="0.241333333333333" calcext:value-type="float">
            <text:p>0,241333333333333</text:p>
          </table:table-cell>
          <table:table-cell table:formula="of:=[.B43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37]/750" office:value-type="float" office:value="0.242666666666667" calcext:value-type="float">
            <text:p>0,242666666666667</text:p>
          </table:table-cell>
          <table:table-cell table:formula="of:=[.B43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38]/750" office:value-type="float" office:value="0.244" calcext:value-type="float">
            <text:p>0,244</text:p>
          </table:table-cell>
          <table:table-cell table:formula="of:=[.B43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39]/750" office:value-type="float" office:value="0.245333333333333" calcext:value-type="float">
            <text:p>0,245333333333333</text:p>
          </table:table-cell>
          <table:table-cell table:formula="of:=[.B43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40]/750" office:value-type="float" office:value="0.246666666666667" calcext:value-type="float">
            <text:p>0,246666666666667</text:p>
          </table:table-cell>
          <table:table-cell table:formula="of:=[.B44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41]/750" office:value-type="float" office:value="0.248" calcext:value-type="float">
            <text:p>0,248</text:p>
          </table:table-cell>
          <table:table-cell table:formula="of:=[.B44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42]/750" office:value-type="float" office:value="0.249333333333333" calcext:value-type="float">
            <text:p>0,249333333333333</text:p>
          </table:table-cell>
          <table:table-cell table:formula="of:=[.B44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43]/750" office:value-type="float" office:value="0.250666666666667" calcext:value-type="float">
            <text:p>0,250666666666667</text:p>
          </table:table-cell>
          <table:table-cell table:formula="of:=[.B44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44]/750" office:value-type="float" office:value="0.252" calcext:value-type="float">
            <text:p>0,252</text:p>
          </table:table-cell>
          <table:table-cell table:formula="of:=[.B44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45]/750" office:value-type="float" office:value="0.253333333333333" calcext:value-type="float">
            <text:p>0,253333333333333</text:p>
          </table:table-cell>
          <table:table-cell table:formula="of:=[.B44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46]/750" office:value-type="float" office:value="0.254666666666667" calcext:value-type="float">
            <text:p>0,254666666666667</text:p>
          </table:table-cell>
          <table:table-cell table:formula="of:=[.B44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47]/750" office:value-type="float" office:value="0.256" calcext:value-type="float">
            <text:p>0,256</text:p>
          </table:table-cell>
          <table:table-cell table:formula="of:=[.B44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48]/750" office:value-type="float" office:value="0.257333333333333" calcext:value-type="float">
            <text:p>0,257333333333333</text:p>
          </table:table-cell>
          <table:table-cell table:formula="of:=[.B44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49]/750" office:value-type="float" office:value="0.258666666666667" calcext:value-type="float">
            <text:p>0,258666666666667</text:p>
          </table:table-cell>
          <table:table-cell table:formula="of:=[.B44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50]/750" office:value-type="float" office:value="0.26" calcext:value-type="float">
            <text:p>0,26</text:p>
          </table:table-cell>
          <table:table-cell table:formula="of:=[.B45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51]/750" office:value-type="float" office:value="0.261333333333333" calcext:value-type="float">
            <text:p>0,261333333333333</text:p>
          </table:table-cell>
          <table:table-cell table:formula="of:=[.B45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52]/750" office:value-type="float" office:value="0.262666666666667" calcext:value-type="float">
            <text:p>0,262666666666667</text:p>
          </table:table-cell>
          <table:table-cell table:formula="of:=[.B45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53]/750" office:value-type="float" office:value="0.264" calcext:value-type="float">
            <text:p>0,264</text:p>
          </table:table-cell>
          <table:table-cell table:formula="of:=[.B45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54]/750" office:value-type="float" office:value="0.265333333333333" calcext:value-type="float">
            <text:p>0,265333333333333</text:p>
          </table:table-cell>
          <table:table-cell table:formula="of:=[.B45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55]/750" office:value-type="float" office:value="0.266666666666667" calcext:value-type="float">
            <text:p>0,266666666666667</text:p>
          </table:table-cell>
          <table:table-cell table:formula="of:=[.B45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56]/750" office:value-type="float" office:value="0.268" calcext:value-type="float">
            <text:p>0,268</text:p>
          </table:table-cell>
          <table:table-cell table:formula="of:=[.B45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57]/750" office:value-type="float" office:value="0.269333333333333" calcext:value-type="float">
            <text:p>0,269333333333333</text:p>
          </table:table-cell>
          <table:table-cell table:formula="of:=[.B45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58]/750" office:value-type="float" office:value="0.270666666666667" calcext:value-type="float">
            <text:p>0,270666666666667</text:p>
          </table:table-cell>
          <table:table-cell table:formula="of:=[.B45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59]/750" office:value-type="float" office:value="0.272" calcext:value-type="float">
            <text:p>0,272</text:p>
          </table:table-cell>
          <table:table-cell table:formula="of:=[.B45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60]/750" office:value-type="float" office:value="0.273333333333333" calcext:value-type="float">
            <text:p>0,273333333333333</text:p>
          </table:table-cell>
          <table:table-cell table:formula="of:=[.B46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61]/750" office:value-type="float" office:value="0.274666666666667" calcext:value-type="float">
            <text:p>0,274666666666667</text:p>
          </table:table-cell>
          <table:table-cell table:formula="of:=[.B46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62]/750" office:value-type="float" office:value="0.276" calcext:value-type="float">
            <text:p>0,276</text:p>
          </table:table-cell>
          <table:table-cell table:formula="of:=[.B46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63]/750" office:value-type="float" office:value="0.277333333333333" calcext:value-type="float">
            <text:p>0,277333333333333</text:p>
          </table:table-cell>
          <table:table-cell table:formula="of:=[.B46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64]/750" office:value-type="float" office:value="0.278666666666667" calcext:value-type="float">
            <text:p>0,278666666666667</text:p>
          </table:table-cell>
          <table:table-cell table:formula="of:=[.B46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65]/750" office:value-type="float" office:value="0.28" calcext:value-type="float">
            <text:p>0,28</text:p>
          </table:table-cell>
          <table:table-cell table:formula="of:=[.B46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66]/750" office:value-type="float" office:value="0.281333333333333" calcext:value-type="float">
            <text:p>0,281333333333333</text:p>
          </table:table-cell>
          <table:table-cell table:formula="of:=[.B46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67]/750" office:value-type="float" office:value="0.282666666666667" calcext:value-type="float">
            <text:p>0,282666666666667</text:p>
          </table:table-cell>
          <table:table-cell table:formula="of:=[.B46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68]/750" office:value-type="float" office:value="0.284" calcext:value-type="float">
            <text:p>0,284</text:p>
          </table:table-cell>
          <table:table-cell table:formula="of:=[.B46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69]/750" office:value-type="float" office:value="0.285333333333333" calcext:value-type="float">
            <text:p>0,285333333333333</text:p>
          </table:table-cell>
          <table:table-cell table:formula="of:=[.B46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70]/750" office:value-type="float" office:value="0.286666666666667" calcext:value-type="float">
            <text:p>0,286666666666667</text:p>
          </table:table-cell>
          <table:table-cell table:formula="of:=[.B47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71]/750" office:value-type="float" office:value="0.288" calcext:value-type="float">
            <text:p>0,288</text:p>
          </table:table-cell>
          <table:table-cell table:formula="of:=[.B47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72]/750" office:value-type="float" office:value="0.289333333333333" calcext:value-type="float">
            <text:p>0,289333333333333</text:p>
          </table:table-cell>
          <table:table-cell table:formula="of:=[.B47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73]/750" office:value-type="float" office:value="0.290666666666667" calcext:value-type="float">
            <text:p>0,290666666666667</text:p>
          </table:table-cell>
          <table:table-cell table:formula="of:=[.B47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74]/750" office:value-type="float" office:value="0.292" calcext:value-type="float">
            <text:p>0,292</text:p>
          </table:table-cell>
          <table:table-cell table:formula="of:=[.B47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75]/750" office:value-type="float" office:value="0.293333333333333" calcext:value-type="float">
            <text:p>0,293333333333333</text:p>
          </table:table-cell>
          <table:table-cell table:formula="of:=[.B47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76]/750" office:value-type="float" office:value="0.294666666666667" calcext:value-type="float">
            <text:p>0,294666666666667</text:p>
          </table:table-cell>
          <table:table-cell table:formula="of:=[.B47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77]/750" office:value-type="float" office:value="0.296" calcext:value-type="float">
            <text:p>0,296</text:p>
          </table:table-cell>
          <table:table-cell table:formula="of:=[.B47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78]/750" office:value-type="float" office:value="0.297333333333333" calcext:value-type="float">
            <text:p>0,297333333333333</text:p>
          </table:table-cell>
          <table:table-cell table:formula="of:=[.B47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79]/750" office:value-type="float" office:value="0.298666666666667" calcext:value-type="float">
            <text:p>0,298666666666667</text:p>
          </table:table-cell>
          <table:table-cell table:formula="of:=[.B47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80]/750" office:value-type="float" office:value="0.3" calcext:value-type="float">
            <text:p>0,3</text:p>
          </table:table-cell>
          <table:table-cell table:formula="of:=[.B48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81]/750" office:value-type="float" office:value="0.301333333333333" calcext:value-type="float">
            <text:p>0,301333333333333</text:p>
          </table:table-cell>
          <table:table-cell table:formula="of:=[.B48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82]/750" office:value-type="float" office:value="0.302666666666667" calcext:value-type="float">
            <text:p>0,302666666666667</text:p>
          </table:table-cell>
          <table:table-cell table:formula="of:=[.B48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83]/750" office:value-type="float" office:value="0.304" calcext:value-type="float">
            <text:p>0,304</text:p>
          </table:table-cell>
          <table:table-cell table:formula="of:=[.B48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84]/750" office:value-type="float" office:value="0.305333333333333" calcext:value-type="float">
            <text:p>0,305333333333333</text:p>
          </table:table-cell>
          <table:table-cell table:formula="of:=[.B48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85]/750" office:value-type="float" office:value="0.306666666666667" calcext:value-type="float">
            <text:p>0,306666666666667</text:p>
          </table:table-cell>
          <table:table-cell table:formula="of:=[.B48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86]/750" office:value-type="float" office:value="0.308" calcext:value-type="float">
            <text:p>0,308</text:p>
          </table:table-cell>
          <table:table-cell table:formula="of:=[.B48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87]/750" office:value-type="float" office:value="0.309333333333333" calcext:value-type="float">
            <text:p>0,309333333333333</text:p>
          </table:table-cell>
          <table:table-cell table:formula="of:=[.B48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88]/750" office:value-type="float" office:value="0.310666666666667" calcext:value-type="float">
            <text:p>0,310666666666667</text:p>
          </table:table-cell>
          <table:table-cell table:formula="of:=[.B48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89]/750" office:value-type="float" office:value="0.312" calcext:value-type="float">
            <text:p>0,312</text:p>
          </table:table-cell>
          <table:table-cell table:formula="of:=[.B48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90]/750" office:value-type="float" office:value="0.313333333333333" calcext:value-type="float">
            <text:p>0,313333333333333</text:p>
          </table:table-cell>
          <table:table-cell table:formula="of:=[.B49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91]/750" office:value-type="float" office:value="0.314666666666667" calcext:value-type="float">
            <text:p>0,314666666666667</text:p>
          </table:table-cell>
          <table:table-cell table:formula="of:=[.B49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92]/750" office:value-type="float" office:value="0.316" calcext:value-type="float">
            <text:p>0,316</text:p>
          </table:table-cell>
          <table:table-cell table:formula="of:=[.B49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93]/750" office:value-type="float" office:value="0.317333333333333" calcext:value-type="float">
            <text:p>0,317333333333333</text:p>
          </table:table-cell>
          <table:table-cell table:formula="of:=[.B49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94]/750" office:value-type="float" office:value="0.318666666666667" calcext:value-type="float">
            <text:p>0,318666666666667</text:p>
          </table:table-cell>
          <table:table-cell table:formula="of:=[.B49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95]/750" office:value-type="float" office:value="0.32" calcext:value-type="float">
            <text:p>0,32</text:p>
          </table:table-cell>
          <table:table-cell table:formula="of:=[.B49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96]/750" office:value-type="float" office:value="0.321333333333333" calcext:value-type="float">
            <text:p>0,321333333333333</text:p>
          </table:table-cell>
          <table:table-cell table:formula="of:=[.B49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97]/750" office:value-type="float" office:value="0.322666666666667" calcext:value-type="float">
            <text:p>0,322666666666667</text:p>
          </table:table-cell>
          <table:table-cell table:formula="of:=[.B49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98]/750" office:value-type="float" office:value="0.324" calcext:value-type="float">
            <text:p>0,324</text:p>
          </table:table-cell>
          <table:table-cell table:formula="of:=[.B49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499]/750" office:value-type="float" office:value="0.325333333333333" calcext:value-type="float">
            <text:p>0,325333333333333</text:p>
          </table:table-cell>
          <table:table-cell table:formula="of:=[.B49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00]/750" office:value-type="float" office:value="0.326666666666667" calcext:value-type="float">
            <text:p>0,326666666666667</text:p>
          </table:table-cell>
          <table:table-cell table:formula="of:=[.B50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01]/750" office:value-type="float" office:value="0.328" calcext:value-type="float">
            <text:p>0,328</text:p>
          </table:table-cell>
          <table:table-cell table:formula="of:=[.B50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02]/750" office:value-type="float" office:value="0.329333333333333" calcext:value-type="float">
            <text:p>0,329333333333333</text:p>
          </table:table-cell>
          <table:table-cell table:formula="of:=[.B50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03]/750" office:value-type="float" office:value="0.330666666666667" calcext:value-type="float">
            <text:p>0,330666666666667</text:p>
          </table:table-cell>
          <table:table-cell table:formula="of:=[.B50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04]/750" office:value-type="float" office:value="0.332" calcext:value-type="float">
            <text:p>0,332</text:p>
          </table:table-cell>
          <table:table-cell table:formula="of:=[.B50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05]/750" office:value-type="float" office:value="0.333333333333333" calcext:value-type="float">
            <text:p>0,333333333333333</text:p>
          </table:table-cell>
          <table:table-cell table:formula="of:=[.B50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06]/750" office:value-type="float" office:value="0.334666666666667" calcext:value-type="float">
            <text:p>0,334666666666667</text:p>
          </table:table-cell>
          <table:table-cell table:formula="of:=[.B50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07]/750" office:value-type="float" office:value="0.336" calcext:value-type="float">
            <text:p>0,336</text:p>
          </table:table-cell>
          <table:table-cell table:formula="of:=[.B50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08]/750" office:value-type="float" office:value="0.337333333333333" calcext:value-type="float">
            <text:p>0,337333333333333</text:p>
          </table:table-cell>
          <table:table-cell table:formula="of:=[.B50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09]/750" office:value-type="float" office:value="0.338666666666667" calcext:value-type="float">
            <text:p>0,338666666666667</text:p>
          </table:table-cell>
          <table:table-cell table:formula="of:=[.B50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10]/750" office:value-type="float" office:value="0.34" calcext:value-type="float">
            <text:p>0,34</text:p>
          </table:table-cell>
          <table:table-cell table:formula="of:=[.B51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11]/750" office:value-type="float" office:value="0.341333333333333" calcext:value-type="float">
            <text:p>0,341333333333333</text:p>
          </table:table-cell>
          <table:table-cell table:formula="of:=[.B51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12]/750" office:value-type="float" office:value="0.342666666666667" calcext:value-type="float">
            <text:p>0,342666666666667</text:p>
          </table:table-cell>
          <table:table-cell table:formula="of:=[.B51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13]/750" office:value-type="float" office:value="0.344" calcext:value-type="float">
            <text:p>0,344</text:p>
          </table:table-cell>
          <table:table-cell table:formula="of:=[.B51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14]/750" office:value-type="float" office:value="0.345333333333333" calcext:value-type="float">
            <text:p>0,345333333333333</text:p>
          </table:table-cell>
          <table:table-cell table:formula="of:=[.B51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15]/750" office:value-type="float" office:value="0.346666666666667" calcext:value-type="float">
            <text:p>0,346666666666667</text:p>
          </table:table-cell>
          <table:table-cell table:formula="of:=[.B51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16]/750" office:value-type="float" office:value="0.348" calcext:value-type="float">
            <text:p>0,348</text:p>
          </table:table-cell>
          <table:table-cell table:formula="of:=[.B51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17]/750" office:value-type="float" office:value="0.349333333333333" calcext:value-type="float">
            <text:p>0,349333333333333</text:p>
          </table:table-cell>
          <table:table-cell table:formula="of:=[.B51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18]/750" office:value-type="float" office:value="0.350666666666667" calcext:value-type="float">
            <text:p>0,350666666666667</text:p>
          </table:table-cell>
          <table:table-cell table:formula="of:=[.B51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19]/750" office:value-type="float" office:value="0.352" calcext:value-type="float">
            <text:p>0,352</text:p>
          </table:table-cell>
          <table:table-cell table:formula="of:=[.B51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20]/750" office:value-type="float" office:value="0.353333333333333" calcext:value-type="float">
            <text:p>0,353333333333333</text:p>
          </table:table-cell>
          <table:table-cell table:formula="of:=[.B52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21]/750" office:value-type="float" office:value="0.354666666666667" calcext:value-type="float">
            <text:p>0,354666666666667</text:p>
          </table:table-cell>
          <table:table-cell table:formula="of:=[.B52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22]/750" office:value-type="float" office:value="0.356" calcext:value-type="float">
            <text:p>0,356</text:p>
          </table:table-cell>
          <table:table-cell table:formula="of:=[.B52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23]/750" office:value-type="float" office:value="0.357333333333333" calcext:value-type="float">
            <text:p>0,357333333333333</text:p>
          </table:table-cell>
          <table:table-cell table:formula="of:=[.B52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24]/750" office:value-type="float" office:value="0.358666666666667" calcext:value-type="float">
            <text:p>0,358666666666667</text:p>
          </table:table-cell>
          <table:table-cell table:formula="of:=[.B52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25]/750" office:value-type="float" office:value="0.36" calcext:value-type="float">
            <text:p>0,36</text:p>
          </table:table-cell>
          <table:table-cell table:formula="of:=[.B52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26]/750" office:value-type="float" office:value="0.361333333333333" calcext:value-type="float">
            <text:p>0,361333333333333</text:p>
          </table:table-cell>
          <table:table-cell table:formula="of:=[.B52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27]/750" office:value-type="float" office:value="0.362666666666667" calcext:value-type="float">
            <text:p>0,362666666666667</text:p>
          </table:table-cell>
          <table:table-cell table:formula="of:=[.B52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28]/750" office:value-type="float" office:value="0.364" calcext:value-type="float">
            <text:p>0,364</text:p>
          </table:table-cell>
          <table:table-cell table:formula="of:=[.B52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29]/750" office:value-type="float" office:value="0.365333333333333" calcext:value-type="float">
            <text:p>0,365333333333333</text:p>
          </table:table-cell>
          <table:table-cell table:formula="of:=[.B52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30]/750" office:value-type="float" office:value="0.366666666666667" calcext:value-type="float">
            <text:p>0,366666666666667</text:p>
          </table:table-cell>
          <table:table-cell table:formula="of:=[.B53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31]/750" office:value-type="float" office:value="0.368" calcext:value-type="float">
            <text:p>0,368</text:p>
          </table:table-cell>
          <table:table-cell table:formula="of:=[.B53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32]/750" office:value-type="float" office:value="0.369333333333333" calcext:value-type="float">
            <text:p>0,369333333333333</text:p>
          </table:table-cell>
          <table:table-cell table:formula="of:=[.B53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33]/750" office:value-type="float" office:value="0.370666666666667" calcext:value-type="float">
            <text:p>0,370666666666667</text:p>
          </table:table-cell>
          <table:table-cell table:formula="of:=[.B53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34]/750" office:value-type="float" office:value="0.372" calcext:value-type="float">
            <text:p>0,372</text:p>
          </table:table-cell>
          <table:table-cell table:formula="of:=[.B53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35]/750" office:value-type="float" office:value="0.373333333333333" calcext:value-type="float">
            <text:p>0,373333333333333</text:p>
          </table:table-cell>
          <table:table-cell table:formula="of:=[.B53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36]/750" office:value-type="float" office:value="0.374666666666667" calcext:value-type="float">
            <text:p>0,374666666666667</text:p>
          </table:table-cell>
          <table:table-cell table:formula="of:=[.B53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37]/750" office:value-type="float" office:value="0.376" calcext:value-type="float">
            <text:p>0,376</text:p>
          </table:table-cell>
          <table:table-cell table:formula="of:=[.B53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38]/750" office:value-type="float" office:value="0.377333333333333" calcext:value-type="float">
            <text:p>0,377333333333333</text:p>
          </table:table-cell>
          <table:table-cell table:formula="of:=[.B53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39]/750" office:value-type="float" office:value="0.378666666666667" calcext:value-type="float">
            <text:p>0,378666666666667</text:p>
          </table:table-cell>
          <table:table-cell table:formula="of:=[.B53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40]/750" office:value-type="float" office:value="0.38" calcext:value-type="float">
            <text:p>0,38</text:p>
          </table:table-cell>
          <table:table-cell table:formula="of:=[.B54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41]/750" office:value-type="float" office:value="0.381333333333333" calcext:value-type="float">
            <text:p>0,381333333333333</text:p>
          </table:table-cell>
          <table:table-cell table:formula="of:=[.B54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42]/750" office:value-type="float" office:value="0.382666666666667" calcext:value-type="float">
            <text:p>0,382666666666667</text:p>
          </table:table-cell>
          <table:table-cell table:formula="of:=[.B54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43]/750" office:value-type="float" office:value="0.384" calcext:value-type="float">
            <text:p>0,384</text:p>
          </table:table-cell>
          <table:table-cell table:formula="of:=[.B54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44]/750" office:value-type="float" office:value="0.385333333333333" calcext:value-type="float">
            <text:p>0,385333333333333</text:p>
          </table:table-cell>
          <table:table-cell table:formula="of:=[.B54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45]/750" office:value-type="float" office:value="0.386666666666667" calcext:value-type="float">
            <text:p>0,386666666666667</text:p>
          </table:table-cell>
          <table:table-cell table:formula="of:=[.B54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46]/750" office:value-type="float" office:value="0.388" calcext:value-type="float">
            <text:p>0,388</text:p>
          </table:table-cell>
          <table:table-cell table:formula="of:=[.B54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47]/750" office:value-type="float" office:value="0.389333333333333" calcext:value-type="float">
            <text:p>0,389333333333333</text:p>
          </table:table-cell>
          <table:table-cell table:formula="of:=[.B54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48]/750" office:value-type="float" office:value="0.390666666666667" calcext:value-type="float">
            <text:p>0,390666666666667</text:p>
          </table:table-cell>
          <table:table-cell table:formula="of:=[.B54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49]/750" office:value-type="float" office:value="0.392" calcext:value-type="float">
            <text:p>0,392</text:p>
          </table:table-cell>
          <table:table-cell table:formula="of:=[.B54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50]/750" office:value-type="float" office:value="0.393333333333333" calcext:value-type="float">
            <text:p>0,393333333333333</text:p>
          </table:table-cell>
          <table:table-cell table:formula="of:=[.B55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51]/750" office:value-type="float" office:value="0.394666666666667" calcext:value-type="float">
            <text:p>0,394666666666667</text:p>
          </table:table-cell>
          <table:table-cell table:formula="of:=[.B55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52]/750" office:value-type="float" office:value="0.396" calcext:value-type="float">
            <text:p>0,396</text:p>
          </table:table-cell>
          <table:table-cell table:formula="of:=[.B55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53]/750" office:value-type="float" office:value="0.397333333333333" calcext:value-type="float">
            <text:p>0,397333333333333</text:p>
          </table:table-cell>
          <table:table-cell table:formula="of:=[.B55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54]/750" office:value-type="float" office:value="0.398666666666667" calcext:value-type="float">
            <text:p>0,398666666666667</text:p>
          </table:table-cell>
          <table:table-cell table:formula="of:=[.B55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55]/750" office:value-type="float" office:value="0.4" calcext:value-type="float">
            <text:p>0,4</text:p>
          </table:table-cell>
          <table:table-cell table:formula="of:=[.B55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56]/750" office:value-type="float" office:value="0.401333333333333" calcext:value-type="float">
            <text:p>0,401333333333333</text:p>
          </table:table-cell>
          <table:table-cell table:formula="of:=[.B55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57]/750" office:value-type="float" office:value="0.402666666666667" calcext:value-type="float">
            <text:p>0,402666666666667</text:p>
          </table:table-cell>
          <table:table-cell table:formula="of:=[.B55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58]/750" office:value-type="float" office:value="0.404" calcext:value-type="float">
            <text:p>0,404</text:p>
          </table:table-cell>
          <table:table-cell table:formula="of:=[.B55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59]/750" office:value-type="float" office:value="0.405333333333333" calcext:value-type="float">
            <text:p>0,405333333333333</text:p>
          </table:table-cell>
          <table:table-cell table:formula="of:=[.B55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60]/750" office:value-type="float" office:value="0.406666666666667" calcext:value-type="float">
            <text:p>0,406666666666667</text:p>
          </table:table-cell>
          <table:table-cell table:formula="of:=[.B56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61]/750" office:value-type="float" office:value="0.408" calcext:value-type="float">
            <text:p>0,408</text:p>
          </table:table-cell>
          <table:table-cell table:formula="of:=[.B56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62]/750" office:value-type="float" office:value="0.409333333333333" calcext:value-type="float">
            <text:p>0,409333333333333</text:p>
          </table:table-cell>
          <table:table-cell table:formula="of:=[.B56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63]/750" office:value-type="float" office:value="0.410666666666667" calcext:value-type="float">
            <text:p>0,410666666666667</text:p>
          </table:table-cell>
          <table:table-cell table:formula="of:=[.B56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64]/750" office:value-type="float" office:value="0.412" calcext:value-type="float">
            <text:p>0,412</text:p>
          </table:table-cell>
          <table:table-cell table:formula="of:=[.B56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65]/750" office:value-type="float" office:value="0.413333333333333" calcext:value-type="float">
            <text:p>0,413333333333333</text:p>
          </table:table-cell>
          <table:table-cell table:formula="of:=[.B56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66]/750" office:value-type="float" office:value="0.414666666666667" calcext:value-type="float">
            <text:p>0,414666666666667</text:p>
          </table:table-cell>
          <table:table-cell table:formula="of:=[.B56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67]/750" office:value-type="float" office:value="0.416" calcext:value-type="float">
            <text:p>0,416</text:p>
          </table:table-cell>
          <table:table-cell table:formula="of:=[.B56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68]/750" office:value-type="float" office:value="0.417333333333333" calcext:value-type="float">
            <text:p>0,417333333333333</text:p>
          </table:table-cell>
          <table:table-cell table:formula="of:=[.B56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69]/750" office:value-type="float" office:value="0.418666666666667" calcext:value-type="float">
            <text:p>0,418666666666667</text:p>
          </table:table-cell>
          <table:table-cell table:formula="of:=[.B56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70]/750" office:value-type="float" office:value="0.42" calcext:value-type="float">
            <text:p>0,42</text:p>
          </table:table-cell>
          <table:table-cell table:formula="of:=[.B57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71]/750" office:value-type="float" office:value="0.421333333333333" calcext:value-type="float">
            <text:p>0,421333333333333</text:p>
          </table:table-cell>
          <table:table-cell table:formula="of:=[.B57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72]/750" office:value-type="float" office:value="0.422666666666667" calcext:value-type="float">
            <text:p>0,422666666666667</text:p>
          </table:table-cell>
          <table:table-cell table:formula="of:=[.B57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73]/750" office:value-type="float" office:value="0.424" calcext:value-type="float">
            <text:p>0,424</text:p>
          </table:table-cell>
          <table:table-cell table:formula="of:=[.B57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74]/750" office:value-type="float" office:value="0.425333333333333" calcext:value-type="float">
            <text:p>0,425333333333333</text:p>
          </table:table-cell>
          <table:table-cell table:formula="of:=[.B57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75]/750" office:value-type="float" office:value="0.426666666666667" calcext:value-type="float">
            <text:p>0,426666666666667</text:p>
          </table:table-cell>
          <table:table-cell table:formula="of:=[.B57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76]/750" office:value-type="float" office:value="0.428" calcext:value-type="float">
            <text:p>0,428</text:p>
          </table:table-cell>
          <table:table-cell table:formula="of:=[.B57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77]/750" office:value-type="float" office:value="0.429333333333333" calcext:value-type="float">
            <text:p>0,429333333333333</text:p>
          </table:table-cell>
          <table:table-cell table:formula="of:=[.B57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78]/750" office:value-type="float" office:value="0.430666666666667" calcext:value-type="float">
            <text:p>0,430666666666667</text:p>
          </table:table-cell>
          <table:table-cell table:formula="of:=[.B57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79]/750" office:value-type="float" office:value="0.432" calcext:value-type="float">
            <text:p>0,432</text:p>
          </table:table-cell>
          <table:table-cell table:formula="of:=[.B57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80]/750" office:value-type="float" office:value="0.433333333333333" calcext:value-type="float">
            <text:p>0,433333333333333</text:p>
          </table:table-cell>
          <table:table-cell table:formula="of:=[.B58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81]/750" office:value-type="float" office:value="0.434666666666667" calcext:value-type="float">
            <text:p>0,434666666666667</text:p>
          </table:table-cell>
          <table:table-cell table:formula="of:=[.B58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82]/750" office:value-type="float" office:value="0.436" calcext:value-type="float">
            <text:p>0,436</text:p>
          </table:table-cell>
          <table:table-cell table:formula="of:=[.B58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83]/750" office:value-type="float" office:value="0.437333333333333" calcext:value-type="float">
            <text:p>0,437333333333333</text:p>
          </table:table-cell>
          <table:table-cell table:formula="of:=[.B58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84]/750" office:value-type="float" office:value="0.438666666666667" calcext:value-type="float">
            <text:p>0,438666666666667</text:p>
          </table:table-cell>
          <table:table-cell table:formula="of:=[.B58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85]/750" office:value-type="float" office:value="0.44" calcext:value-type="float">
            <text:p>0,44</text:p>
          </table:table-cell>
          <table:table-cell table:formula="of:=[.B58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86]/750" office:value-type="float" office:value="0.441333333333333" calcext:value-type="float">
            <text:p>0,441333333333333</text:p>
          </table:table-cell>
          <table:table-cell table:formula="of:=[.B58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87]/750" office:value-type="float" office:value="0.442666666666667" calcext:value-type="float">
            <text:p>0,442666666666667</text:p>
          </table:table-cell>
          <table:table-cell table:formula="of:=[.B58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88]/750" office:value-type="float" office:value="0.444" calcext:value-type="float">
            <text:p>0,444</text:p>
          </table:table-cell>
          <table:table-cell table:formula="of:=[.B58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89]/750" office:value-type="float" office:value="0.445333333333333" calcext:value-type="float">
            <text:p>0,445333333333333</text:p>
          </table:table-cell>
          <table:table-cell table:formula="of:=[.B58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90]/750" office:value-type="float" office:value="0.446666666666667" calcext:value-type="float">
            <text:p>0,446666666666667</text:p>
          </table:table-cell>
          <table:table-cell table:formula="of:=[.B59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91]/750" office:value-type="float" office:value="0.448" calcext:value-type="float">
            <text:p>0,448</text:p>
          </table:table-cell>
          <table:table-cell table:formula="of:=[.B59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92]/750" office:value-type="float" office:value="0.449333333333333" calcext:value-type="float">
            <text:p>0,449333333333333</text:p>
          </table:table-cell>
          <table:table-cell table:formula="of:=[.B59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93]/750" office:value-type="float" office:value="0.450666666666667" calcext:value-type="float">
            <text:p>0,450666666666667</text:p>
          </table:table-cell>
          <table:table-cell table:formula="of:=[.B59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94]/750" office:value-type="float" office:value="0.452" calcext:value-type="float">
            <text:p>0,452</text:p>
          </table:table-cell>
          <table:table-cell table:formula="of:=[.B59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95]/750" office:value-type="float" office:value="0.453333333333333" calcext:value-type="float">
            <text:p>0,453333333333333</text:p>
          </table:table-cell>
          <table:table-cell table:formula="of:=[.B59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96]/750" office:value-type="float" office:value="0.454666666666667" calcext:value-type="float">
            <text:p>0,454666666666667</text:p>
          </table:table-cell>
          <table:table-cell table:formula="of:=[.B59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97]/750" office:value-type="float" office:value="0.456" calcext:value-type="float">
            <text:p>0,456</text:p>
          </table:table-cell>
          <table:table-cell table:formula="of:=[.B59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98]/750" office:value-type="float" office:value="0.457333333333333" calcext:value-type="float">
            <text:p>0,457333333333333</text:p>
          </table:table-cell>
          <table:table-cell table:formula="of:=[.B59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599]/750" office:value-type="float" office:value="0.458666666666667" calcext:value-type="float">
            <text:p>0,458666666666667</text:p>
          </table:table-cell>
          <table:table-cell table:formula="of:=[.B59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00]/750" office:value-type="float" office:value="0.46" calcext:value-type="float">
            <text:p>0,46</text:p>
          </table:table-cell>
          <table:table-cell table:formula="of:=[.B60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01]/750" office:value-type="float" office:value="0.461333333333333" calcext:value-type="float">
            <text:p>0,461333333333333</text:p>
          </table:table-cell>
          <table:table-cell table:formula="of:=[.B60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02]/750" office:value-type="float" office:value="0.462666666666667" calcext:value-type="float">
            <text:p>0,462666666666667</text:p>
          </table:table-cell>
          <table:table-cell table:formula="of:=[.B60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03]/750" office:value-type="float" office:value="0.464" calcext:value-type="float">
            <text:p>0,464</text:p>
          </table:table-cell>
          <table:table-cell table:formula="of:=[.B60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04]/750" office:value-type="float" office:value="0.465333333333333" calcext:value-type="float">
            <text:p>0,465333333333333</text:p>
          </table:table-cell>
          <table:table-cell table:formula="of:=[.B60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05]/750" office:value-type="float" office:value="0.466666666666667" calcext:value-type="float">
            <text:p>0,466666666666667</text:p>
          </table:table-cell>
          <table:table-cell table:formula="of:=[.B60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06]/750" office:value-type="float" office:value="0.468" calcext:value-type="float">
            <text:p>0,468</text:p>
          </table:table-cell>
          <table:table-cell table:formula="of:=[.B60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07]/750" office:value-type="float" office:value="0.469333333333333" calcext:value-type="float">
            <text:p>0,469333333333333</text:p>
          </table:table-cell>
          <table:table-cell table:formula="of:=[.B60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08]/750" office:value-type="float" office:value="0.470666666666667" calcext:value-type="float">
            <text:p>0,470666666666667</text:p>
          </table:table-cell>
          <table:table-cell table:formula="of:=[.B60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09]/750" office:value-type="float" office:value="0.472" calcext:value-type="float">
            <text:p>0,472</text:p>
          </table:table-cell>
          <table:table-cell table:formula="of:=[.B60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10]/750" office:value-type="float" office:value="0.473333333333333" calcext:value-type="float">
            <text:p>0,473333333333333</text:p>
          </table:table-cell>
          <table:table-cell table:formula="of:=[.B61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11]/750" office:value-type="float" office:value="0.474666666666667" calcext:value-type="float">
            <text:p>0,474666666666667</text:p>
          </table:table-cell>
          <table:table-cell table:formula="of:=[.B61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12]/750" office:value-type="float" office:value="0.476" calcext:value-type="float">
            <text:p>0,476</text:p>
          </table:table-cell>
          <table:table-cell table:formula="of:=[.B61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13]/750" office:value-type="float" office:value="0.477333333333333" calcext:value-type="float">
            <text:p>0,477333333333333</text:p>
          </table:table-cell>
          <table:table-cell table:formula="of:=[.B61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14]/750" office:value-type="float" office:value="0.478666666666667" calcext:value-type="float">
            <text:p>0,478666666666667</text:p>
          </table:table-cell>
          <table:table-cell table:formula="of:=[.B61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15]/750" office:value-type="float" office:value="0.48" calcext:value-type="float">
            <text:p>0,48</text:p>
          </table:table-cell>
          <table:table-cell table:formula="of:=[.B61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16]/750" office:value-type="float" office:value="0.481333333333333" calcext:value-type="float">
            <text:p>0,481333333333333</text:p>
          </table:table-cell>
          <table:table-cell table:formula="of:=[.B61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17]/750" office:value-type="float" office:value="0.482666666666667" calcext:value-type="float">
            <text:p>0,482666666666667</text:p>
          </table:table-cell>
          <table:table-cell table:formula="of:=[.B61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18]/750" office:value-type="float" office:value="0.484" calcext:value-type="float">
            <text:p>0,484</text:p>
          </table:table-cell>
          <table:table-cell table:formula="of:=[.B61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19]/750" office:value-type="float" office:value="0.485333333333333" calcext:value-type="float">
            <text:p>0,485333333333333</text:p>
          </table:table-cell>
          <table:table-cell table:formula="of:=[.B61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20]/750" office:value-type="float" office:value="0.486666666666667" calcext:value-type="float">
            <text:p>0,486666666666667</text:p>
          </table:table-cell>
          <table:table-cell table:formula="of:=[.B62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21]/750" office:value-type="float" office:value="0.488" calcext:value-type="float">
            <text:p>0,488</text:p>
          </table:table-cell>
          <table:table-cell table:formula="of:=[.B62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22]/750" office:value-type="float" office:value="0.489333333333333" calcext:value-type="float">
            <text:p>0,489333333333333</text:p>
          </table:table-cell>
          <table:table-cell table:formula="of:=[.B62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23]/750" office:value-type="float" office:value="0.490666666666667" calcext:value-type="float">
            <text:p>0,490666666666667</text:p>
          </table:table-cell>
          <table:table-cell table:formula="of:=[.B62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24]/750" office:value-type="float" office:value="0.492" calcext:value-type="float">
            <text:p>0,492</text:p>
          </table:table-cell>
          <table:table-cell table:formula="of:=[.B62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25]/750" office:value-type="float" office:value="0.493333333333333" calcext:value-type="float">
            <text:p>0,493333333333333</text:p>
          </table:table-cell>
          <table:table-cell table:formula="of:=[.B62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26]/750" office:value-type="float" office:value="0.494666666666667" calcext:value-type="float">
            <text:p>0,494666666666667</text:p>
          </table:table-cell>
          <table:table-cell table:formula="of:=[.B62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27]/750" office:value-type="float" office:value="0.496" calcext:value-type="float">
            <text:p>0,496</text:p>
          </table:table-cell>
          <table:table-cell table:formula="of:=[.B62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28]/750" office:value-type="float" office:value="0.497333333333333" calcext:value-type="float">
            <text:p>0,497333333333333</text:p>
          </table:table-cell>
          <table:table-cell table:formula="of:=[.B62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29]/750" office:value-type="float" office:value="0.498666666666667" calcext:value-type="float">
            <text:p>0,498666666666667</text:p>
          </table:table-cell>
          <table:table-cell table:formula="of:=[.B62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30]/750" office:value-type="float" office:value="0.5" calcext:value-type="float">
            <text:p>0,5</text:p>
          </table:table-cell>
          <table:table-cell table:formula="of:=[.B63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31]/750" office:value-type="float" office:value="0.501333333333333" calcext:value-type="float">
            <text:p>0,501333333333333</text:p>
          </table:table-cell>
          <table:table-cell table:formula="of:=[.B63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32]/750" office:value-type="float" office:value="0.502666666666667" calcext:value-type="float">
            <text:p>0,502666666666667</text:p>
          </table:table-cell>
          <table:table-cell table:formula="of:=[.B63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33]/750" office:value-type="float" office:value="0.504" calcext:value-type="float">
            <text:p>0,504</text:p>
          </table:table-cell>
          <table:table-cell table:formula="of:=[.B63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34]/750" office:value-type="float" office:value="0.505333333333333" calcext:value-type="float">
            <text:p>0,505333333333333</text:p>
          </table:table-cell>
          <table:table-cell table:formula="of:=[.B63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35]/750" office:value-type="float" office:value="0.506666666666667" calcext:value-type="float">
            <text:p>0,506666666666667</text:p>
          </table:table-cell>
          <table:table-cell table:formula="of:=[.B63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36]/750" office:value-type="float" office:value="0.508" calcext:value-type="float">
            <text:p>0,508</text:p>
          </table:table-cell>
          <table:table-cell table:formula="of:=[.B63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37]/750" office:value-type="float" office:value="0.509333333333333" calcext:value-type="float">
            <text:p>0,509333333333333</text:p>
          </table:table-cell>
          <table:table-cell table:formula="of:=[.B63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38]/750" office:value-type="float" office:value="0.510666666666667" calcext:value-type="float">
            <text:p>0,510666666666667</text:p>
          </table:table-cell>
          <table:table-cell table:formula="of:=[.B63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39]/750" office:value-type="float" office:value="0.512" calcext:value-type="float">
            <text:p>0,512</text:p>
          </table:table-cell>
          <table:table-cell table:formula="of:=[.B63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40]/750" office:value-type="float" office:value="0.513333333333333" calcext:value-type="float">
            <text:p>0,513333333333333</text:p>
          </table:table-cell>
          <table:table-cell table:formula="of:=[.B64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41]/750" office:value-type="float" office:value="0.514666666666667" calcext:value-type="float">
            <text:p>0,514666666666667</text:p>
          </table:table-cell>
          <table:table-cell table:formula="of:=[.B64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42]/750" office:value-type="float" office:value="0.516" calcext:value-type="float">
            <text:p>0,516</text:p>
          </table:table-cell>
          <table:table-cell table:formula="of:=[.B64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43]/750" office:value-type="float" office:value="0.517333333333333" calcext:value-type="float">
            <text:p>0,517333333333333</text:p>
          </table:table-cell>
          <table:table-cell table:formula="of:=[.B64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44]/750" office:value-type="float" office:value="0.518666666666667" calcext:value-type="float">
            <text:p>0,518666666666667</text:p>
          </table:table-cell>
          <table:table-cell table:formula="of:=[.B64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45]/750" office:value-type="float" office:value="0.52" calcext:value-type="float">
            <text:p>0,52</text:p>
          </table:table-cell>
          <table:table-cell table:formula="of:=[.B64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46]/750" office:value-type="float" office:value="0.521333333333333" calcext:value-type="float">
            <text:p>0,521333333333333</text:p>
          </table:table-cell>
          <table:table-cell table:formula="of:=[.B64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47]/750" office:value-type="float" office:value="0.522666666666667" calcext:value-type="float">
            <text:p>0,522666666666667</text:p>
          </table:table-cell>
          <table:table-cell table:formula="of:=[.B64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48]/750" office:value-type="float" office:value="0.524" calcext:value-type="float">
            <text:p>0,524</text:p>
          </table:table-cell>
          <table:table-cell table:formula="of:=[.B64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49]/750" office:value-type="float" office:value="0.525333333333333" calcext:value-type="float">
            <text:p>0,525333333333333</text:p>
          </table:table-cell>
          <table:table-cell table:formula="of:=[.B64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50]/750" office:value-type="float" office:value="0.526666666666667" calcext:value-type="float">
            <text:p>0,526666666666667</text:p>
          </table:table-cell>
          <table:table-cell table:formula="of:=[.B65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51]/750" office:value-type="float" office:value="0.528" calcext:value-type="float">
            <text:p>0,528</text:p>
          </table:table-cell>
          <table:table-cell table:formula="of:=[.B65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52]/750" office:value-type="float" office:value="0.529333333333333" calcext:value-type="float">
            <text:p>0,529333333333333</text:p>
          </table:table-cell>
          <table:table-cell table:formula="of:=[.B65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53]/750" office:value-type="float" office:value="0.530666666666667" calcext:value-type="float">
            <text:p>0,530666666666667</text:p>
          </table:table-cell>
          <table:table-cell table:formula="of:=[.B65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54]/750" office:value-type="float" office:value="0.532" calcext:value-type="float">
            <text:p>0,532</text:p>
          </table:table-cell>
          <table:table-cell table:formula="of:=[.B65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55]/750" office:value-type="float" office:value="0.533333333333333" calcext:value-type="float">
            <text:p>0,533333333333333</text:p>
          </table:table-cell>
          <table:table-cell table:formula="of:=[.B65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56]/750" office:value-type="float" office:value="0.534666666666667" calcext:value-type="float">
            <text:p>0,534666666666667</text:p>
          </table:table-cell>
          <table:table-cell table:formula="of:=[.B65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57]/750" office:value-type="float" office:value="0.536" calcext:value-type="float">
            <text:p>0,536</text:p>
          </table:table-cell>
          <table:table-cell table:formula="of:=[.B65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58]/750" office:value-type="float" office:value="0.537333333333333" calcext:value-type="float">
            <text:p>0,537333333333333</text:p>
          </table:table-cell>
          <table:table-cell table:formula="of:=[.B65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59]/750" office:value-type="float" office:value="0.538666666666667" calcext:value-type="float">
            <text:p>0,538666666666667</text:p>
          </table:table-cell>
          <table:table-cell table:formula="of:=[.B65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60]/750" office:value-type="float" office:value="0.54" calcext:value-type="float">
            <text:p>0,54</text:p>
          </table:table-cell>
          <table:table-cell table:formula="of:=[.B66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61]/750" office:value-type="float" office:value="0.541333333333333" calcext:value-type="float">
            <text:p>0,541333333333333</text:p>
          </table:table-cell>
          <table:table-cell table:formula="of:=[.B66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62]/750" office:value-type="float" office:value="0.542666666666667" calcext:value-type="float">
            <text:p>0,542666666666667</text:p>
          </table:table-cell>
          <table:table-cell table:formula="of:=[.B66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63]/750" office:value-type="float" office:value="0.544" calcext:value-type="float">
            <text:p>0,544</text:p>
          </table:table-cell>
          <table:table-cell table:formula="of:=[.B66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64]/750" office:value-type="float" office:value="0.545333333333333" calcext:value-type="float">
            <text:p>0,545333333333333</text:p>
          </table:table-cell>
          <table:table-cell table:formula="of:=[.B66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65]/750" office:value-type="float" office:value="0.546666666666667" calcext:value-type="float">
            <text:p>0,546666666666667</text:p>
          </table:table-cell>
          <table:table-cell table:formula="of:=[.B66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66]/750" office:value-type="float" office:value="0.548" calcext:value-type="float">
            <text:p>0,548</text:p>
          </table:table-cell>
          <table:table-cell table:formula="of:=[.B66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67]/750" office:value-type="float" office:value="0.549333333333333" calcext:value-type="float">
            <text:p>0,549333333333333</text:p>
          </table:table-cell>
          <table:table-cell table:formula="of:=[.B66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68]/750" office:value-type="float" office:value="0.550666666666667" calcext:value-type="float">
            <text:p>0,550666666666667</text:p>
          </table:table-cell>
          <table:table-cell table:formula="of:=[.B66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69]/750" office:value-type="float" office:value="0.552" calcext:value-type="float">
            <text:p>0,552</text:p>
          </table:table-cell>
          <table:table-cell table:formula="of:=[.B66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70]/750" office:value-type="float" office:value="0.553333333333333" calcext:value-type="float">
            <text:p>0,553333333333333</text:p>
          </table:table-cell>
          <table:table-cell table:formula="of:=[.B67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71]/750" office:value-type="float" office:value="0.554666666666667" calcext:value-type="float">
            <text:p>0,554666666666667</text:p>
          </table:table-cell>
          <table:table-cell table:formula="of:=[.B67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72]/750" office:value-type="float" office:value="0.556" calcext:value-type="float">
            <text:p>0,556</text:p>
          </table:table-cell>
          <table:table-cell table:formula="of:=[.B67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73]/750" office:value-type="float" office:value="0.557333333333333" calcext:value-type="float">
            <text:p>0,557333333333333</text:p>
          </table:table-cell>
          <table:table-cell table:formula="of:=[.B67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74]/750" office:value-type="float" office:value="0.558666666666667" calcext:value-type="float">
            <text:p>0,558666666666667</text:p>
          </table:table-cell>
          <table:table-cell table:formula="of:=[.B67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75]/750" office:value-type="float" office:value="0.56" calcext:value-type="float">
            <text:p>0,56</text:p>
          </table:table-cell>
          <table:table-cell table:formula="of:=[.B67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76]/750" office:value-type="float" office:value="0.561333333333333" calcext:value-type="float">
            <text:p>0,561333333333333</text:p>
          </table:table-cell>
          <table:table-cell table:formula="of:=[.B67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77]/750" office:value-type="float" office:value="0.562666666666667" calcext:value-type="float">
            <text:p>0,562666666666667</text:p>
          </table:table-cell>
          <table:table-cell table:formula="of:=[.B677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78]/750" office:value-type="float" office:value="0.564" calcext:value-type="float">
            <text:p>0,564</text:p>
          </table:table-cell>
          <table:table-cell table:formula="of:=[.B678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79]/750" office:value-type="float" office:value="0.565333333333333" calcext:value-type="float">
            <text:p>0,565333333333333</text:p>
          </table:table-cell>
          <table:table-cell table:formula="of:=[.B679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80]/750" office:value-type="float" office:value="0.566666666666667" calcext:value-type="float">
            <text:p>0,566666666666667</text:p>
          </table:table-cell>
          <table:table-cell table:formula="of:=[.B680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81]/750" office:value-type="float" office:value="0.568" calcext:value-type="float">
            <text:p>0,568</text:p>
          </table:table-cell>
          <table:table-cell table:formula="of:=[.B681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82]/750" office:value-type="float" office:value="0.569333333333333" calcext:value-type="float">
            <text:p>0,569333333333333</text:p>
          </table:table-cell>
          <table:table-cell table:formula="of:=[.B682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83]/750" office:value-type="float" office:value="0.570666666666667" calcext:value-type="float">
            <text:p>0,570666666666667</text:p>
          </table:table-cell>
          <table:table-cell table:formula="of:=[.B683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84]/750" office:value-type="float" office:value="0.572" calcext:value-type="float">
            <text:p>0,572</text:p>
          </table:table-cell>
          <table:table-cell table:formula="of:=[.B684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85]/750" office:value-type="float" office:value="0.573333333333333" calcext:value-type="float">
            <text:p>0,573333333333333</text:p>
          </table:table-cell>
          <table:table-cell table:formula="of:=[.B685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86]/750" office:value-type="float" office:value="0.574666666666667" calcext:value-type="float">
            <text:p>0,574666666666667</text:p>
          </table:table-cell>
          <table:table-cell table:formula="of:=[.B686]/1025" office:value-type="float" office:value="0.0204878048780488" calcext:value-type="float">
            <text:p>0,02048780487804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87]/750" office:value-type="float" office:value="0.574666666666667" calcext:value-type="float">
            <text:p>0,574666666666667</text:p>
          </table:table-cell>
          <table:table-cell table:formula="of:=[.B687]/1025" office:value-type="float" office:value="0.0214634146341463" calcext:value-type="float">
            <text:p>0,02146341463414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88]/750" office:value-type="float" office:value="0.574666666666667" calcext:value-type="float">
            <text:p>0,574666666666667</text:p>
          </table:table-cell>
          <table:table-cell table:formula="of:=[.B688]/1025" office:value-type="float" office:value="0.0224390243902439" calcext:value-type="float">
            <text:p>0,02243902439024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89]/750" office:value-type="float" office:value="0.574666666666667" calcext:value-type="float">
            <text:p>0,574666666666667</text:p>
          </table:table-cell>
          <table:table-cell table:formula="of:=[.B689]/1025" office:value-type="float" office:value="0.0234146341463415" calcext:value-type="float">
            <text:p>0,02341463414634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90]/750" office:value-type="float" office:value="0.574666666666667" calcext:value-type="float">
            <text:p>0,574666666666667</text:p>
          </table:table-cell>
          <table:table-cell table:formula="of:=[.B690]/1025" office:value-type="float" office:value="0.024390243902439" calcext:value-type="float">
            <text:p>0,02439024390243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91]/750" office:value-type="float" office:value="0.574666666666667" calcext:value-type="float">
            <text:p>0,574666666666667</text:p>
          </table:table-cell>
          <table:table-cell table:formula="of:=[.B691]/1025" office:value-type="float" office:value="0.0253658536585366" calcext:value-type="float">
            <text:p>0,02536585365853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92]/750" office:value-type="float" office:value="0.574666666666667" calcext:value-type="float">
            <text:p>0,574666666666667</text:p>
          </table:table-cell>
          <table:table-cell table:formula="of:=[.B692]/1025" office:value-type="float" office:value="0.0263414634146341" calcext:value-type="float">
            <text:p>0,02634146341463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93]/750" office:value-type="float" office:value="0.574666666666667" calcext:value-type="float">
            <text:p>0,574666666666667</text:p>
          </table:table-cell>
          <table:table-cell table:formula="of:=[.B693]/1025" office:value-type="float" office:value="0.0273170731707317" calcext:value-type="float">
            <text:p>0,02731707317073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94]/750" office:value-type="float" office:value="0.574666666666667" calcext:value-type="float">
            <text:p>0,574666666666667</text:p>
          </table:table-cell>
          <table:table-cell table:formula="of:=[.B694]/1025" office:value-type="float" office:value="0.0282926829268293" calcext:value-type="float">
            <text:p>0,0282926829268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95]/750" office:value-type="float" office:value="0.574666666666667" calcext:value-type="float">
            <text:p>0,574666666666667</text:p>
          </table:table-cell>
          <table:table-cell table:formula="of:=[.B695]/1025" office:value-type="float" office:value="0.0292682926829268" calcext:value-type="float">
            <text:p>0,02926829268292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96]/750" office:value-type="float" office:value="0.574666666666667" calcext:value-type="float">
            <text:p>0,574666666666667</text:p>
          </table:table-cell>
          <table:table-cell table:formula="of:=[.B696]/1025" office:value-type="float" office:value="0.0302439024390244" calcext:value-type="float">
            <text:p>0,03024390243902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97]/750" office:value-type="float" office:value="0.574666666666667" calcext:value-type="float">
            <text:p>0,574666666666667</text:p>
          </table:table-cell>
          <table:table-cell table:formula="of:=[.B697]/1025" office:value-type="float" office:value="0.031219512195122" calcext:value-type="float">
            <text:p>0,03121951219512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98]/750" office:value-type="float" office:value="0.574666666666667" calcext:value-type="float">
            <text:p>0,574666666666667</text:p>
          </table:table-cell>
          <table:table-cell table:formula="of:=[.B698]/1025" office:value-type="float" office:value="0.0321951219512195" calcext:value-type="float">
            <text:p>0,0321951219512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699]/750" office:value-type="float" office:value="0.574666666666667" calcext:value-type="float">
            <text:p>0,574666666666667</text:p>
          </table:table-cell>
          <table:table-cell table:formula="of:=[.B699]/1025" office:value-type="float" office:value="0.0331707317073171" calcext:value-type="float">
            <text:p>0,0331707317073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00]/750" office:value-type="float" office:value="0.574666666666667" calcext:value-type="float">
            <text:p>0,574666666666667</text:p>
          </table:table-cell>
          <table:table-cell table:formula="of:=[.B700]/1025" office:value-type="float" office:value="0.0341463414634146" calcext:value-type="float">
            <text:p>0,03414634146341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01]/750" office:value-type="float" office:value="0.574666666666667" calcext:value-type="float">
            <text:p>0,574666666666667</text:p>
          </table:table-cell>
          <table:table-cell table:formula="of:=[.B701]/1025" office:value-type="float" office:value="0.0351219512195122" calcext:value-type="float">
            <text:p>0,0351219512195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02]/750" office:value-type="float" office:value="0.574666666666667" calcext:value-type="float">
            <text:p>0,574666666666667</text:p>
          </table:table-cell>
          <table:table-cell table:formula="of:=[.B702]/1025" office:value-type="float" office:value="0.0360975609756098" calcext:value-type="float">
            <text:p>0,0360975609756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03]/750" office:value-type="float" office:value="0.574666666666667" calcext:value-type="float">
            <text:p>0,574666666666667</text:p>
          </table:table-cell>
          <table:table-cell table:formula="of:=[.B703]/1025" office:value-type="float" office:value="0.0370731707317073" calcext:value-type="float">
            <text:p>0,03707317073170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04]/750" office:value-type="float" office:value="0.574666666666667" calcext:value-type="float">
            <text:p>0,574666666666667</text:p>
          </table:table-cell>
          <table:table-cell table:formula="of:=[.B704]/1025" office:value-type="float" office:value="0.0380487804878049" calcext:value-type="float">
            <text:p>0,03804878048780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05]/750" office:value-type="float" office:value="0.574666666666667" calcext:value-type="float">
            <text:p>0,574666666666667</text:p>
          </table:table-cell>
          <table:table-cell table:formula="of:=[.B705]/1025" office:value-type="float" office:value="0.0390243902439024" calcext:value-type="float">
            <text:p>0,03902439024390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06]/750" office:value-type="float" office:value="0.574666666666667" calcext:value-type="float">
            <text:p>0,574666666666667</text:p>
          </table:table-cell>
          <table:table-cell table:formula="of:=[.B706]/1025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07]/750" office:value-type="float" office:value="0.574666666666667" calcext:value-type="float">
            <text:p>0,574666666666667</text:p>
          </table:table-cell>
          <table:table-cell table:formula="of:=[.B707]/1025" office:value-type="float" office:value="0.0409756097560976" calcext:value-type="float">
            <text:p>0,04097560975609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08]/750" office:value-type="float" office:value="0.574666666666667" calcext:value-type="float">
            <text:p>0,574666666666667</text:p>
          </table:table-cell>
          <table:table-cell table:formula="of:=[.B708]/1025" office:value-type="float" office:value="0.0419512195121951" calcext:value-type="float">
            <text:p>0,04195121951219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09]/750" office:value-type="float" office:value="0.574666666666667" calcext:value-type="float">
            <text:p>0,574666666666667</text:p>
          </table:table-cell>
          <table:table-cell table:formula="of:=[.B709]/1025" office:value-type="float" office:value="0.0429268292682927" calcext:value-type="float">
            <text:p>0,04292682926829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10]/750" office:value-type="float" office:value="0.574666666666667" calcext:value-type="float">
            <text:p>0,574666666666667</text:p>
          </table:table-cell>
          <table:table-cell table:formula="of:=[.B710]/1025" office:value-type="float" office:value="0.0439024390243902" calcext:value-type="float">
            <text:p>0,0439024390243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A711]/750" office:value-type="float" office:value="0.574666666666667" calcext:value-type="float">
            <text:p>0,574666666666667</text:p>
          </table:table-cell>
          <table:table-cell table:formula="of:=[.B71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A712]/750" office:value-type="float" office:value="0.574666666666667" calcext:value-type="float">
            <text:p>0,574666666666667</text:p>
          </table:table-cell>
          <table:table-cell table:formula="of:=[.B71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A713]/750" office:value-type="float" office:value="0.574666666666667" calcext:value-type="float">
            <text:p>0,574666666666667</text:p>
          </table:table-cell>
          <table:table-cell table:formula="of:=[.B71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A714]/750" office:value-type="float" office:value="0.574666666666667" calcext:value-type="float">
            <text:p>0,574666666666667</text:p>
          </table:table-cell>
          <table:table-cell table:formula="of:=[.B71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A715]/750" office:value-type="float" office:value="0.574666666666667" calcext:value-type="float">
            <text:p>0,574666666666667</text:p>
          </table:table-cell>
          <table:table-cell table:formula="of:=[.B71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A716]/750" office:value-type="float" office:value="0.574666666666667" calcext:value-type="float">
            <text:p>0,574666666666667</text:p>
          </table:table-cell>
          <table:table-cell table:formula="of:=[.B71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A717]/750" office:value-type="float" office:value="0.574666666666667" calcext:value-type="float">
            <text:p>0,574666666666667</text:p>
          </table:table-cell>
          <table:table-cell table:formula="of:=[.B71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A718]/750" office:value-type="float" office:value="0.574666666666667" calcext:value-type="float">
            <text:p>0,574666666666667</text:p>
          </table:table-cell>
          <table:table-cell table:formula="of:=[.B71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A719]/750" office:value-type="float" office:value="0.574666666666667" calcext:value-type="float">
            <text:p>0,574666666666667</text:p>
          </table:table-cell>
          <table:table-cell table:formula="of:=[.B71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A720]/750" office:value-type="float" office:value="0.574666666666667" calcext:value-type="float">
            <text:p>0,574666666666667</text:p>
          </table:table-cell>
          <table:table-cell table:formula="of:=[.B72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A721]/750" office:value-type="float" office:value="0.574666666666667" calcext:value-type="float">
            <text:p>0,574666666666667</text:p>
          </table:table-cell>
          <table:table-cell table:formula="of:=[.B72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A722]/750" office:value-type="float" office:value="0.574666666666667" calcext:value-type="float">
            <text:p>0,574666666666667</text:p>
          </table:table-cell>
          <table:table-cell table:formula="of:=[.B72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A723]/750" office:value-type="float" office:value="0.574666666666667" calcext:value-type="float">
            <text:p>0,574666666666667</text:p>
          </table:table-cell>
          <table:table-cell table:formula="of:=[.B72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A724]/750" office:value-type="float" office:value="0.574666666666667" calcext:value-type="float">
            <text:p>0,574666666666667</text:p>
          </table:table-cell>
          <table:table-cell table:formula="of:=[.B72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A725]/750" office:value-type="float" office:value="0.574666666666667" calcext:value-type="float">
            <text:p>0,574666666666667</text:p>
          </table:table-cell>
          <table:table-cell table:formula="of:=[.B72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726]/750" office:value-type="float" office:value="0.574666666666667" calcext:value-type="float">
            <text:p>0,574666666666667</text:p>
          </table:table-cell>
          <table:table-cell table:formula="of:=[.B72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A727]/750" office:value-type="float" office:value="0.574666666666667" calcext:value-type="float">
            <text:p>0,574666666666667</text:p>
          </table:table-cell>
          <table:table-cell table:formula="of:=[.B72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A728]/750" office:value-type="float" office:value="0.574666666666667" calcext:value-type="float">
            <text:p>0,574666666666667</text:p>
          </table:table-cell>
          <table:table-cell table:formula="of:=[.B72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A729]/750" office:value-type="float" office:value="0.574666666666667" calcext:value-type="float">
            <text:p>0,574666666666667</text:p>
          </table:table-cell>
          <table:table-cell table:formula="of:=[.B72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A730]/750" office:value-type="float" office:value="0.574666666666667" calcext:value-type="float">
            <text:p>0,574666666666667</text:p>
          </table:table-cell>
          <table:table-cell table:formula="of:=[.B73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A731]/750" office:value-type="float" office:value="0.574666666666667" calcext:value-type="float">
            <text:p>0,574666666666667</text:p>
          </table:table-cell>
          <table:table-cell table:formula="of:=[.B73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A732]/750" office:value-type="float" office:value="0.574666666666667" calcext:value-type="float">
            <text:p>0,574666666666667</text:p>
          </table:table-cell>
          <table:table-cell table:formula="of:=[.B73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A733]/750" office:value-type="float" office:value="0.574666666666667" calcext:value-type="float">
            <text:p>0,574666666666667</text:p>
          </table:table-cell>
          <table:table-cell table:formula="of:=[.B73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A734]/750" office:value-type="float" office:value="0.574666666666667" calcext:value-type="float">
            <text:p>0,574666666666667</text:p>
          </table:table-cell>
          <table:table-cell table:formula="of:=[.B73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A735]/750" office:value-type="float" office:value="0.574666666666667" calcext:value-type="float">
            <text:p>0,574666666666667</text:p>
          </table:table-cell>
          <table:table-cell table:formula="of:=[.B73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A736]/750" office:value-type="float" office:value="0.574666666666667" calcext:value-type="float">
            <text:p>0,574666666666667</text:p>
          </table:table-cell>
          <table:table-cell table:formula="of:=[.B73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A737]/750" office:value-type="float" office:value="0.574666666666667" calcext:value-type="float">
            <text:p>0,574666666666667</text:p>
          </table:table-cell>
          <table:table-cell table:formula="of:=[.B73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A738]/750" office:value-type="float" office:value="0.574666666666667" calcext:value-type="float">
            <text:p>0,574666666666667</text:p>
          </table:table-cell>
          <table:table-cell table:formula="of:=[.B73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A739]/750" office:value-type="float" office:value="0.574666666666667" calcext:value-type="float">
            <text:p>0,574666666666667</text:p>
          </table:table-cell>
          <table:table-cell table:formula="of:=[.B73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A740]/750" office:value-type="float" office:value="0.574666666666667" calcext:value-type="float">
            <text:p>0,574666666666667</text:p>
          </table:table-cell>
          <table:table-cell table:formula="of:=[.B74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A741]/750" office:value-type="float" office:value="0.574666666666667" calcext:value-type="float">
            <text:p>0,574666666666667</text:p>
          </table:table-cell>
          <table:table-cell table:formula="of:=[.B74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742]/750" office:value-type="float" office:value="0.574666666666667" calcext:value-type="float">
            <text:p>0,574666666666667</text:p>
          </table:table-cell>
          <table:table-cell table:formula="of:=[.B74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A743]/750" office:value-type="float" office:value="0.574666666666667" calcext:value-type="float">
            <text:p>0,574666666666667</text:p>
          </table:table-cell>
          <table:table-cell table:formula="of:=[.B74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A744]/750" office:value-type="float" office:value="0.574666666666667" calcext:value-type="float">
            <text:p>0,574666666666667</text:p>
          </table:table-cell>
          <table:table-cell table:formula="of:=[.B74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A745]/750" office:value-type="float" office:value="0.574666666666667" calcext:value-type="float">
            <text:p>0,574666666666667</text:p>
          </table:table-cell>
          <table:table-cell table:formula="of:=[.B74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A746]/750" office:value-type="float" office:value="0.574666666666667" calcext:value-type="float">
            <text:p>0,574666666666667</text:p>
          </table:table-cell>
          <table:table-cell table:formula="of:=[.B74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A747]/750" office:value-type="float" office:value="0.574666666666667" calcext:value-type="float">
            <text:p>0,574666666666667</text:p>
          </table:table-cell>
          <table:table-cell table:formula="of:=[.B74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A748]/750" office:value-type="float" office:value="0.574666666666667" calcext:value-type="float">
            <text:p>0,574666666666667</text:p>
          </table:table-cell>
          <table:table-cell table:formula="of:=[.B74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A749]/750" office:value-type="float" office:value="0.574666666666667" calcext:value-type="float">
            <text:p>0,574666666666667</text:p>
          </table:table-cell>
          <table:table-cell table:formula="of:=[.B74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A750]/750" office:value-type="float" office:value="0.574666666666667" calcext:value-type="float">
            <text:p>0,574666666666667</text:p>
          </table:table-cell>
          <table:table-cell table:formula="of:=[.B75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[.A751]/750" office:value-type="float" office:value="0.574666666666667" calcext:value-type="float">
            <text:p>0,574666666666667</text:p>
          </table:table-cell>
          <table:table-cell table:formula="of:=[.B75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A752]/750" office:value-type="float" office:value="0.574666666666667" calcext:value-type="float">
            <text:p>0,574666666666667</text:p>
          </table:table-cell>
          <table:table-cell table:formula="of:=[.B75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A753]/750" office:value-type="float" office:value="0.574666666666667" calcext:value-type="float">
            <text:p>0,574666666666667</text:p>
          </table:table-cell>
          <table:table-cell table:formula="of:=[.B75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A754]/750" office:value-type="float" office:value="0.574666666666667" calcext:value-type="float">
            <text:p>0,574666666666667</text:p>
          </table:table-cell>
          <table:table-cell table:formula="of:=[.B75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A755]/750" office:value-type="float" office:value="0.574666666666667" calcext:value-type="float">
            <text:p>0,574666666666667</text:p>
          </table:table-cell>
          <table:table-cell table:formula="of:=[.B75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[.A756]/750" office:value-type="float" office:value="0.574666666666667" calcext:value-type="float">
            <text:p>0,574666666666667</text:p>
          </table:table-cell>
          <table:table-cell table:formula="of:=[.B75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A757]/750" office:value-type="float" office:value="0.574666666666667" calcext:value-type="float">
            <text:p>0,574666666666667</text:p>
          </table:table-cell>
          <table:table-cell table:formula="of:=[.B75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A758]/750" office:value-type="float" office:value="0.574666666666667" calcext:value-type="float">
            <text:p>0,574666666666667</text:p>
          </table:table-cell>
          <table:table-cell table:formula="of:=[.B75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A759]/750" office:value-type="float" office:value="0.574666666666667" calcext:value-type="float">
            <text:p>0,574666666666667</text:p>
          </table:table-cell>
          <table:table-cell table:formula="of:=[.B75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A760]/750" office:value-type="float" office:value="0.574666666666667" calcext:value-type="float">
            <text:p>0,574666666666667</text:p>
          </table:table-cell>
          <table:table-cell table:formula="of:=[.B76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A761]/750" office:value-type="float" office:value="0.574666666666667" calcext:value-type="float">
            <text:p>0,574666666666667</text:p>
          </table:table-cell>
          <table:table-cell table:formula="of:=[.B76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[.A762]/750" office:value-type="float" office:value="0.574666666666667" calcext:value-type="float">
            <text:p>0,574666666666667</text:p>
          </table:table-cell>
          <table:table-cell table:formula="of:=[.B76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[.A763]/750" office:value-type="float" office:value="0.574666666666667" calcext:value-type="float">
            <text:p>0,574666666666667</text:p>
          </table:table-cell>
          <table:table-cell table:formula="of:=[.B76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A764]/750" office:value-type="float" office:value="0.574666666666667" calcext:value-type="float">
            <text:p>0,574666666666667</text:p>
          </table:table-cell>
          <table:table-cell table:formula="of:=[.B76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A765]/750" office:value-type="float" office:value="0.574666666666667" calcext:value-type="float">
            <text:p>0,574666666666667</text:p>
          </table:table-cell>
          <table:table-cell table:formula="of:=[.B76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766]/750" office:value-type="float" office:value="0.574666666666667" calcext:value-type="float">
            <text:p>0,574666666666667</text:p>
          </table:table-cell>
          <table:table-cell table:formula="of:=[.B76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[.A767]/750" office:value-type="float" office:value="0.574666666666667" calcext:value-type="float">
            <text:p>0,574666666666667</text:p>
          </table:table-cell>
          <table:table-cell table:formula="of:=[.B76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A768]/750" office:value-type="float" office:value="0.574666666666667" calcext:value-type="float">
            <text:p>0,574666666666667</text:p>
          </table:table-cell>
          <table:table-cell table:formula="of:=[.B76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[.A769]/750" office:value-type="float" office:value="0.574666666666667" calcext:value-type="float">
            <text:p>0,574666666666667</text:p>
          </table:table-cell>
          <table:table-cell table:formula="of:=[.B76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A770]/750" office:value-type="float" office:value="0.574666666666667" calcext:value-type="float">
            <text:p>0,574666666666667</text:p>
          </table:table-cell>
          <table:table-cell table:formula="of:=[.B77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A771]/750" office:value-type="float" office:value="0.574666666666667" calcext:value-type="float">
            <text:p>0,574666666666667</text:p>
          </table:table-cell>
          <table:table-cell table:formula="of:=[.B77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A772]/750" office:value-type="float" office:value="0.574666666666667" calcext:value-type="float">
            <text:p>0,574666666666667</text:p>
          </table:table-cell>
          <table:table-cell table:formula="of:=[.B77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[.A773]/750" office:value-type="float" office:value="0.574666666666667" calcext:value-type="float">
            <text:p>0,574666666666667</text:p>
          </table:table-cell>
          <table:table-cell table:formula="of:=[.B77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774]/750" office:value-type="float" office:value="0.574666666666667" calcext:value-type="float">
            <text:p>0,574666666666667</text:p>
          </table:table-cell>
          <table:table-cell table:formula="of:=[.B77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A775]/750" office:value-type="float" office:value="0.574666666666667" calcext:value-type="float">
            <text:p>0,574666666666667</text:p>
          </table:table-cell>
          <table:table-cell table:formula="of:=[.B77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A776]/750" office:value-type="float" office:value="0.574666666666667" calcext:value-type="float">
            <text:p>0,574666666666667</text:p>
          </table:table-cell>
          <table:table-cell table:formula="of:=[.B77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A777]/750" office:value-type="float" office:value="0.574666666666667" calcext:value-type="float">
            <text:p>0,574666666666667</text:p>
          </table:table-cell>
          <table:table-cell table:formula="of:=[.B77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A778]/750" office:value-type="float" office:value="0.574666666666667" calcext:value-type="float">
            <text:p>0,574666666666667</text:p>
          </table:table-cell>
          <table:table-cell table:formula="of:=[.B77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A779]/750" office:value-type="float" office:value="0.574666666666667" calcext:value-type="float">
            <text:p>0,574666666666667</text:p>
          </table:table-cell>
          <table:table-cell table:formula="of:=[.B77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A780]/750" office:value-type="float" office:value="0.574666666666667" calcext:value-type="float">
            <text:p>0,574666666666667</text:p>
          </table:table-cell>
          <table:table-cell table:formula="of:=[.B78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A781]/750" office:value-type="float" office:value="0.574666666666667" calcext:value-type="float">
            <text:p>0,574666666666667</text:p>
          </table:table-cell>
          <table:table-cell table:formula="of:=[.B78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782]/750" office:value-type="float" office:value="0.574666666666667" calcext:value-type="float">
            <text:p>0,574666666666667</text:p>
          </table:table-cell>
          <table:table-cell table:formula="of:=[.B78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A783]/750" office:value-type="float" office:value="0.574666666666667" calcext:value-type="float">
            <text:p>0,574666666666667</text:p>
          </table:table-cell>
          <table:table-cell table:formula="of:=[.B78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A784]/750" office:value-type="float" office:value="0.574666666666667" calcext:value-type="float">
            <text:p>0,574666666666667</text:p>
          </table:table-cell>
          <table:table-cell table:formula="of:=[.B78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[.A785]/750" office:value-type="float" office:value="0.574666666666667" calcext:value-type="float">
            <text:p>0,574666666666667</text:p>
          </table:table-cell>
          <table:table-cell table:formula="of:=[.B78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[.A786]/750" office:value-type="float" office:value="0.574666666666667" calcext:value-type="float">
            <text:p>0,574666666666667</text:p>
          </table:table-cell>
          <table:table-cell table:formula="of:=[.B78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[.A787]/750" office:value-type="float" office:value="0.574666666666667" calcext:value-type="float">
            <text:p>0,574666666666667</text:p>
          </table:table-cell>
          <table:table-cell table:formula="of:=[.B78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A788]/750" office:value-type="float" office:value="0.574666666666667" calcext:value-type="float">
            <text:p>0,574666666666667</text:p>
          </table:table-cell>
          <table:table-cell table:formula="of:=[.B78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A789]/750" office:value-type="float" office:value="0.574666666666667" calcext:value-type="float">
            <text:p>0,574666666666667</text:p>
          </table:table-cell>
          <table:table-cell table:formula="of:=[.B78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A790]/750" office:value-type="float" office:value="0.574666666666667" calcext:value-type="float">
            <text:p>0,574666666666667</text:p>
          </table:table-cell>
          <table:table-cell table:formula="of:=[.B79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A791]/750" office:value-type="float" office:value="0.574666666666667" calcext:value-type="float">
            <text:p>0,574666666666667</text:p>
          </table:table-cell>
          <table:table-cell table:formula="of:=[.B79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A792]/750" office:value-type="float" office:value="0.574666666666667" calcext:value-type="float">
            <text:p>0,574666666666667</text:p>
          </table:table-cell>
          <table:table-cell table:formula="of:=[.B79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A793]/750" office:value-type="float" office:value="0.574666666666667" calcext:value-type="float">
            <text:p>0,574666666666667</text:p>
          </table:table-cell>
          <table:table-cell table:formula="of:=[.B79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A794]/750" office:value-type="float" office:value="0.574666666666667" calcext:value-type="float">
            <text:p>0,574666666666667</text:p>
          </table:table-cell>
          <table:table-cell table:formula="of:=[.B79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A795]/750" office:value-type="float" office:value="0.574666666666667" calcext:value-type="float">
            <text:p>0,574666666666667</text:p>
          </table:table-cell>
          <table:table-cell table:formula="of:=[.B79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A796]/750" office:value-type="float" office:value="0.574666666666667" calcext:value-type="float">
            <text:p>0,574666666666667</text:p>
          </table:table-cell>
          <table:table-cell table:formula="of:=[.B79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A797]/750" office:value-type="float" office:value="0.574666666666667" calcext:value-type="float">
            <text:p>0,574666666666667</text:p>
          </table:table-cell>
          <table:table-cell table:formula="of:=[.B79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798]/750" office:value-type="float" office:value="0.574666666666667" calcext:value-type="float">
            <text:p>0,574666666666667</text:p>
          </table:table-cell>
          <table:table-cell table:formula="of:=[.B79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A799]/750" office:value-type="float" office:value="0.574666666666667" calcext:value-type="float">
            <text:p>0,574666666666667</text:p>
          </table:table-cell>
          <table:table-cell table:formula="of:=[.B79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A800]/750" office:value-type="float" office:value="0.574666666666667" calcext:value-type="float">
            <text:p>0,574666666666667</text:p>
          </table:table-cell>
          <table:table-cell table:formula="of:=[.B80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A801]/750" office:value-type="float" office:value="0.574666666666667" calcext:value-type="float">
            <text:p>0,574666666666667</text:p>
          </table:table-cell>
          <table:table-cell table:formula="of:=[.B80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A802]/750" office:value-type="float" office:value="0.574666666666667" calcext:value-type="float">
            <text:p>0,574666666666667</text:p>
          </table:table-cell>
          <table:table-cell table:formula="of:=[.B80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A803]/750" office:value-type="float" office:value="0.574666666666667" calcext:value-type="float">
            <text:p>0,574666666666667</text:p>
          </table:table-cell>
          <table:table-cell table:formula="of:=[.B80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A804]/750" office:value-type="float" office:value="0.574666666666667" calcext:value-type="float">
            <text:p>0,574666666666667</text:p>
          </table:table-cell>
          <table:table-cell table:formula="of:=[.B80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[.A805]/750" office:value-type="float" office:value="0.574666666666667" calcext:value-type="float">
            <text:p>0,574666666666667</text:p>
          </table:table-cell>
          <table:table-cell table:formula="of:=[.B80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806]/750" office:value-type="float" office:value="0.574666666666667" calcext:value-type="float">
            <text:p>0,574666666666667</text:p>
          </table:table-cell>
          <table:table-cell table:formula="of:=[.B80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[.A807]/750" office:value-type="float" office:value="0.574666666666667" calcext:value-type="float">
            <text:p>0,574666666666667</text:p>
          </table:table-cell>
          <table:table-cell table:formula="of:=[.B80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A808]/750" office:value-type="float" office:value="0.574666666666667" calcext:value-type="float">
            <text:p>0,574666666666667</text:p>
          </table:table-cell>
          <table:table-cell table:formula="of:=[.B80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A809]/750" office:value-type="float" office:value="0.574666666666667" calcext:value-type="float">
            <text:p>0,574666666666667</text:p>
          </table:table-cell>
          <table:table-cell table:formula="of:=[.B80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[.A810]/750" office:value-type="float" office:value="0.574666666666667" calcext:value-type="float">
            <text:p>0,574666666666667</text:p>
          </table:table-cell>
          <table:table-cell table:formula="of:=[.B81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A811]/750" office:value-type="float" office:value="0.574666666666667" calcext:value-type="float">
            <text:p>0,574666666666667</text:p>
          </table:table-cell>
          <table:table-cell table:formula="of:=[.B81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A812]/750" office:value-type="float" office:value="0.574666666666667" calcext:value-type="float">
            <text:p>0,574666666666667</text:p>
          </table:table-cell>
          <table:table-cell table:formula="of:=[.B81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[.A813]/750" office:value-type="float" office:value="0.574666666666667" calcext:value-type="float">
            <text:p>0,574666666666667</text:p>
          </table:table-cell>
          <table:table-cell table:formula="of:=[.B81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A814]/750" office:value-type="float" office:value="0.574666666666667" calcext:value-type="float">
            <text:p>0,574666666666667</text:p>
          </table:table-cell>
          <table:table-cell table:formula="of:=[.B81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[.A815]/750" office:value-type="float" office:value="0.574666666666667" calcext:value-type="float">
            <text:p>0,574666666666667</text:p>
          </table:table-cell>
          <table:table-cell table:formula="of:=[.B81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[.A816]/750" office:value-type="float" office:value="0.574666666666667" calcext:value-type="float">
            <text:p>0,574666666666667</text:p>
          </table:table-cell>
          <table:table-cell table:formula="of:=[.B81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A817]/750" office:value-type="float" office:value="0.574666666666667" calcext:value-type="float">
            <text:p>0,574666666666667</text:p>
          </table:table-cell>
          <table:table-cell table:formula="of:=[.B81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A818]/750" office:value-type="float" office:value="0.574666666666667" calcext:value-type="float">
            <text:p>0,574666666666667</text:p>
          </table:table-cell>
          <table:table-cell table:formula="of:=[.B81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A819]/750" office:value-type="float" office:value="0.574666666666667" calcext:value-type="float">
            <text:p>0,574666666666667</text:p>
          </table:table-cell>
          <table:table-cell table:formula="of:=[.B81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A820]/750" office:value-type="float" office:value="0.574666666666667" calcext:value-type="float">
            <text:p>0,574666666666667</text:p>
          </table:table-cell>
          <table:table-cell table:formula="of:=[.B82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A821]/750" office:value-type="float" office:value="0.574666666666667" calcext:value-type="float">
            <text:p>0,574666666666667</text:p>
          </table:table-cell>
          <table:table-cell table:formula="of:=[.B82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A822]/750" office:value-type="float" office:value="0.574666666666667" calcext:value-type="float">
            <text:p>0,574666666666667</text:p>
          </table:table-cell>
          <table:table-cell table:formula="of:=[.B82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[.A823]/750" office:value-type="float" office:value="0.574666666666667" calcext:value-type="float">
            <text:p>0,574666666666667</text:p>
          </table:table-cell>
          <table:table-cell table:formula="of:=[.B82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A824]/750" office:value-type="float" office:value="0.574666666666667" calcext:value-type="float">
            <text:p>0,574666666666667</text:p>
          </table:table-cell>
          <table:table-cell table:formula="of:=[.B82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A825]/750" office:value-type="float" office:value="0.574666666666667" calcext:value-type="float">
            <text:p>0,574666666666667</text:p>
          </table:table-cell>
          <table:table-cell table:formula="of:=[.B82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A826]/750" office:value-type="float" office:value="0.574666666666667" calcext:value-type="float">
            <text:p>0,574666666666667</text:p>
          </table:table-cell>
          <table:table-cell table:formula="of:=[.B82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[.A827]/750" office:value-type="float" office:value="0.574666666666667" calcext:value-type="float">
            <text:p>0,574666666666667</text:p>
          </table:table-cell>
          <table:table-cell table:formula="of:=[.B82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A828]/750" office:value-type="float" office:value="0.574666666666667" calcext:value-type="float">
            <text:p>0,574666666666667</text:p>
          </table:table-cell>
          <table:table-cell table:formula="of:=[.B82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A829]/750" office:value-type="float" office:value="0.574666666666667" calcext:value-type="float">
            <text:p>0,574666666666667</text:p>
          </table:table-cell>
          <table:table-cell table:formula="of:=[.B82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830]/750" office:value-type="float" office:value="0.574666666666667" calcext:value-type="float">
            <text:p>0,574666666666667</text:p>
          </table:table-cell>
          <table:table-cell table:formula="of:=[.B83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[.A831]/750" office:value-type="float" office:value="0.574666666666667" calcext:value-type="float">
            <text:p>0,574666666666667</text:p>
          </table:table-cell>
          <table:table-cell table:formula="of:=[.B83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A832]/750" office:value-type="float" office:value="0.574666666666667" calcext:value-type="float">
            <text:p>0,574666666666667</text:p>
          </table:table-cell>
          <table:table-cell table:formula="of:=[.B83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A833]/750" office:value-type="float" office:value="0.574666666666667" calcext:value-type="float">
            <text:p>0,574666666666667</text:p>
          </table:table-cell>
          <table:table-cell table:formula="of:=[.B83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A834]/750" office:value-type="float" office:value="0.574666666666667" calcext:value-type="float">
            <text:p>0,574666666666667</text:p>
          </table:table-cell>
          <table:table-cell table:formula="of:=[.B83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A835]/750" office:value-type="float" office:value="0.574666666666667" calcext:value-type="float">
            <text:p>0,574666666666667</text:p>
          </table:table-cell>
          <table:table-cell table:formula="of:=[.B83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A836]/750" office:value-type="float" office:value="0.574666666666667" calcext:value-type="float">
            <text:p>0,574666666666667</text:p>
          </table:table-cell>
          <table:table-cell table:formula="of:=[.B83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A837]/750" office:value-type="float" office:value="0.574666666666667" calcext:value-type="float">
            <text:p>0,574666666666667</text:p>
          </table:table-cell>
          <table:table-cell table:formula="of:=[.B83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A838]/750" office:value-type="float" office:value="0.574666666666667" calcext:value-type="float">
            <text:p>0,574666666666667</text:p>
          </table:table-cell>
          <table:table-cell table:formula="of:=[.B838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A839]/750" office:value-type="float" office:value="0.574666666666667" calcext:value-type="float">
            <text:p>0,574666666666667</text:p>
          </table:table-cell>
          <table:table-cell table:formula="of:=[.B839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[.A840]/750" office:value-type="float" office:value="0.574666666666667" calcext:value-type="float">
            <text:p>0,574666666666667</text:p>
          </table:table-cell>
          <table:table-cell table:formula="of:=[.B840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A841]/750" office:value-type="float" office:value="0.574666666666667" calcext:value-type="float">
            <text:p>0,574666666666667</text:p>
          </table:table-cell>
          <table:table-cell table:formula="of:=[.B841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A842]/750" office:value-type="float" office:value="0.574666666666667" calcext:value-type="float">
            <text:p>0,574666666666667</text:p>
          </table:table-cell>
          <table:table-cell table:formula="of:=[.B842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A843]/750" office:value-type="float" office:value="0.574666666666667" calcext:value-type="float">
            <text:p>0,574666666666667</text:p>
          </table:table-cell>
          <table:table-cell table:formula="of:=[.B843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A844]/750" office:value-type="float" office:value="0.574666666666667" calcext:value-type="float">
            <text:p>0,574666666666667</text:p>
          </table:table-cell>
          <table:table-cell table:formula="of:=[.B844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A845]/750" office:value-type="float" office:value="0.574666666666667" calcext:value-type="float">
            <text:p>0,574666666666667</text:p>
          </table:table-cell>
          <table:table-cell table:formula="of:=[.B845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846]/750" office:value-type="float" office:value="0.574666666666667" calcext:value-type="float">
            <text:p>0,574666666666667</text:p>
          </table:table-cell>
          <table:table-cell table:formula="of:=[.B846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47]/750" office:value-type="float" office:value="0.574666666666667" calcext:value-type="float">
            <text:p>0,574666666666667</text:p>
          </table:table-cell>
          <table:table-cell table:formula="of:=[.B847]/1025" office:value-type="float" office:value="0.0448780487804878" calcext:value-type="float">
            <text:p>0,04487804878048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48]/750" office:value-type="float" office:value="0.574666666666667" calcext:value-type="float">
            <text:p>0,574666666666667</text:p>
          </table:table-cell>
          <table:table-cell table:formula="of:=[.B848]/1025" office:value-type="float" office:value="0.0458536585365854" calcext:value-type="float">
            <text:p>0,0458536585365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49]/750" office:value-type="float" office:value="0.574666666666667" calcext:value-type="float">
            <text:p>0,574666666666667</text:p>
          </table:table-cell>
          <table:table-cell table:formula="of:=[.B849]/1025" office:value-type="float" office:value="0.0468292682926829" calcext:value-type="float">
            <text:p>0,04682926829268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50]/750" office:value-type="float" office:value="0.574666666666667" calcext:value-type="float">
            <text:p>0,574666666666667</text:p>
          </table:table-cell>
          <table:table-cell table:formula="of:=[.B850]/1025" office:value-type="float" office:value="0.0478048780487805" calcext:value-type="float">
            <text:p>0,04780487804878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51]/750" office:value-type="float" office:value="0.574666666666667" calcext:value-type="float">
            <text:p>0,574666666666667</text:p>
          </table:table-cell>
          <table:table-cell table:formula="of:=[.B851]/1025" office:value-type="float" office:value="0.0487804878048781" calcext:value-type="float">
            <text:p>0,04878048780487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52]/750" office:value-type="float" office:value="0.574666666666667" calcext:value-type="float">
            <text:p>0,574666666666667</text:p>
          </table:table-cell>
          <table:table-cell table:formula="of:=[.B852]/1025" office:value-type="float" office:value="0.0497560975609756" calcext:value-type="float">
            <text:p>0,04975609756097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53]/750" office:value-type="float" office:value="0.574666666666667" calcext:value-type="float">
            <text:p>0,574666666666667</text:p>
          </table:table-cell>
          <table:table-cell table:formula="of:=[.B853]/1025" office:value-type="float" office:value="0.0507317073170732" calcext:value-type="float">
            <text:p>0,05073170731707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54]/750" office:value-type="float" office:value="0.574666666666667" calcext:value-type="float">
            <text:p>0,574666666666667</text:p>
          </table:table-cell>
          <table:table-cell table:formula="of:=[.B85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55]/750" office:value-type="float" office:value="0.576" calcext:value-type="float">
            <text:p>0,576</text:p>
          </table:table-cell>
          <table:table-cell table:formula="of:=[.B85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56]/750" office:value-type="float" office:value="0.577333333333333" calcext:value-type="float">
            <text:p>0,577333333333333</text:p>
          </table:table-cell>
          <table:table-cell table:formula="of:=[.B85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57]/750" office:value-type="float" office:value="0.578666666666667" calcext:value-type="float">
            <text:p>0,578666666666667</text:p>
          </table:table-cell>
          <table:table-cell table:formula="of:=[.B85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58]/750" office:value-type="float" office:value="0.58" calcext:value-type="float">
            <text:p>0,58</text:p>
          </table:table-cell>
          <table:table-cell table:formula="of:=[.B85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59]/750" office:value-type="float" office:value="0.581333333333333" calcext:value-type="float">
            <text:p>0,581333333333333</text:p>
          </table:table-cell>
          <table:table-cell table:formula="of:=[.B85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60]/750" office:value-type="float" office:value="0.582666666666667" calcext:value-type="float">
            <text:p>0,582666666666667</text:p>
          </table:table-cell>
          <table:table-cell table:formula="of:=[.B86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61]/750" office:value-type="float" office:value="0.584" calcext:value-type="float">
            <text:p>0,584</text:p>
          </table:table-cell>
          <table:table-cell table:formula="of:=[.B86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62]/750" office:value-type="float" office:value="0.585333333333333" calcext:value-type="float">
            <text:p>0,585333333333333</text:p>
          </table:table-cell>
          <table:table-cell table:formula="of:=[.B86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63]/750" office:value-type="float" office:value="0.586666666666667" calcext:value-type="float">
            <text:p>0,586666666666667</text:p>
          </table:table-cell>
          <table:table-cell table:formula="of:=[.B86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64]/750" office:value-type="float" office:value="0.588" calcext:value-type="float">
            <text:p>0,588</text:p>
          </table:table-cell>
          <table:table-cell table:formula="of:=[.B86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65]/750" office:value-type="float" office:value="0.589333333333333" calcext:value-type="float">
            <text:p>0,589333333333333</text:p>
          </table:table-cell>
          <table:table-cell table:formula="of:=[.B86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66]/750" office:value-type="float" office:value="0.590666666666667" calcext:value-type="float">
            <text:p>0,590666666666667</text:p>
          </table:table-cell>
          <table:table-cell table:formula="of:=[.B86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67]/750" office:value-type="float" office:value="0.592" calcext:value-type="float">
            <text:p>0,592</text:p>
          </table:table-cell>
          <table:table-cell table:formula="of:=[.B86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68]/750" office:value-type="float" office:value="0.593333333333333" calcext:value-type="float">
            <text:p>0,593333333333333</text:p>
          </table:table-cell>
          <table:table-cell table:formula="of:=[.B86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69]/750" office:value-type="float" office:value="0.594666666666667" calcext:value-type="float">
            <text:p>0,594666666666667</text:p>
          </table:table-cell>
          <table:table-cell table:formula="of:=[.B86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70]/750" office:value-type="float" office:value="0.596" calcext:value-type="float">
            <text:p>0,596</text:p>
          </table:table-cell>
          <table:table-cell table:formula="of:=[.B87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71]/750" office:value-type="float" office:value="0.597333333333333" calcext:value-type="float">
            <text:p>0,597333333333333</text:p>
          </table:table-cell>
          <table:table-cell table:formula="of:=[.B87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72]/750" office:value-type="float" office:value="0.598666666666667" calcext:value-type="float">
            <text:p>0,598666666666667</text:p>
          </table:table-cell>
          <table:table-cell table:formula="of:=[.B87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73]/750" office:value-type="float" office:value="0.6" calcext:value-type="float">
            <text:p>0,6</text:p>
          </table:table-cell>
          <table:table-cell table:formula="of:=[.B87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74]/750" office:value-type="float" office:value="0.601333333333333" calcext:value-type="float">
            <text:p>0,601333333333333</text:p>
          </table:table-cell>
          <table:table-cell table:formula="of:=[.B87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75]/750" office:value-type="float" office:value="0.602666666666667" calcext:value-type="float">
            <text:p>0,602666666666667</text:p>
          </table:table-cell>
          <table:table-cell table:formula="of:=[.B87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76]/750" office:value-type="float" office:value="0.604" calcext:value-type="float">
            <text:p>0,604</text:p>
          </table:table-cell>
          <table:table-cell table:formula="of:=[.B87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77]/750" office:value-type="float" office:value="0.605333333333333" calcext:value-type="float">
            <text:p>0,605333333333333</text:p>
          </table:table-cell>
          <table:table-cell table:formula="of:=[.B87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78]/750" office:value-type="float" office:value="0.606666666666667" calcext:value-type="float">
            <text:p>0,606666666666667</text:p>
          </table:table-cell>
          <table:table-cell table:formula="of:=[.B87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79]/750" office:value-type="float" office:value="0.608" calcext:value-type="float">
            <text:p>0,608</text:p>
          </table:table-cell>
          <table:table-cell table:formula="of:=[.B87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80]/750" office:value-type="float" office:value="0.609333333333333" calcext:value-type="float">
            <text:p>0,609333333333333</text:p>
          </table:table-cell>
          <table:table-cell table:formula="of:=[.B88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81]/750" office:value-type="float" office:value="0.610666666666667" calcext:value-type="float">
            <text:p>0,610666666666667</text:p>
          </table:table-cell>
          <table:table-cell table:formula="of:=[.B88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82]/750" office:value-type="float" office:value="0.612" calcext:value-type="float">
            <text:p>0,612</text:p>
          </table:table-cell>
          <table:table-cell table:formula="of:=[.B88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83]/750" office:value-type="float" office:value="0.613333333333333" calcext:value-type="float">
            <text:p>0,613333333333333</text:p>
          </table:table-cell>
          <table:table-cell table:formula="of:=[.B88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84]/750" office:value-type="float" office:value="0.614666666666667" calcext:value-type="float">
            <text:p>0,614666666666667</text:p>
          </table:table-cell>
          <table:table-cell table:formula="of:=[.B88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85]/750" office:value-type="float" office:value="0.616" calcext:value-type="float">
            <text:p>0,616</text:p>
          </table:table-cell>
          <table:table-cell table:formula="of:=[.B88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86]/750" office:value-type="float" office:value="0.617333333333333" calcext:value-type="float">
            <text:p>0,617333333333333</text:p>
          </table:table-cell>
          <table:table-cell table:formula="of:=[.B88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87]/750" office:value-type="float" office:value="0.618666666666667" calcext:value-type="float">
            <text:p>0,618666666666667</text:p>
          </table:table-cell>
          <table:table-cell table:formula="of:=[.B88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88]/750" office:value-type="float" office:value="0.62" calcext:value-type="float">
            <text:p>0,62</text:p>
          </table:table-cell>
          <table:table-cell table:formula="of:=[.B88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89]/750" office:value-type="float" office:value="0.621333333333333" calcext:value-type="float">
            <text:p>0,621333333333333</text:p>
          </table:table-cell>
          <table:table-cell table:formula="of:=[.B88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90]/750" office:value-type="float" office:value="0.622666666666667" calcext:value-type="float">
            <text:p>0,622666666666667</text:p>
          </table:table-cell>
          <table:table-cell table:formula="of:=[.B89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91]/750" office:value-type="float" office:value="0.624" calcext:value-type="float">
            <text:p>0,624</text:p>
          </table:table-cell>
          <table:table-cell table:formula="of:=[.B89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92]/750" office:value-type="float" office:value="0.625333333333333" calcext:value-type="float">
            <text:p>0,625333333333333</text:p>
          </table:table-cell>
          <table:table-cell table:formula="of:=[.B89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93]/750" office:value-type="float" office:value="0.626666666666667" calcext:value-type="float">
            <text:p>0,626666666666667</text:p>
          </table:table-cell>
          <table:table-cell table:formula="of:=[.B89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94]/750" office:value-type="float" office:value="0.628" calcext:value-type="float">
            <text:p>0,628</text:p>
          </table:table-cell>
          <table:table-cell table:formula="of:=[.B89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95]/750" office:value-type="float" office:value="0.629333333333333" calcext:value-type="float">
            <text:p>0,629333333333333</text:p>
          </table:table-cell>
          <table:table-cell table:formula="of:=[.B89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96]/750" office:value-type="float" office:value="0.630666666666667" calcext:value-type="float">
            <text:p>0,630666666666667</text:p>
          </table:table-cell>
          <table:table-cell table:formula="of:=[.B89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97]/750" office:value-type="float" office:value="0.632" calcext:value-type="float">
            <text:p>0,632</text:p>
          </table:table-cell>
          <table:table-cell table:formula="of:=[.B89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98]/750" office:value-type="float" office:value="0.633333333333333" calcext:value-type="float">
            <text:p>0,633333333333333</text:p>
          </table:table-cell>
          <table:table-cell table:formula="of:=[.B89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899]/750" office:value-type="float" office:value="0.634666666666667" calcext:value-type="float">
            <text:p>0,634666666666667</text:p>
          </table:table-cell>
          <table:table-cell table:formula="of:=[.B89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00]/750" office:value-type="float" office:value="0.636" calcext:value-type="float">
            <text:p>0,636</text:p>
          </table:table-cell>
          <table:table-cell table:formula="of:=[.B90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01]/750" office:value-type="float" office:value="0.637333333333333" calcext:value-type="float">
            <text:p>0,637333333333333</text:p>
          </table:table-cell>
          <table:table-cell table:formula="of:=[.B90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02]/750" office:value-type="float" office:value="0.638666666666667" calcext:value-type="float">
            <text:p>0,638666666666667</text:p>
          </table:table-cell>
          <table:table-cell table:formula="of:=[.B90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03]/750" office:value-type="float" office:value="0.64" calcext:value-type="float">
            <text:p>0,64</text:p>
          </table:table-cell>
          <table:table-cell table:formula="of:=[.B90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04]/750" office:value-type="float" office:value="0.641333333333333" calcext:value-type="float">
            <text:p>0,641333333333333</text:p>
          </table:table-cell>
          <table:table-cell table:formula="of:=[.B90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05]/750" office:value-type="float" office:value="0.642666666666667" calcext:value-type="float">
            <text:p>0,642666666666667</text:p>
          </table:table-cell>
          <table:table-cell table:formula="of:=[.B90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06]/750" office:value-type="float" office:value="0.644" calcext:value-type="float">
            <text:p>0,644</text:p>
          </table:table-cell>
          <table:table-cell table:formula="of:=[.B90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07]/750" office:value-type="float" office:value="0.645333333333333" calcext:value-type="float">
            <text:p>0,645333333333333</text:p>
          </table:table-cell>
          <table:table-cell table:formula="of:=[.B90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08]/750" office:value-type="float" office:value="0.646666666666667" calcext:value-type="float">
            <text:p>0,646666666666667</text:p>
          </table:table-cell>
          <table:table-cell table:formula="of:=[.B90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09]/750" office:value-type="float" office:value="0.648" calcext:value-type="float">
            <text:p>0,648</text:p>
          </table:table-cell>
          <table:table-cell table:formula="of:=[.B90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10]/750" office:value-type="float" office:value="0.649333333333333" calcext:value-type="float">
            <text:p>0,649333333333333</text:p>
          </table:table-cell>
          <table:table-cell table:formula="of:=[.B91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11]/750" office:value-type="float" office:value="0.650666666666667" calcext:value-type="float">
            <text:p>0,650666666666667</text:p>
          </table:table-cell>
          <table:table-cell table:formula="of:=[.B91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12]/750" office:value-type="float" office:value="0.652" calcext:value-type="float">
            <text:p>0,652</text:p>
          </table:table-cell>
          <table:table-cell table:formula="of:=[.B91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13]/750" office:value-type="float" office:value="0.653333333333333" calcext:value-type="float">
            <text:p>0,653333333333333</text:p>
          </table:table-cell>
          <table:table-cell table:formula="of:=[.B91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14]/750" office:value-type="float" office:value="0.654666666666667" calcext:value-type="float">
            <text:p>0,654666666666667</text:p>
          </table:table-cell>
          <table:table-cell table:formula="of:=[.B91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15]/750" office:value-type="float" office:value="0.656" calcext:value-type="float">
            <text:p>0,656</text:p>
          </table:table-cell>
          <table:table-cell table:formula="of:=[.B91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16]/750" office:value-type="float" office:value="0.657333333333333" calcext:value-type="float">
            <text:p>0,657333333333333</text:p>
          </table:table-cell>
          <table:table-cell table:formula="of:=[.B91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17]/750" office:value-type="float" office:value="0.658666666666667" calcext:value-type="float">
            <text:p>0,658666666666667</text:p>
          </table:table-cell>
          <table:table-cell table:formula="of:=[.B91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18]/750" office:value-type="float" office:value="0.66" calcext:value-type="float">
            <text:p>0,66</text:p>
          </table:table-cell>
          <table:table-cell table:formula="of:=[.B91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19]/750" office:value-type="float" office:value="0.661333333333333" calcext:value-type="float">
            <text:p>0,661333333333333</text:p>
          </table:table-cell>
          <table:table-cell table:formula="of:=[.B91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20]/750" office:value-type="float" office:value="0.662666666666667" calcext:value-type="float">
            <text:p>0,662666666666667</text:p>
          </table:table-cell>
          <table:table-cell table:formula="of:=[.B92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21]/750" office:value-type="float" office:value="0.664" calcext:value-type="float">
            <text:p>0,664</text:p>
          </table:table-cell>
          <table:table-cell table:formula="of:=[.B92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22]/750" office:value-type="float" office:value="0.665333333333333" calcext:value-type="float">
            <text:p>0,665333333333333</text:p>
          </table:table-cell>
          <table:table-cell table:formula="of:=[.B92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23]/750" office:value-type="float" office:value="0.666666666666667" calcext:value-type="float">
            <text:p>0,666666666666667</text:p>
          </table:table-cell>
          <table:table-cell table:formula="of:=[.B92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24]/750" office:value-type="float" office:value="0.668" calcext:value-type="float">
            <text:p>0,668</text:p>
          </table:table-cell>
          <table:table-cell table:formula="of:=[.B92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25]/750" office:value-type="float" office:value="0.669333333333333" calcext:value-type="float">
            <text:p>0,669333333333333</text:p>
          </table:table-cell>
          <table:table-cell table:formula="of:=[.B92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26]/750" office:value-type="float" office:value="0.670666666666667" calcext:value-type="float">
            <text:p>0,670666666666667</text:p>
          </table:table-cell>
          <table:table-cell table:formula="of:=[.B92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27]/750" office:value-type="float" office:value="0.672" calcext:value-type="float">
            <text:p>0,672</text:p>
          </table:table-cell>
          <table:table-cell table:formula="of:=[.B92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28]/750" office:value-type="float" office:value="0.673333333333333" calcext:value-type="float">
            <text:p>0,673333333333333</text:p>
          </table:table-cell>
          <table:table-cell table:formula="of:=[.B92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29]/750" office:value-type="float" office:value="0.674666666666667" calcext:value-type="float">
            <text:p>0,674666666666667</text:p>
          </table:table-cell>
          <table:table-cell table:formula="of:=[.B92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30]/750" office:value-type="float" office:value="0.676" calcext:value-type="float">
            <text:p>0,676</text:p>
          </table:table-cell>
          <table:table-cell table:formula="of:=[.B93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31]/750" office:value-type="float" office:value="0.677333333333333" calcext:value-type="float">
            <text:p>0,677333333333333</text:p>
          </table:table-cell>
          <table:table-cell table:formula="of:=[.B93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32]/750" office:value-type="float" office:value="0.678666666666667" calcext:value-type="float">
            <text:p>0,678666666666667</text:p>
          </table:table-cell>
          <table:table-cell table:formula="of:=[.B93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33]/750" office:value-type="float" office:value="0.68" calcext:value-type="float">
            <text:p>0,68</text:p>
          </table:table-cell>
          <table:table-cell table:formula="of:=[.B93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34]/750" office:value-type="float" office:value="0.681333333333333" calcext:value-type="float">
            <text:p>0,681333333333333</text:p>
          </table:table-cell>
          <table:table-cell table:formula="of:=[.B93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35]/750" office:value-type="float" office:value="0.682666666666667" calcext:value-type="float">
            <text:p>0,682666666666667</text:p>
          </table:table-cell>
          <table:table-cell table:formula="of:=[.B93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36]/750" office:value-type="float" office:value="0.684" calcext:value-type="float">
            <text:p>0,684</text:p>
          </table:table-cell>
          <table:table-cell table:formula="of:=[.B93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37]/750" office:value-type="float" office:value="0.685333333333333" calcext:value-type="float">
            <text:p>0,685333333333333</text:p>
          </table:table-cell>
          <table:table-cell table:formula="of:=[.B93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38]/750" office:value-type="float" office:value="0.686666666666667" calcext:value-type="float">
            <text:p>0,686666666666667</text:p>
          </table:table-cell>
          <table:table-cell table:formula="of:=[.B93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39]/750" office:value-type="float" office:value="0.688" calcext:value-type="float">
            <text:p>0,688</text:p>
          </table:table-cell>
          <table:table-cell table:formula="of:=[.B93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40]/750" office:value-type="float" office:value="0.689333333333333" calcext:value-type="float">
            <text:p>0,689333333333333</text:p>
          </table:table-cell>
          <table:table-cell table:formula="of:=[.B94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41]/750" office:value-type="float" office:value="0.690666666666667" calcext:value-type="float">
            <text:p>0,690666666666667</text:p>
          </table:table-cell>
          <table:table-cell table:formula="of:=[.B94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42]/750" office:value-type="float" office:value="0.692" calcext:value-type="float">
            <text:p>0,692</text:p>
          </table:table-cell>
          <table:table-cell table:formula="of:=[.B94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43]/750" office:value-type="float" office:value="0.693333333333333" calcext:value-type="float">
            <text:p>0,693333333333333</text:p>
          </table:table-cell>
          <table:table-cell table:formula="of:=[.B94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44]/750" office:value-type="float" office:value="0.694666666666667" calcext:value-type="float">
            <text:p>0,694666666666667</text:p>
          </table:table-cell>
          <table:table-cell table:formula="of:=[.B94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45]/750" office:value-type="float" office:value="0.696" calcext:value-type="float">
            <text:p>0,696</text:p>
          </table:table-cell>
          <table:table-cell table:formula="of:=[.B94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46]/750" office:value-type="float" office:value="0.697333333333333" calcext:value-type="float">
            <text:p>0,697333333333333</text:p>
          </table:table-cell>
          <table:table-cell table:formula="of:=[.B94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47]/750" office:value-type="float" office:value="0.698666666666667" calcext:value-type="float">
            <text:p>0,698666666666667</text:p>
          </table:table-cell>
          <table:table-cell table:formula="of:=[.B94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48]/750" office:value-type="float" office:value="0.7" calcext:value-type="float">
            <text:p>0,7</text:p>
          </table:table-cell>
          <table:table-cell table:formula="of:=[.B94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49]/750" office:value-type="float" office:value="0.701333333333333" calcext:value-type="float">
            <text:p>0,701333333333333</text:p>
          </table:table-cell>
          <table:table-cell table:formula="of:=[.B94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50]/750" office:value-type="float" office:value="0.702666666666667" calcext:value-type="float">
            <text:p>0,702666666666667</text:p>
          </table:table-cell>
          <table:table-cell table:formula="of:=[.B95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51]/750" office:value-type="float" office:value="0.704" calcext:value-type="float">
            <text:p>0,704</text:p>
          </table:table-cell>
          <table:table-cell table:formula="of:=[.B95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52]/750" office:value-type="float" office:value="0.705333333333333" calcext:value-type="float">
            <text:p>0,705333333333333</text:p>
          </table:table-cell>
          <table:table-cell table:formula="of:=[.B95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53]/750" office:value-type="float" office:value="0.706666666666667" calcext:value-type="float">
            <text:p>0,706666666666667</text:p>
          </table:table-cell>
          <table:table-cell table:formula="of:=[.B95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54]/750" office:value-type="float" office:value="0.708" calcext:value-type="float">
            <text:p>0,708</text:p>
          </table:table-cell>
          <table:table-cell table:formula="of:=[.B95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55]/750" office:value-type="float" office:value="0.709333333333333" calcext:value-type="float">
            <text:p>0,709333333333333</text:p>
          </table:table-cell>
          <table:table-cell table:formula="of:=[.B95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56]/750" office:value-type="float" office:value="0.710666666666667" calcext:value-type="float">
            <text:p>0,710666666666667</text:p>
          </table:table-cell>
          <table:table-cell table:formula="of:=[.B95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57]/750" office:value-type="float" office:value="0.712" calcext:value-type="float">
            <text:p>0,712</text:p>
          </table:table-cell>
          <table:table-cell table:formula="of:=[.B95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58]/750" office:value-type="float" office:value="0.713333333333333" calcext:value-type="float">
            <text:p>0,713333333333333</text:p>
          </table:table-cell>
          <table:table-cell table:formula="of:=[.B95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59]/750" office:value-type="float" office:value="0.714666666666667" calcext:value-type="float">
            <text:p>0,714666666666667</text:p>
          </table:table-cell>
          <table:table-cell table:formula="of:=[.B95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60]/750" office:value-type="float" office:value="0.716" calcext:value-type="float">
            <text:p>0,716</text:p>
          </table:table-cell>
          <table:table-cell table:formula="of:=[.B96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61]/750" office:value-type="float" office:value="0.717333333333333" calcext:value-type="float">
            <text:p>0,717333333333333</text:p>
          </table:table-cell>
          <table:table-cell table:formula="of:=[.B96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62]/750" office:value-type="float" office:value="0.718666666666667" calcext:value-type="float">
            <text:p>0,718666666666667</text:p>
          </table:table-cell>
          <table:table-cell table:formula="of:=[.B96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63]/750" office:value-type="float" office:value="0.72" calcext:value-type="float">
            <text:p>0,72</text:p>
          </table:table-cell>
          <table:table-cell table:formula="of:=[.B96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64]/750" office:value-type="float" office:value="0.721333333333333" calcext:value-type="float">
            <text:p>0,721333333333333</text:p>
          </table:table-cell>
          <table:table-cell table:formula="of:=[.B96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65]/750" office:value-type="float" office:value="0.722666666666667" calcext:value-type="float">
            <text:p>0,722666666666667</text:p>
          </table:table-cell>
          <table:table-cell table:formula="of:=[.B96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66]/750" office:value-type="float" office:value="0.724" calcext:value-type="float">
            <text:p>0,724</text:p>
          </table:table-cell>
          <table:table-cell table:formula="of:=[.B96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67]/750" office:value-type="float" office:value="0.725333333333333" calcext:value-type="float">
            <text:p>0,725333333333333</text:p>
          </table:table-cell>
          <table:table-cell table:formula="of:=[.B96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68]/750" office:value-type="float" office:value="0.726666666666667" calcext:value-type="float">
            <text:p>0,726666666666667</text:p>
          </table:table-cell>
          <table:table-cell table:formula="of:=[.B96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69]/750" office:value-type="float" office:value="0.728" calcext:value-type="float">
            <text:p>0,728</text:p>
          </table:table-cell>
          <table:table-cell table:formula="of:=[.B96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70]/750" office:value-type="float" office:value="0.729333333333333" calcext:value-type="float">
            <text:p>0,729333333333333</text:p>
          </table:table-cell>
          <table:table-cell table:formula="of:=[.B97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71]/750" office:value-type="float" office:value="0.730666666666667" calcext:value-type="float">
            <text:p>0,730666666666667</text:p>
          </table:table-cell>
          <table:table-cell table:formula="of:=[.B97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72]/750" office:value-type="float" office:value="0.732" calcext:value-type="float">
            <text:p>0,732</text:p>
          </table:table-cell>
          <table:table-cell table:formula="of:=[.B97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73]/750" office:value-type="float" office:value="0.733333333333333" calcext:value-type="float">
            <text:p>0,733333333333333</text:p>
          </table:table-cell>
          <table:table-cell table:formula="of:=[.B97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74]/750" office:value-type="float" office:value="0.734666666666667" calcext:value-type="float">
            <text:p>0,734666666666667</text:p>
          </table:table-cell>
          <table:table-cell table:formula="of:=[.B97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75]/750" office:value-type="float" office:value="0.736" calcext:value-type="float">
            <text:p>0,736</text:p>
          </table:table-cell>
          <table:table-cell table:formula="of:=[.B97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76]/750" office:value-type="float" office:value="0.737333333333333" calcext:value-type="float">
            <text:p>0,737333333333333</text:p>
          </table:table-cell>
          <table:table-cell table:formula="of:=[.B97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77]/750" office:value-type="float" office:value="0.738666666666667" calcext:value-type="float">
            <text:p>0,738666666666667</text:p>
          </table:table-cell>
          <table:table-cell table:formula="of:=[.B97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78]/750" office:value-type="float" office:value="0.74" calcext:value-type="float">
            <text:p>0,74</text:p>
          </table:table-cell>
          <table:table-cell table:formula="of:=[.B97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79]/750" office:value-type="float" office:value="0.741333333333333" calcext:value-type="float">
            <text:p>0,741333333333333</text:p>
          </table:table-cell>
          <table:table-cell table:formula="of:=[.B97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80]/750" office:value-type="float" office:value="0.742666666666667" calcext:value-type="float">
            <text:p>0,742666666666667</text:p>
          </table:table-cell>
          <table:table-cell table:formula="of:=[.B98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81]/750" office:value-type="float" office:value="0.744" calcext:value-type="float">
            <text:p>0,744</text:p>
          </table:table-cell>
          <table:table-cell table:formula="of:=[.B98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82]/750" office:value-type="float" office:value="0.745333333333333" calcext:value-type="float">
            <text:p>0,745333333333333</text:p>
          </table:table-cell>
          <table:table-cell table:formula="of:=[.B98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83]/750" office:value-type="float" office:value="0.746666666666667" calcext:value-type="float">
            <text:p>0,746666666666667</text:p>
          </table:table-cell>
          <table:table-cell table:formula="of:=[.B98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84]/750" office:value-type="float" office:value="0.748" calcext:value-type="float">
            <text:p>0,748</text:p>
          </table:table-cell>
          <table:table-cell table:formula="of:=[.B98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85]/750" office:value-type="float" office:value="0.749333333333333" calcext:value-type="float">
            <text:p>0,749333333333333</text:p>
          </table:table-cell>
          <table:table-cell table:formula="of:=[.B98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86]/750" office:value-type="float" office:value="0.750666666666667" calcext:value-type="float">
            <text:p>0,750666666666667</text:p>
          </table:table-cell>
          <table:table-cell table:formula="of:=[.B98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87]/750" office:value-type="float" office:value="0.752" calcext:value-type="float">
            <text:p>0,752</text:p>
          </table:table-cell>
          <table:table-cell table:formula="of:=[.B98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88]/750" office:value-type="float" office:value="0.753333333333333" calcext:value-type="float">
            <text:p>0,753333333333333</text:p>
          </table:table-cell>
          <table:table-cell table:formula="of:=[.B98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89]/750" office:value-type="float" office:value="0.754666666666667" calcext:value-type="float">
            <text:p>0,754666666666667</text:p>
          </table:table-cell>
          <table:table-cell table:formula="of:=[.B98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90]/750" office:value-type="float" office:value="0.756" calcext:value-type="float">
            <text:p>0,756</text:p>
          </table:table-cell>
          <table:table-cell table:formula="of:=[.B99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91]/750" office:value-type="float" office:value="0.757333333333333" calcext:value-type="float">
            <text:p>0,757333333333333</text:p>
          </table:table-cell>
          <table:table-cell table:formula="of:=[.B99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92]/750" office:value-type="float" office:value="0.758666666666667" calcext:value-type="float">
            <text:p>0,758666666666667</text:p>
          </table:table-cell>
          <table:table-cell table:formula="of:=[.B99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93]/750" office:value-type="float" office:value="0.76" calcext:value-type="float">
            <text:p>0,76</text:p>
          </table:table-cell>
          <table:table-cell table:formula="of:=[.B99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94]/750" office:value-type="float" office:value="0.761333333333333" calcext:value-type="float">
            <text:p>0,761333333333333</text:p>
          </table:table-cell>
          <table:table-cell table:formula="of:=[.B99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95]/750" office:value-type="float" office:value="0.762666666666667" calcext:value-type="float">
            <text:p>0,762666666666667</text:p>
          </table:table-cell>
          <table:table-cell table:formula="of:=[.B99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96]/750" office:value-type="float" office:value="0.764" calcext:value-type="float">
            <text:p>0,764</text:p>
          </table:table-cell>
          <table:table-cell table:formula="of:=[.B99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97]/750" office:value-type="float" office:value="0.765333333333333" calcext:value-type="float">
            <text:p>0,765333333333333</text:p>
          </table:table-cell>
          <table:table-cell table:formula="of:=[.B99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98]/750" office:value-type="float" office:value="0.766666666666667" calcext:value-type="float">
            <text:p>0,766666666666667</text:p>
          </table:table-cell>
          <table:table-cell table:formula="of:=[.B99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999]/750" office:value-type="float" office:value="0.768" calcext:value-type="float">
            <text:p>0,768</text:p>
          </table:table-cell>
          <table:table-cell table:formula="of:=[.B99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00]/750" office:value-type="float" office:value="0.769333333333333" calcext:value-type="float">
            <text:p>0,769333333333333</text:p>
          </table:table-cell>
          <table:table-cell table:formula="of:=[.B100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01]/750" office:value-type="float" office:value="0.770666666666667" calcext:value-type="float">
            <text:p>0,770666666666667</text:p>
          </table:table-cell>
          <table:table-cell table:formula="of:=[.B100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02]/750" office:value-type="float" office:value="0.772" calcext:value-type="float">
            <text:p>0,772</text:p>
          </table:table-cell>
          <table:table-cell table:formula="of:=[.B100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03]/750" office:value-type="float" office:value="0.773333333333333" calcext:value-type="float">
            <text:p>0,773333333333333</text:p>
          </table:table-cell>
          <table:table-cell table:formula="of:=[.B100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04]/750" office:value-type="float" office:value="0.774666666666667" calcext:value-type="float">
            <text:p>0,774666666666667</text:p>
          </table:table-cell>
          <table:table-cell table:formula="of:=[.B100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05]/750" office:value-type="float" office:value="0.776" calcext:value-type="float">
            <text:p>0,776</text:p>
          </table:table-cell>
          <table:table-cell table:formula="of:=[.B100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06]/750" office:value-type="float" office:value="0.777333333333333" calcext:value-type="float">
            <text:p>0,777333333333333</text:p>
          </table:table-cell>
          <table:table-cell table:formula="of:=[.B100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07]/750" office:value-type="float" office:value="0.778666666666667" calcext:value-type="float">
            <text:p>0,778666666666667</text:p>
          </table:table-cell>
          <table:table-cell table:formula="of:=[.B100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08]/750" office:value-type="float" office:value="0.78" calcext:value-type="float">
            <text:p>0,78</text:p>
          </table:table-cell>
          <table:table-cell table:formula="of:=[.B100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09]/750" office:value-type="float" office:value="0.781333333333333" calcext:value-type="float">
            <text:p>0,781333333333333</text:p>
          </table:table-cell>
          <table:table-cell table:formula="of:=[.B100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10]/750" office:value-type="float" office:value="0.782666666666667" calcext:value-type="float">
            <text:p>0,782666666666667</text:p>
          </table:table-cell>
          <table:table-cell table:formula="of:=[.B101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11]/750" office:value-type="float" office:value="0.784" calcext:value-type="float">
            <text:p>0,784</text:p>
          </table:table-cell>
          <table:table-cell table:formula="of:=[.B101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12]/750" office:value-type="float" office:value="0.785333333333333" calcext:value-type="float">
            <text:p>0,785333333333333</text:p>
          </table:table-cell>
          <table:table-cell table:formula="of:=[.B101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13]/750" office:value-type="float" office:value="0.786666666666667" calcext:value-type="float">
            <text:p>0,786666666666667</text:p>
          </table:table-cell>
          <table:table-cell table:formula="of:=[.B101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14]/750" office:value-type="float" office:value="0.788" calcext:value-type="float">
            <text:p>0,788</text:p>
          </table:table-cell>
          <table:table-cell table:formula="of:=[.B101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15]/750" office:value-type="float" office:value="0.789333333333333" calcext:value-type="float">
            <text:p>0,789333333333333</text:p>
          </table:table-cell>
          <table:table-cell table:formula="of:=[.B101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16]/750" office:value-type="float" office:value="0.790666666666667" calcext:value-type="float">
            <text:p>0,790666666666667</text:p>
          </table:table-cell>
          <table:table-cell table:formula="of:=[.B101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17]/750" office:value-type="float" office:value="0.792" calcext:value-type="float">
            <text:p>0,792</text:p>
          </table:table-cell>
          <table:table-cell table:formula="of:=[.B101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18]/750" office:value-type="float" office:value="0.793333333333333" calcext:value-type="float">
            <text:p>0,793333333333333</text:p>
          </table:table-cell>
          <table:table-cell table:formula="of:=[.B101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19]/750" office:value-type="float" office:value="0.794666666666667" calcext:value-type="float">
            <text:p>0,794666666666667</text:p>
          </table:table-cell>
          <table:table-cell table:formula="of:=[.B101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20]/750" office:value-type="float" office:value="0.796" calcext:value-type="float">
            <text:p>0,796</text:p>
          </table:table-cell>
          <table:table-cell table:formula="of:=[.B102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21]/750" office:value-type="float" office:value="0.797333333333333" calcext:value-type="float">
            <text:p>0,797333333333333</text:p>
          </table:table-cell>
          <table:table-cell table:formula="of:=[.B102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22]/750" office:value-type="float" office:value="0.798666666666667" calcext:value-type="float">
            <text:p>0,798666666666667</text:p>
          </table:table-cell>
          <table:table-cell table:formula="of:=[.B102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23]/750" office:value-type="float" office:value="0.8" calcext:value-type="float">
            <text:p>0,8</text:p>
          </table:table-cell>
          <table:table-cell table:formula="of:=[.B102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24]/750" office:value-type="float" office:value="0.801333333333333" calcext:value-type="float">
            <text:p>0,801333333333333</text:p>
          </table:table-cell>
          <table:table-cell table:formula="of:=[.B102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25]/750" office:value-type="float" office:value="0.802666666666667" calcext:value-type="float">
            <text:p>0,802666666666667</text:p>
          </table:table-cell>
          <table:table-cell table:formula="of:=[.B102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26]/750" office:value-type="float" office:value="0.804" calcext:value-type="float">
            <text:p>0,804</text:p>
          </table:table-cell>
          <table:table-cell table:formula="of:=[.B102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27]/750" office:value-type="float" office:value="0.805333333333333" calcext:value-type="float">
            <text:p>0,805333333333333</text:p>
          </table:table-cell>
          <table:table-cell table:formula="of:=[.B102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28]/750" office:value-type="float" office:value="0.806666666666667" calcext:value-type="float">
            <text:p>0,806666666666667</text:p>
          </table:table-cell>
          <table:table-cell table:formula="of:=[.B102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29]/750" office:value-type="float" office:value="0.808" calcext:value-type="float">
            <text:p>0,808</text:p>
          </table:table-cell>
          <table:table-cell table:formula="of:=[.B102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30]/750" office:value-type="float" office:value="0.809333333333333" calcext:value-type="float">
            <text:p>0,809333333333333</text:p>
          </table:table-cell>
          <table:table-cell table:formula="of:=[.B103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31]/750" office:value-type="float" office:value="0.810666666666667" calcext:value-type="float">
            <text:p>0,810666666666667</text:p>
          </table:table-cell>
          <table:table-cell table:formula="of:=[.B103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32]/750" office:value-type="float" office:value="0.812" calcext:value-type="float">
            <text:p>0,812</text:p>
          </table:table-cell>
          <table:table-cell table:formula="of:=[.B103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33]/750" office:value-type="float" office:value="0.813333333333333" calcext:value-type="float">
            <text:p>0,813333333333333</text:p>
          </table:table-cell>
          <table:table-cell table:formula="of:=[.B103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34]/750" office:value-type="float" office:value="0.814666666666667" calcext:value-type="float">
            <text:p>0,814666666666667</text:p>
          </table:table-cell>
          <table:table-cell table:formula="of:=[.B103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35]/750" office:value-type="float" office:value="0.816" calcext:value-type="float">
            <text:p>0,816</text:p>
          </table:table-cell>
          <table:table-cell table:formula="of:=[.B103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36]/750" office:value-type="float" office:value="0.817333333333333" calcext:value-type="float">
            <text:p>0,817333333333333</text:p>
          </table:table-cell>
          <table:table-cell table:formula="of:=[.B103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37]/750" office:value-type="float" office:value="0.818666666666667" calcext:value-type="float">
            <text:p>0,818666666666667</text:p>
          </table:table-cell>
          <table:table-cell table:formula="of:=[.B103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38]/750" office:value-type="float" office:value="0.82" calcext:value-type="float">
            <text:p>0,82</text:p>
          </table:table-cell>
          <table:table-cell table:formula="of:=[.B103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39]/750" office:value-type="float" office:value="0.821333333333333" calcext:value-type="float">
            <text:p>0,821333333333333</text:p>
          </table:table-cell>
          <table:table-cell table:formula="of:=[.B103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40]/750" office:value-type="float" office:value="0.822666666666667" calcext:value-type="float">
            <text:p>0,822666666666667</text:p>
          </table:table-cell>
          <table:table-cell table:formula="of:=[.B104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41]/750" office:value-type="float" office:value="0.824" calcext:value-type="float">
            <text:p>0,824</text:p>
          </table:table-cell>
          <table:table-cell table:formula="of:=[.B104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42]/750" office:value-type="float" office:value="0.825333333333333" calcext:value-type="float">
            <text:p>0,825333333333333</text:p>
          </table:table-cell>
          <table:table-cell table:formula="of:=[.B104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43]/750" office:value-type="float" office:value="0.826666666666667" calcext:value-type="float">
            <text:p>0,826666666666667</text:p>
          </table:table-cell>
          <table:table-cell table:formula="of:=[.B104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44]/750" office:value-type="float" office:value="0.828" calcext:value-type="float">
            <text:p>0,828</text:p>
          </table:table-cell>
          <table:table-cell table:formula="of:=[.B104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45]/750" office:value-type="float" office:value="0.829333333333333" calcext:value-type="float">
            <text:p>0,829333333333333</text:p>
          </table:table-cell>
          <table:table-cell table:formula="of:=[.B104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46]/750" office:value-type="float" office:value="0.830666666666667" calcext:value-type="float">
            <text:p>0,830666666666667</text:p>
          </table:table-cell>
          <table:table-cell table:formula="of:=[.B104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47]/750" office:value-type="float" office:value="0.832" calcext:value-type="float">
            <text:p>0,832</text:p>
          </table:table-cell>
          <table:table-cell table:formula="of:=[.B104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48]/750" office:value-type="float" office:value="0.833333333333333" calcext:value-type="float">
            <text:p>0,833333333333333</text:p>
          </table:table-cell>
          <table:table-cell table:formula="of:=[.B104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49]/750" office:value-type="float" office:value="0.834666666666667" calcext:value-type="float">
            <text:p>0,834666666666667</text:p>
          </table:table-cell>
          <table:table-cell table:formula="of:=[.B104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50]/750" office:value-type="float" office:value="0.836" calcext:value-type="float">
            <text:p>0,836</text:p>
          </table:table-cell>
          <table:table-cell table:formula="of:=[.B105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51]/750" office:value-type="float" office:value="0.837333333333333" calcext:value-type="float">
            <text:p>0,837333333333333</text:p>
          </table:table-cell>
          <table:table-cell table:formula="of:=[.B105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52]/750" office:value-type="float" office:value="0.838666666666667" calcext:value-type="float">
            <text:p>0,838666666666667</text:p>
          </table:table-cell>
          <table:table-cell table:formula="of:=[.B105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53]/750" office:value-type="float" office:value="0.84" calcext:value-type="float">
            <text:p>0,84</text:p>
          </table:table-cell>
          <table:table-cell table:formula="of:=[.B105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54]/750" office:value-type="float" office:value="0.841333333333333" calcext:value-type="float">
            <text:p>0,841333333333333</text:p>
          </table:table-cell>
          <table:table-cell table:formula="of:=[.B105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55]/750" office:value-type="float" office:value="0.842666666666667" calcext:value-type="float">
            <text:p>0,842666666666667</text:p>
          </table:table-cell>
          <table:table-cell table:formula="of:=[.B105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56]/750" office:value-type="float" office:value="0.844" calcext:value-type="float">
            <text:p>0,844</text:p>
          </table:table-cell>
          <table:table-cell table:formula="of:=[.B105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57]/750" office:value-type="float" office:value="0.845333333333333" calcext:value-type="float">
            <text:p>0,845333333333333</text:p>
          </table:table-cell>
          <table:table-cell table:formula="of:=[.B105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58]/750" office:value-type="float" office:value="0.846666666666667" calcext:value-type="float">
            <text:p>0,846666666666667</text:p>
          </table:table-cell>
          <table:table-cell table:formula="of:=[.B105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59]/750" office:value-type="float" office:value="0.848" calcext:value-type="float">
            <text:p>0,848</text:p>
          </table:table-cell>
          <table:table-cell table:formula="of:=[.B105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60]/750" office:value-type="float" office:value="0.849333333333333" calcext:value-type="float">
            <text:p>0,849333333333333</text:p>
          </table:table-cell>
          <table:table-cell table:formula="of:=[.B106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61]/750" office:value-type="float" office:value="0.850666666666667" calcext:value-type="float">
            <text:p>0,850666666666667</text:p>
          </table:table-cell>
          <table:table-cell table:formula="of:=[.B106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62]/750" office:value-type="float" office:value="0.852" calcext:value-type="float">
            <text:p>0,852</text:p>
          </table:table-cell>
          <table:table-cell table:formula="of:=[.B106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63]/750" office:value-type="float" office:value="0.853333333333333" calcext:value-type="float">
            <text:p>0,853333333333333</text:p>
          </table:table-cell>
          <table:table-cell table:formula="of:=[.B106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64]/750" office:value-type="float" office:value="0.854666666666667" calcext:value-type="float">
            <text:p>0,854666666666667</text:p>
          </table:table-cell>
          <table:table-cell table:formula="of:=[.B106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65]/750" office:value-type="float" office:value="0.856" calcext:value-type="float">
            <text:p>0,856</text:p>
          </table:table-cell>
          <table:table-cell table:formula="of:=[.B106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66]/750" office:value-type="float" office:value="0.857333333333333" calcext:value-type="float">
            <text:p>0,857333333333333</text:p>
          </table:table-cell>
          <table:table-cell table:formula="of:=[.B106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67]/750" office:value-type="float" office:value="0.858666666666667" calcext:value-type="float">
            <text:p>0,858666666666667</text:p>
          </table:table-cell>
          <table:table-cell table:formula="of:=[.B106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68]/750" office:value-type="float" office:value="0.86" calcext:value-type="float">
            <text:p>0,86</text:p>
          </table:table-cell>
          <table:table-cell table:formula="of:=[.B106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69]/750" office:value-type="float" office:value="0.861333333333333" calcext:value-type="float">
            <text:p>0,861333333333333</text:p>
          </table:table-cell>
          <table:table-cell table:formula="of:=[.B106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70]/750" office:value-type="float" office:value="0.862666666666667" calcext:value-type="float">
            <text:p>0,862666666666667</text:p>
          </table:table-cell>
          <table:table-cell table:formula="of:=[.B107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71]/750" office:value-type="float" office:value="0.864" calcext:value-type="float">
            <text:p>0,864</text:p>
          </table:table-cell>
          <table:table-cell table:formula="of:=[.B107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72]/750" office:value-type="float" office:value="0.865333333333333" calcext:value-type="float">
            <text:p>0,865333333333333</text:p>
          </table:table-cell>
          <table:table-cell table:formula="of:=[.B107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73]/750" office:value-type="float" office:value="0.866666666666667" calcext:value-type="float">
            <text:p>0,866666666666667</text:p>
          </table:table-cell>
          <table:table-cell table:formula="of:=[.B107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74]/750" office:value-type="float" office:value="0.868" calcext:value-type="float">
            <text:p>0,868</text:p>
          </table:table-cell>
          <table:table-cell table:formula="of:=[.B107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75]/750" office:value-type="float" office:value="0.869333333333333" calcext:value-type="float">
            <text:p>0,869333333333333</text:p>
          </table:table-cell>
          <table:table-cell table:formula="of:=[.B107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76]/750" office:value-type="float" office:value="0.870666666666667" calcext:value-type="float">
            <text:p>0,870666666666667</text:p>
          </table:table-cell>
          <table:table-cell table:formula="of:=[.B107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77]/750" office:value-type="float" office:value="0.872" calcext:value-type="float">
            <text:p>0,872</text:p>
          </table:table-cell>
          <table:table-cell table:formula="of:=[.B107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78]/750" office:value-type="float" office:value="0.873333333333333" calcext:value-type="float">
            <text:p>0,873333333333333</text:p>
          </table:table-cell>
          <table:table-cell table:formula="of:=[.B107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79]/750" office:value-type="float" office:value="0.874666666666667" calcext:value-type="float">
            <text:p>0,874666666666667</text:p>
          </table:table-cell>
          <table:table-cell table:formula="of:=[.B107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80]/750" office:value-type="float" office:value="0.876" calcext:value-type="float">
            <text:p>0,876</text:p>
          </table:table-cell>
          <table:table-cell table:formula="of:=[.B108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81]/750" office:value-type="float" office:value="0.877333333333333" calcext:value-type="float">
            <text:p>0,877333333333333</text:p>
          </table:table-cell>
          <table:table-cell table:formula="of:=[.B108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82]/750" office:value-type="float" office:value="0.878666666666667" calcext:value-type="float">
            <text:p>0,878666666666667</text:p>
          </table:table-cell>
          <table:table-cell table:formula="of:=[.B108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83]/750" office:value-type="float" office:value="0.88" calcext:value-type="float">
            <text:p>0,88</text:p>
          </table:table-cell>
          <table:table-cell table:formula="of:=[.B108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84]/750" office:value-type="float" office:value="0.881333333333333" calcext:value-type="float">
            <text:p>0,881333333333333</text:p>
          </table:table-cell>
          <table:table-cell table:formula="of:=[.B108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85]/750" office:value-type="float" office:value="0.882666666666667" calcext:value-type="float">
            <text:p>0,882666666666667</text:p>
          </table:table-cell>
          <table:table-cell table:formula="of:=[.B108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86]/750" office:value-type="float" office:value="0.884" calcext:value-type="float">
            <text:p>0,884</text:p>
          </table:table-cell>
          <table:table-cell table:formula="of:=[.B108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87]/750" office:value-type="float" office:value="0.885333333333333" calcext:value-type="float">
            <text:p>0,885333333333333</text:p>
          </table:table-cell>
          <table:table-cell table:formula="of:=[.B108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88]/750" office:value-type="float" office:value="0.886666666666667" calcext:value-type="float">
            <text:p>0,886666666666667</text:p>
          </table:table-cell>
          <table:table-cell table:formula="of:=[.B108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89]/750" office:value-type="float" office:value="0.888" calcext:value-type="float">
            <text:p>0,888</text:p>
          </table:table-cell>
          <table:table-cell table:formula="of:=[.B108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90]/750" office:value-type="float" office:value="0.889333333333333" calcext:value-type="float">
            <text:p>0,889333333333333</text:p>
          </table:table-cell>
          <table:table-cell table:formula="of:=[.B109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91]/750" office:value-type="float" office:value="0.890666666666667" calcext:value-type="float">
            <text:p>0,890666666666667</text:p>
          </table:table-cell>
          <table:table-cell table:formula="of:=[.B109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92]/750" office:value-type="float" office:value="0.892" calcext:value-type="float">
            <text:p>0,892</text:p>
          </table:table-cell>
          <table:table-cell table:formula="of:=[.B109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93]/750" office:value-type="float" office:value="0.893333333333333" calcext:value-type="float">
            <text:p>0,893333333333333</text:p>
          </table:table-cell>
          <table:table-cell table:formula="of:=[.B109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94]/750" office:value-type="float" office:value="0.894666666666667" calcext:value-type="float">
            <text:p>0,894666666666667</text:p>
          </table:table-cell>
          <table:table-cell table:formula="of:=[.B109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95]/750" office:value-type="float" office:value="0.896" calcext:value-type="float">
            <text:p>0,896</text:p>
          </table:table-cell>
          <table:table-cell table:formula="of:=[.B109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96]/750" office:value-type="float" office:value="0.897333333333333" calcext:value-type="float">
            <text:p>0,897333333333333</text:p>
          </table:table-cell>
          <table:table-cell table:formula="of:=[.B109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97]/750" office:value-type="float" office:value="0.898666666666667" calcext:value-type="float">
            <text:p>0,898666666666667</text:p>
          </table:table-cell>
          <table:table-cell table:formula="of:=[.B109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98]/750" office:value-type="float" office:value="0.9" calcext:value-type="float">
            <text:p>0,9</text:p>
          </table:table-cell>
          <table:table-cell table:formula="of:=[.B109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099]/750" office:value-type="float" office:value="0.901333333333333" calcext:value-type="float">
            <text:p>0,901333333333333</text:p>
          </table:table-cell>
          <table:table-cell table:formula="of:=[.B109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00]/750" office:value-type="float" office:value="0.902666666666667" calcext:value-type="float">
            <text:p>0,902666666666667</text:p>
          </table:table-cell>
          <table:table-cell table:formula="of:=[.B110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01]/750" office:value-type="float" office:value="0.904" calcext:value-type="float">
            <text:p>0,904</text:p>
          </table:table-cell>
          <table:table-cell table:formula="of:=[.B110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02]/750" office:value-type="float" office:value="0.905333333333333" calcext:value-type="float">
            <text:p>0,905333333333333</text:p>
          </table:table-cell>
          <table:table-cell table:formula="of:=[.B110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03]/750" office:value-type="float" office:value="0.906666666666667" calcext:value-type="float">
            <text:p>0,906666666666667</text:p>
          </table:table-cell>
          <table:table-cell table:formula="of:=[.B110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04]/750" office:value-type="float" office:value="0.908" calcext:value-type="float">
            <text:p>0,908</text:p>
          </table:table-cell>
          <table:table-cell table:formula="of:=[.B110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05]/750" office:value-type="float" office:value="0.909333333333333" calcext:value-type="float">
            <text:p>0,909333333333333</text:p>
          </table:table-cell>
          <table:table-cell table:formula="of:=[.B110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06]/750" office:value-type="float" office:value="0.910666666666667" calcext:value-type="float">
            <text:p>0,910666666666667</text:p>
          </table:table-cell>
          <table:table-cell table:formula="of:=[.B110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07]/750" office:value-type="float" office:value="0.912" calcext:value-type="float">
            <text:p>0,912</text:p>
          </table:table-cell>
          <table:table-cell table:formula="of:=[.B110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08]/750" office:value-type="float" office:value="0.913333333333333" calcext:value-type="float">
            <text:p>0,913333333333333</text:p>
          </table:table-cell>
          <table:table-cell table:formula="of:=[.B110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09]/750" office:value-type="float" office:value="0.914666666666667" calcext:value-type="float">
            <text:p>0,914666666666667</text:p>
          </table:table-cell>
          <table:table-cell table:formula="of:=[.B110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10]/750" office:value-type="float" office:value="0.916" calcext:value-type="float">
            <text:p>0,916</text:p>
          </table:table-cell>
          <table:table-cell table:formula="of:=[.B1110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11]/750" office:value-type="float" office:value="0.917333333333333" calcext:value-type="float">
            <text:p>0,917333333333333</text:p>
          </table:table-cell>
          <table:table-cell table:formula="of:=[.B1111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12]/750" office:value-type="float" office:value="0.918666666666667" calcext:value-type="float">
            <text:p>0,918666666666667</text:p>
          </table:table-cell>
          <table:table-cell table:formula="of:=[.B1112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13]/750" office:value-type="float" office:value="0.92" calcext:value-type="float">
            <text:p>0,92</text:p>
          </table:table-cell>
          <table:table-cell table:formula="of:=[.B1113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14]/750" office:value-type="float" office:value="0.921333333333333" calcext:value-type="float">
            <text:p>0,921333333333333</text:p>
          </table:table-cell>
          <table:table-cell table:formula="of:=[.B1114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15]/750" office:value-type="float" office:value="0.922666666666667" calcext:value-type="float">
            <text:p>0,922666666666667</text:p>
          </table:table-cell>
          <table:table-cell table:formula="of:=[.B1115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16]/750" office:value-type="float" office:value="0.924" calcext:value-type="float">
            <text:p>0,924</text:p>
          </table:table-cell>
          <table:table-cell table:formula="of:=[.B1116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17]/750" office:value-type="float" office:value="0.925333333333333" calcext:value-type="float">
            <text:p>0,925333333333333</text:p>
          </table:table-cell>
          <table:table-cell table:formula="of:=[.B1117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18]/750" office:value-type="float" office:value="0.926666666666667" calcext:value-type="float">
            <text:p>0,926666666666667</text:p>
          </table:table-cell>
          <table:table-cell table:formula="of:=[.B1118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19]/750" office:value-type="float" office:value="0.928" calcext:value-type="float">
            <text:p>0,928</text:p>
          </table:table-cell>
          <table:table-cell table:formula="of:=[.B1119]/1025" office:value-type="float" office:value="0.0517073170731707" calcext:value-type="float">
            <text:p>0,05170731707317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20]/750" office:value-type="float" office:value="0.928" calcext:value-type="float">
            <text:p>0,928</text:p>
          </table:table-cell>
          <table:table-cell table:formula="of:=[.B1120]/1025" office:value-type="float" office:value="0.0526829268292683" calcext:value-type="float">
            <text:p>0,05268292682926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21]/750" office:value-type="float" office:value="0.928" calcext:value-type="float">
            <text:p>0,928</text:p>
          </table:table-cell>
          <table:table-cell table:formula="of:=[.B1121]/1025" office:value-type="float" office:value="0.0536585365853659" calcext:value-type="float">
            <text:p>0,05365853658536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22]/750" office:value-type="float" office:value="0.928" calcext:value-type="float">
            <text:p>0,928</text:p>
          </table:table-cell>
          <table:table-cell table:formula="of:=[.B1122]/1025" office:value-type="float" office:value="0.0546341463414634" calcext:value-type="float">
            <text:p>0,05463414634146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23]/750" office:value-type="float" office:value="0.928" calcext:value-type="float">
            <text:p>0,928</text:p>
          </table:table-cell>
          <table:table-cell table:formula="of:=[.B1123]/1025" office:value-type="float" office:value="0.055609756097561" calcext:value-type="float">
            <text:p>0,05560975609756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24]/750" office:value-type="float" office:value="0.928" calcext:value-type="float">
            <text:p>0,928</text:p>
          </table:table-cell>
          <table:table-cell table:formula="of:=[.B1124]/1025" office:value-type="float" office:value="0.0565853658536585" calcext:value-type="float">
            <text:p>0,05658536585365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25]/750" office:value-type="float" office:value="0.928" calcext:value-type="float">
            <text:p>0,928</text:p>
          </table:table-cell>
          <table:table-cell table:formula="of:=[.B1125]/1025" office:value-type="float" office:value="0.0575609756097561" calcext:value-type="float">
            <text:p>0,05756097560975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26]/750" office:value-type="float" office:value="0.928" calcext:value-type="float">
            <text:p>0,928</text:p>
          </table:table-cell>
          <table:table-cell table:formula="of:=[.B1126]/1025" office:value-type="float" office:value="0.0585365853658537" calcext:value-type="float">
            <text:p>0,05853658536585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27]/750" office:value-type="float" office:value="0.928" calcext:value-type="float">
            <text:p>0,928</text:p>
          </table:table-cell>
          <table:table-cell table:formula="of:=[.B1127]/1025" office:value-type="float" office:value="0.0595121951219512" calcext:value-type="float">
            <text:p>0,05951219512195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28]/750" office:value-type="float" office:value="0.928" calcext:value-type="float">
            <text:p>0,928</text:p>
          </table:table-cell>
          <table:table-cell table:formula="of:=[.B1128]/1025" office:value-type="float" office:value="0.0604878048780488" calcext:value-type="float">
            <text:p>0,06048780487804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29]/750" office:value-type="float" office:value="0.928" calcext:value-type="float">
            <text:p>0,928</text:p>
          </table:table-cell>
          <table:table-cell table:formula="of:=[.B1129]/1025" office:value-type="float" office:value="0.0614634146341463" calcext:value-type="float">
            <text:p>0,06146341463414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30]/750" office:value-type="float" office:value="0.928" calcext:value-type="float">
            <text:p>0,928</text:p>
          </table:table-cell>
          <table:table-cell table:formula="of:=[.B1130]/1025" office:value-type="float" office:value="0.0624390243902439" calcext:value-type="float">
            <text:p>0,06243902439024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31]/750" office:value-type="float" office:value="0.928" calcext:value-type="float">
            <text:p>0,928</text:p>
          </table:table-cell>
          <table:table-cell table:formula="of:=[.B1131]/1025" office:value-type="float" office:value="0.0634146341463415" calcext:value-type="float">
            <text:p>0,06341463414634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32]/750" office:value-type="float" office:value="0.928" calcext:value-type="float">
            <text:p>0,928</text:p>
          </table:table-cell>
          <table:table-cell table:formula="of:=[.B1132]/1025" office:value-type="float" office:value="0.064390243902439" calcext:value-type="float">
            <text:p>0,06439024390243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33]/750" office:value-type="float" office:value="0.928" calcext:value-type="float">
            <text:p>0,928</text:p>
          </table:table-cell>
          <table:table-cell table:formula="of:=[.B1133]/1025" office:value-type="float" office:value="0.0653658536585366" calcext:value-type="float">
            <text:p>0,06536585365853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34]/750" office:value-type="float" office:value="0.928" calcext:value-type="float">
            <text:p>0,928</text:p>
          </table:table-cell>
          <table:table-cell table:formula="of:=[.B1134]/1025" office:value-type="float" office:value="0.0663414634146342" calcext:value-type="float">
            <text:p>0,06634146341463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35]/750" office:value-type="float" office:value="0.928" calcext:value-type="float">
            <text:p>0,928</text:p>
          </table:table-cell>
          <table:table-cell table:formula="of:=[.B1135]/1025" office:value-type="float" office:value="0.0673170731707317" calcext:value-type="float">
            <text:p>0,06731707317073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36]/750" office:value-type="float" office:value="0.928" calcext:value-type="float">
            <text:p>0,928</text:p>
          </table:table-cell>
          <table:table-cell table:formula="of:=[.B1136]/1025" office:value-type="float" office:value="0.0682926829268293" calcext:value-type="float">
            <text:p>0,06829268292682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37]/750" office:value-type="float" office:value="0.928" calcext:value-type="float">
            <text:p>0,928</text:p>
          </table:table-cell>
          <table:table-cell table:formula="of:=[.B1137]/1025" office:value-type="float" office:value="0.0692682926829268" calcext:value-type="float">
            <text:p>0,06926829268292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A1138]/750" office:value-type="float" office:value="0.928" calcext:value-type="float">
            <text:p>0,928</text:p>
          </table:table-cell>
          <table:table-cell table:formula="of:=[.B113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A1139]/750" office:value-type="float" office:value="0.928" calcext:value-type="float">
            <text:p>0,928</text:p>
          </table:table-cell>
          <table:table-cell table:formula="of:=[.B113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A1140]/750" office:value-type="float" office:value="0.928" calcext:value-type="float">
            <text:p>0,928</text:p>
          </table:table-cell>
          <table:table-cell table:formula="of:=[.B114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A1141]/750" office:value-type="float" office:value="0.928" calcext:value-type="float">
            <text:p>0,928</text:p>
          </table:table-cell>
          <table:table-cell table:formula="of:=[.B114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[.A1142]/750" office:value-type="float" office:value="0.928" calcext:value-type="float">
            <text:p>0,928</text:p>
          </table:table-cell>
          <table:table-cell table:formula="of:=[.B114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A1143]/750" office:value-type="float" office:value="0.928" calcext:value-type="float">
            <text:p>0,928</text:p>
          </table:table-cell>
          <table:table-cell table:formula="of:=[.B114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[.A1144]/750" office:value-type="float" office:value="0.928" calcext:value-type="float">
            <text:p>0,928</text:p>
          </table:table-cell>
          <table:table-cell table:formula="of:=[.B114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1145]/750" office:value-type="float" office:value="0.928" calcext:value-type="float">
            <text:p>0,928</text:p>
          </table:table-cell>
          <table:table-cell table:formula="of:=[.B114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A1146]/750" office:value-type="float" office:value="0.928" calcext:value-type="float">
            <text:p>0,928</text:p>
          </table:table-cell>
          <table:table-cell table:formula="of:=[.B114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A1147]/750" office:value-type="float" office:value="0.928" calcext:value-type="float">
            <text:p>0,928</text:p>
          </table:table-cell>
          <table:table-cell table:formula="of:=[.B114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[.A1148]/750" office:value-type="float" office:value="0.928" calcext:value-type="float">
            <text:p>0,928</text:p>
          </table:table-cell>
          <table:table-cell table:formula="of:=[.B114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A1149]/750" office:value-type="float" office:value="0.928" calcext:value-type="float">
            <text:p>0,928</text:p>
          </table:table-cell>
          <table:table-cell table:formula="of:=[.B114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A1150]/750" office:value-type="float" office:value="0.928" calcext:value-type="float">
            <text:p>0,928</text:p>
          </table:table-cell>
          <table:table-cell table:formula="of:=[.B115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A1151]/750" office:value-type="float" office:value="0.928" calcext:value-type="float">
            <text:p>0,928</text:p>
          </table:table-cell>
          <table:table-cell table:formula="of:=[.B115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A1152]/750" office:value-type="float" office:value="0.928" calcext:value-type="float">
            <text:p>0,928</text:p>
          </table:table-cell>
          <table:table-cell table:formula="of:=[.B115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153]/750" office:value-type="float" office:value="0.928" calcext:value-type="float">
            <text:p>0,928</text:p>
          </table:table-cell>
          <table:table-cell table:formula="of:=[.B115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A1154]/750" office:value-type="float" office:value="0.928" calcext:value-type="float">
            <text:p>0,928</text:p>
          </table:table-cell>
          <table:table-cell table:formula="of:=[.B115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A1155]/750" office:value-type="float" office:value="0.928" calcext:value-type="float">
            <text:p>0,928</text:p>
          </table:table-cell>
          <table:table-cell table:formula="of:=[.B115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A1156]/750" office:value-type="float" office:value="0.928" calcext:value-type="float">
            <text:p>0,928</text:p>
          </table:table-cell>
          <table:table-cell table:formula="of:=[.B115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[.A1157]/750" office:value-type="float" office:value="0.928" calcext:value-type="float">
            <text:p>0,928</text:p>
          </table:table-cell>
          <table:table-cell table:formula="of:=[.B115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A1158]/750" office:value-type="float" office:value="0.928" calcext:value-type="float">
            <text:p>0,928</text:p>
          </table:table-cell>
          <table:table-cell table:formula="of:=[.B115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A1159]/750" office:value-type="float" office:value="0.928" calcext:value-type="float">
            <text:p>0,928</text:p>
          </table:table-cell>
          <table:table-cell table:formula="of:=[.B115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A1160]/750" office:value-type="float" office:value="0.928" calcext:value-type="float">
            <text:p>0,928</text:p>
          </table:table-cell>
          <table:table-cell table:formula="of:=[.B116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161]/750" office:value-type="float" office:value="0.928" calcext:value-type="float">
            <text:p>0,928</text:p>
          </table:table-cell>
          <table:table-cell table:formula="of:=[.B116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A1162]/750" office:value-type="float" office:value="0.928" calcext:value-type="float">
            <text:p>0,928</text:p>
          </table:table-cell>
          <table:table-cell table:formula="of:=[.B116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A1163]/750" office:value-type="float" office:value="0.928" calcext:value-type="float">
            <text:p>0,928</text:p>
          </table:table-cell>
          <table:table-cell table:formula="of:=[.B116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A1164]/750" office:value-type="float" office:value="0.928" calcext:value-type="float">
            <text:p>0,928</text:p>
          </table:table-cell>
          <table:table-cell table:formula="of:=[.B116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A1165]/750" office:value-type="float" office:value="0.928" calcext:value-type="float">
            <text:p>0,928</text:p>
          </table:table-cell>
          <table:table-cell table:formula="of:=[.B116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A1166]/750" office:value-type="float" office:value="0.928" calcext:value-type="float">
            <text:p>0,928</text:p>
          </table:table-cell>
          <table:table-cell table:formula="of:=[.B116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A1167]/750" office:value-type="float" office:value="0.928" calcext:value-type="float">
            <text:p>0,928</text:p>
          </table:table-cell>
          <table:table-cell table:formula="of:=[.B116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A1168]/750" office:value-type="float" office:value="0.928" calcext:value-type="float">
            <text:p>0,928</text:p>
          </table:table-cell>
          <table:table-cell table:formula="of:=[.B116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169]/750" office:value-type="float" office:value="0.928" calcext:value-type="float">
            <text:p>0,928</text:p>
          </table:table-cell>
          <table:table-cell table:formula="of:=[.B116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A1170]/750" office:value-type="float" office:value="0.928" calcext:value-type="float">
            <text:p>0,928</text:p>
          </table:table-cell>
          <table:table-cell table:formula="of:=[.B117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A1171]/750" office:value-type="float" office:value="0.928" calcext:value-type="float">
            <text:p>0,928</text:p>
          </table:table-cell>
          <table:table-cell table:formula="of:=[.B117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A1172]/750" office:value-type="float" office:value="0.928" calcext:value-type="float">
            <text:p>0,928</text:p>
          </table:table-cell>
          <table:table-cell table:formula="of:=[.B117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[.A1173]/750" office:value-type="float" office:value="0.928" calcext:value-type="float">
            <text:p>0,928</text:p>
          </table:table-cell>
          <table:table-cell table:formula="of:=[.B117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A1174]/750" office:value-type="float" office:value="0.928" calcext:value-type="float">
            <text:p>0,928</text:p>
          </table:table-cell>
          <table:table-cell table:formula="of:=[.B117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A1175]/750" office:value-type="float" office:value="0.928" calcext:value-type="float">
            <text:p>0,928</text:p>
          </table:table-cell>
          <table:table-cell table:formula="of:=[.B117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A1176]/750" office:value-type="float" office:value="0.928" calcext:value-type="float">
            <text:p>0,928</text:p>
          </table:table-cell>
          <table:table-cell table:formula="of:=[.B117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177]/750" office:value-type="float" office:value="0.928" calcext:value-type="float">
            <text:p>0,928</text:p>
          </table:table-cell>
          <table:table-cell table:formula="of:=[.B117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[.A1178]/750" office:value-type="float" office:value="0.928" calcext:value-type="float">
            <text:p>0,928</text:p>
          </table:table-cell>
          <table:table-cell table:formula="of:=[.B117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A1179]/750" office:value-type="float" office:value="0.928" calcext:value-type="float">
            <text:p>0,928</text:p>
          </table:table-cell>
          <table:table-cell table:formula="of:=[.B117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A1180]/750" office:value-type="float" office:value="0.928" calcext:value-type="float">
            <text:p>0,928</text:p>
          </table:table-cell>
          <table:table-cell table:formula="of:=[.B118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[.A1181]/750" office:value-type="float" office:value="0.928" calcext:value-type="float">
            <text:p>0,928</text:p>
          </table:table-cell>
          <table:table-cell table:formula="of:=[.B118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A1182]/750" office:value-type="float" office:value="0.928" calcext:value-type="float">
            <text:p>0,928</text:p>
          </table:table-cell>
          <table:table-cell table:formula="of:=[.B118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[.A1183]/750" office:value-type="float" office:value="0.928" calcext:value-type="float">
            <text:p>0,928</text:p>
          </table:table-cell>
          <table:table-cell table:formula="of:=[.B118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A1184]/750" office:value-type="float" office:value="0.928" calcext:value-type="float">
            <text:p>0,928</text:p>
          </table:table-cell>
          <table:table-cell table:formula="of:=[.B118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185]/750" office:value-type="float" office:value="0.928" calcext:value-type="float">
            <text:p>0,928</text:p>
          </table:table-cell>
          <table:table-cell table:formula="of:=[.B118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A1186]/750" office:value-type="float" office:value="0.928" calcext:value-type="float">
            <text:p>0,928</text:p>
          </table:table-cell>
          <table:table-cell table:formula="of:=[.B118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[.A1187]/750" office:value-type="float" office:value="0.928" calcext:value-type="float">
            <text:p>0,928</text:p>
          </table:table-cell>
          <table:table-cell table:formula="of:=[.B118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[.A1188]/750" office:value-type="float" office:value="0.928" calcext:value-type="float">
            <text:p>0,928</text:p>
          </table:table-cell>
          <table:table-cell table:formula="of:=[.B118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A1189]/750" office:value-type="float" office:value="0.928" calcext:value-type="float">
            <text:p>0,928</text:p>
          </table:table-cell>
          <table:table-cell table:formula="of:=[.B118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A1190]/750" office:value-type="float" office:value="0.928" calcext:value-type="float">
            <text:p>0,928</text:p>
          </table:table-cell>
          <table:table-cell table:formula="of:=[.B119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A1191]/750" office:value-type="float" office:value="0.928" calcext:value-type="float">
            <text:p>0,928</text:p>
          </table:table-cell>
          <table:table-cell table:formula="of:=[.B119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A1192]/750" office:value-type="float" office:value="0.928" calcext:value-type="float">
            <text:p>0,928</text:p>
          </table:table-cell>
          <table:table-cell table:formula="of:=[.B119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A1193]/750" office:value-type="float" office:value="0.928" calcext:value-type="float">
            <text:p>0,928</text:p>
          </table:table-cell>
          <table:table-cell table:formula="of:=[.B119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[.A1194]/750" office:value-type="float" office:value="0.928" calcext:value-type="float">
            <text:p>0,928</text:p>
          </table:table-cell>
          <table:table-cell table:formula="of:=[.B119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A1195]/750" office:value-type="float" office:value="0.928" calcext:value-type="float">
            <text:p>0,928</text:p>
          </table:table-cell>
          <table:table-cell table:formula="of:=[.B119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[.A1196]/750" office:value-type="float" office:value="0.928" calcext:value-type="float">
            <text:p>0,928</text:p>
          </table:table-cell>
          <table:table-cell table:formula="of:=[.B119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[.A1197]/750" office:value-type="float" office:value="0.928" calcext:value-type="float">
            <text:p>0,928</text:p>
          </table:table-cell>
          <table:table-cell table:formula="of:=[.B119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[.A1198]/750" office:value-type="float" office:value="0.928" calcext:value-type="float">
            <text:p>0,928</text:p>
          </table:table-cell>
          <table:table-cell table:formula="of:=[.B119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A1199]/750" office:value-type="float" office:value="0.928" calcext:value-type="float">
            <text:p>0,928</text:p>
          </table:table-cell>
          <table:table-cell table:formula="of:=[.B119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A1200]/750" office:value-type="float" office:value="0.928" calcext:value-type="float">
            <text:p>0,928</text:p>
          </table:table-cell>
          <table:table-cell table:formula="of:=[.B120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1201]/750" office:value-type="float" office:value="0.928" calcext:value-type="float">
            <text:p>0,928</text:p>
          </table:table-cell>
          <table:table-cell table:formula="of:=[.B120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A1202]/750" office:value-type="float" office:value="0.928" calcext:value-type="float">
            <text:p>0,928</text:p>
          </table:table-cell>
          <table:table-cell table:formula="of:=[.B120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A1203]/750" office:value-type="float" office:value="0.928" calcext:value-type="float">
            <text:p>0,928</text:p>
          </table:table-cell>
          <table:table-cell table:formula="of:=[.B120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[.A1204]/750" office:value-type="float" office:value="0.928" calcext:value-type="float">
            <text:p>0,928</text:p>
          </table:table-cell>
          <table:table-cell table:formula="of:=[.B120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A1205]/750" office:value-type="float" office:value="0.928" calcext:value-type="float">
            <text:p>0,928</text:p>
          </table:table-cell>
          <table:table-cell table:formula="of:=[.B120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[.A1206]/750" office:value-type="float" office:value="0.928" calcext:value-type="float">
            <text:p>0,928</text:p>
          </table:table-cell>
          <table:table-cell table:formula="of:=[.B120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A1207]/750" office:value-type="float" office:value="0.928" calcext:value-type="float">
            <text:p>0,928</text:p>
          </table:table-cell>
          <table:table-cell table:formula="of:=[.B120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[.A1208]/750" office:value-type="float" office:value="0.928" calcext:value-type="float">
            <text:p>0,928</text:p>
          </table:table-cell>
          <table:table-cell table:formula="of:=[.B120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1209]/750" office:value-type="float" office:value="0.928" calcext:value-type="float">
            <text:p>0,928</text:p>
          </table:table-cell>
          <table:table-cell table:formula="of:=[.B120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A1210]/750" office:value-type="float" office:value="0.928" calcext:value-type="float">
            <text:p>0,928</text:p>
          </table:table-cell>
          <table:table-cell table:formula="of:=[.B121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A1211]/750" office:value-type="float" office:value="0.928" calcext:value-type="float">
            <text:p>0,928</text:p>
          </table:table-cell>
          <table:table-cell table:formula="of:=[.B121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A1212]/750" office:value-type="float" office:value="0.928" calcext:value-type="float">
            <text:p>0,928</text:p>
          </table:table-cell>
          <table:table-cell table:formula="of:=[.B121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A1213]/750" office:value-type="float" office:value="0.928" calcext:value-type="float">
            <text:p>0,928</text:p>
          </table:table-cell>
          <table:table-cell table:formula="of:=[.B121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A1214]/750" office:value-type="float" office:value="0.928" calcext:value-type="float">
            <text:p>0,928</text:p>
          </table:table-cell>
          <table:table-cell table:formula="of:=[.B121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A1215]/750" office:value-type="float" office:value="0.928" calcext:value-type="float">
            <text:p>0,928</text:p>
          </table:table-cell>
          <table:table-cell table:formula="of:=[.B121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A1216]/750" office:value-type="float" office:value="0.928" calcext:value-type="float">
            <text:p>0,928</text:p>
          </table:table-cell>
          <table:table-cell table:formula="of:=[.B121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1217]/750" office:value-type="float" office:value="0.928" calcext:value-type="float">
            <text:p>0,928</text:p>
          </table:table-cell>
          <table:table-cell table:formula="of:=[.B121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[.A1218]/750" office:value-type="float" office:value="0.928" calcext:value-type="float">
            <text:p>0,928</text:p>
          </table:table-cell>
          <table:table-cell table:formula="of:=[.B121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A1219]/750" office:value-type="float" office:value="0.928" calcext:value-type="float">
            <text:p>0,928</text:p>
          </table:table-cell>
          <table:table-cell table:formula="of:=[.B121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[.A1220]/750" office:value-type="float" office:value="0.928" calcext:value-type="float">
            <text:p>0,928</text:p>
          </table:table-cell>
          <table:table-cell table:formula="of:=[.B122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[.A1221]/750" office:value-type="float" office:value="0.928" calcext:value-type="float">
            <text:p>0,928</text:p>
          </table:table-cell>
          <table:table-cell table:formula="of:=[.B122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[.A1222]/750" office:value-type="float" office:value="0.928" calcext:value-type="float">
            <text:p>0,928</text:p>
          </table:table-cell>
          <table:table-cell table:formula="of:=[.B122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[.A1223]/750" office:value-type="float" office:value="0.928" calcext:value-type="float">
            <text:p>0,928</text:p>
          </table:table-cell>
          <table:table-cell table:formula="of:=[.B122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A1224]/750" office:value-type="float" office:value="0.928" calcext:value-type="float">
            <text:p>0,928</text:p>
          </table:table-cell>
          <table:table-cell table:formula="of:=[.B122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1225]/750" office:value-type="float" office:value="0.928" calcext:value-type="float">
            <text:p>0,928</text:p>
          </table:table-cell>
          <table:table-cell table:formula="of:=[.B122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[.A1226]/750" office:value-type="float" office:value="0.928" calcext:value-type="float">
            <text:p>0,928</text:p>
          </table:table-cell>
          <table:table-cell table:formula="of:=[.B122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A1227]/750" office:value-type="float" office:value="0.928" calcext:value-type="float">
            <text:p>0,928</text:p>
          </table:table-cell>
          <table:table-cell table:formula="of:=[.B122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A1228]/750" office:value-type="float" office:value="0.928" calcext:value-type="float">
            <text:p>0,928</text:p>
          </table:table-cell>
          <table:table-cell table:formula="of:=[.B122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[.A1229]/750" office:value-type="float" office:value="0.928" calcext:value-type="float">
            <text:p>0,928</text:p>
          </table:table-cell>
          <table:table-cell table:formula="of:=[.B122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[.A1230]/750" office:value-type="float" office:value="0.928" calcext:value-type="float">
            <text:p>0,928</text:p>
          </table:table-cell>
          <table:table-cell table:formula="of:=[.B123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A1231]/750" office:value-type="float" office:value="0.928" calcext:value-type="float">
            <text:p>0,928</text:p>
          </table:table-cell>
          <table:table-cell table:formula="of:=[.B123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[.A1232]/750" office:value-type="float" office:value="0.928" calcext:value-type="float">
            <text:p>0,928</text:p>
          </table:table-cell>
          <table:table-cell table:formula="of:=[.B123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1233]/750" office:value-type="float" office:value="0.928" calcext:value-type="float">
            <text:p>0,928</text:p>
          </table:table-cell>
          <table:table-cell table:formula="of:=[.B123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A1234]/750" office:value-type="float" office:value="0.928" calcext:value-type="float">
            <text:p>0,928</text:p>
          </table:table-cell>
          <table:table-cell table:formula="of:=[.B123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A1235]/750" office:value-type="float" office:value="0.928" calcext:value-type="float">
            <text:p>0,928</text:p>
          </table:table-cell>
          <table:table-cell table:formula="of:=[.B123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[.A1236]/750" office:value-type="float" office:value="0.928" calcext:value-type="float">
            <text:p>0,928</text:p>
          </table:table-cell>
          <table:table-cell table:formula="of:=[.B123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A1237]/750" office:value-type="float" office:value="0.928" calcext:value-type="float">
            <text:p>0,928</text:p>
          </table:table-cell>
          <table:table-cell table:formula="of:=[.B123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A1238]/750" office:value-type="float" office:value="0.928" calcext:value-type="float">
            <text:p>0,928</text:p>
          </table:table-cell>
          <table:table-cell table:formula="of:=[.B123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[.A1239]/750" office:value-type="float" office:value="0.928" calcext:value-type="float">
            <text:p>0,928</text:p>
          </table:table-cell>
          <table:table-cell table:formula="of:=[.B123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A1240]/750" office:value-type="float" office:value="0.928" calcext:value-type="float">
            <text:p>0,928</text:p>
          </table:table-cell>
          <table:table-cell table:formula="of:=[.B124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1241]/750" office:value-type="float" office:value="0.928" calcext:value-type="float">
            <text:p>0,928</text:p>
          </table:table-cell>
          <table:table-cell table:formula="of:=[.B124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[.A1242]/750" office:value-type="float" office:value="0.928" calcext:value-type="float">
            <text:p>0,928</text:p>
          </table:table-cell>
          <table:table-cell table:formula="of:=[.B124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58" calcext:value-type="float">
            <text:p>458</text:p>
          </table:table-cell>
          <table:table-cell/>
          <table:table-cell table:formula="of:=[.A1243]/750" office:value-type="float" office:value="0.928" calcext:value-type="float">
            <text:p>0,928</text:p>
          </table:table-cell>
          <table:table-cell table:formula="of:=[.B124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[.A1244]/750" office:value-type="float" office:value="0.928" calcext:value-type="float">
            <text:p>0,928</text:p>
          </table:table-cell>
          <table:table-cell table:formula="of:=[.B124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A1245]/750" office:value-type="float" office:value="0.928" calcext:value-type="float">
            <text:p>0,928</text:p>
          </table:table-cell>
          <table:table-cell table:formula="of:=[.B124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[.A1246]/750" office:value-type="float" office:value="0.928" calcext:value-type="float">
            <text:p>0,928</text:p>
          </table:table-cell>
          <table:table-cell table:formula="of:=[.B124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A1247]/750" office:value-type="float" office:value="0.928" calcext:value-type="float">
            <text:p>0,928</text:p>
          </table:table-cell>
          <table:table-cell table:formula="of:=[.B124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A1248]/750" office:value-type="float" office:value="0.928" calcext:value-type="float">
            <text:p>0,928</text:p>
          </table:table-cell>
          <table:table-cell table:formula="of:=[.B124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249]/750" office:value-type="float" office:value="0.928" calcext:value-type="float">
            <text:p>0,928</text:p>
          </table:table-cell>
          <table:table-cell table:formula="of:=[.B124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[.A1250]/750" office:value-type="float" office:value="0.928" calcext:value-type="float">
            <text:p>0,928</text:p>
          </table:table-cell>
          <table:table-cell table:formula="of:=[.B125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[.A1251]/750" office:value-type="float" office:value="0.928" calcext:value-type="float">
            <text:p>0,928</text:p>
          </table:table-cell>
          <table:table-cell table:formula="of:=[.B125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[.A1252]/750" office:value-type="float" office:value="0.928" calcext:value-type="float">
            <text:p>0,928</text:p>
          </table:table-cell>
          <table:table-cell table:formula="of:=[.B125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A1253]/750" office:value-type="float" office:value="0.928" calcext:value-type="float">
            <text:p>0,928</text:p>
          </table:table-cell>
          <table:table-cell table:formula="of:=[.B125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A1254]/750" office:value-type="float" office:value="0.928" calcext:value-type="float">
            <text:p>0,928</text:p>
          </table:table-cell>
          <table:table-cell table:formula="of:=[.B125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A1255]/750" office:value-type="float" office:value="0.928" calcext:value-type="float">
            <text:p>0,928</text:p>
          </table:table-cell>
          <table:table-cell table:formula="of:=[.B125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A1256]/750" office:value-type="float" office:value="0.928" calcext:value-type="float">
            <text:p>0,928</text:p>
          </table:table-cell>
          <table:table-cell table:formula="of:=[.B125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A1257]/750" office:value-type="float" office:value="0.928" calcext:value-type="float">
            <text:p>0,928</text:p>
          </table:table-cell>
          <table:table-cell table:formula="of:=[.B125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[.A1258]/750" office:value-type="float" office:value="0.928" calcext:value-type="float">
            <text:p>0,928</text:p>
          </table:table-cell>
          <table:table-cell table:formula="of:=[.B125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[.A1259]/750" office:value-type="float" office:value="0.928" calcext:value-type="float">
            <text:p>0,928</text:p>
          </table:table-cell>
          <table:table-cell table:formula="of:=[.B125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A1260]/750" office:value-type="float" office:value="0.928" calcext:value-type="float">
            <text:p>0,928</text:p>
          </table:table-cell>
          <table:table-cell table:formula="of:=[.B126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[.A1261]/750" office:value-type="float" office:value="0.928" calcext:value-type="float">
            <text:p>0,928</text:p>
          </table:table-cell>
          <table:table-cell table:formula="of:=[.B126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[.A1262]/750" office:value-type="float" office:value="0.928" calcext:value-type="float">
            <text:p>0,928</text:p>
          </table:table-cell>
          <table:table-cell table:formula="of:=[.B126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78" calcext:value-type="float">
            <text:p>478</text:p>
          </table:table-cell>
          <table:table-cell/>
          <table:table-cell table:formula="of:=[.A1263]/750" office:value-type="float" office:value="0.928" calcext:value-type="float">
            <text:p>0,928</text:p>
          </table:table-cell>
          <table:table-cell table:formula="of:=[.B126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[.A1264]/750" office:value-type="float" office:value="0.928" calcext:value-type="float">
            <text:p>0,928</text:p>
          </table:table-cell>
          <table:table-cell table:formula="of:=[.B126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A1265]/750" office:value-type="float" office:value="0.928" calcext:value-type="float">
            <text:p>0,928</text:p>
          </table:table-cell>
          <table:table-cell table:formula="of:=[.B126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[.A1266]/750" office:value-type="float" office:value="0.928" calcext:value-type="float">
            <text:p>0,928</text:p>
          </table:table-cell>
          <table:table-cell table:formula="of:=[.B126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[.A1267]/750" office:value-type="float" office:value="0.928" calcext:value-type="float">
            <text:p>0,928</text:p>
          </table:table-cell>
          <table:table-cell table:formula="of:=[.B126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[.A1268]/750" office:value-type="float" office:value="0.928" calcext:value-type="float">
            <text:p>0,928</text:p>
          </table:table-cell>
          <table:table-cell table:formula="of:=[.B126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A1269]/750" office:value-type="float" office:value="0.928" calcext:value-type="float">
            <text:p>0,928</text:p>
          </table:table-cell>
          <table:table-cell table:formula="of:=[.B126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[.A1270]/750" office:value-type="float" office:value="0.928" calcext:value-type="float">
            <text:p>0,928</text:p>
          </table:table-cell>
          <table:table-cell table:formula="of:=[.B127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[.A1271]/750" office:value-type="float" office:value="0.928" calcext:value-type="float">
            <text:p>0,928</text:p>
          </table:table-cell>
          <table:table-cell table:formula="of:=[.B127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A1272]/750" office:value-type="float" office:value="0.928" calcext:value-type="float">
            <text:p>0,928</text:p>
          </table:table-cell>
          <table:table-cell table:formula="of:=[.B127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1273]/750" office:value-type="float" office:value="0.928" calcext:value-type="float">
            <text:p>0,928</text:p>
          </table:table-cell>
          <table:table-cell table:formula="of:=[.B127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[.A1274]/750" office:value-type="float" office:value="0.928" calcext:value-type="float">
            <text:p>0,928</text:p>
          </table:table-cell>
          <table:table-cell table:formula="of:=[.B127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[.A1275]/750" office:value-type="float" office:value="0.928" calcext:value-type="float">
            <text:p>0,928</text:p>
          </table:table-cell>
          <table:table-cell table:formula="of:=[.B127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A1276]/750" office:value-type="float" office:value="0.928" calcext:value-type="float">
            <text:p>0,928</text:p>
          </table:table-cell>
          <table:table-cell table:formula="of:=[.B127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[.A1277]/750" office:value-type="float" office:value="0.928" calcext:value-type="float">
            <text:p>0,928</text:p>
          </table:table-cell>
          <table:table-cell table:formula="of:=[.B127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[.A1278]/750" office:value-type="float" office:value="0.928" calcext:value-type="float">
            <text:p>0,928</text:p>
          </table:table-cell>
          <table:table-cell table:formula="of:=[.B127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[.A1279]/750" office:value-type="float" office:value="0.928" calcext:value-type="float">
            <text:p>0,928</text:p>
          </table:table-cell>
          <table:table-cell table:formula="of:=[.B127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A1280]/750" office:value-type="float" office:value="0.928" calcext:value-type="float">
            <text:p>0,928</text:p>
          </table:table-cell>
          <table:table-cell table:formula="of:=[.B128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1281]/750" office:value-type="float" office:value="0.928" calcext:value-type="float">
            <text:p>0,928</text:p>
          </table:table-cell>
          <table:table-cell table:formula="of:=[.B128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A1282]/750" office:value-type="float" office:value="0.928" calcext:value-type="float">
            <text:p>0,928</text:p>
          </table:table-cell>
          <table:table-cell table:formula="of:=[.B128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[.A1283]/750" office:value-type="float" office:value="0.928" calcext:value-type="float">
            <text:p>0,928</text:p>
          </table:table-cell>
          <table:table-cell table:formula="of:=[.B128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A1284]/750" office:value-type="float" office:value="0.928" calcext:value-type="float">
            <text:p>0,928</text:p>
          </table:table-cell>
          <table:table-cell table:formula="of:=[.B128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A1285]/750" office:value-type="float" office:value="0.928" calcext:value-type="float">
            <text:p>0,928</text:p>
          </table:table-cell>
          <table:table-cell table:formula="of:=[.B128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[.A1286]/750" office:value-type="float" office:value="0.928" calcext:value-type="float">
            <text:p>0,928</text:p>
          </table:table-cell>
          <table:table-cell table:formula="of:=[.B128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[.A1287]/750" office:value-type="float" office:value="0.928" calcext:value-type="float">
            <text:p>0,928</text:p>
          </table:table-cell>
          <table:table-cell table:formula="of:=[.B128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[.A1288]/750" office:value-type="float" office:value="0.928" calcext:value-type="float">
            <text:p>0,928</text:p>
          </table:table-cell>
          <table:table-cell table:formula="of:=[.B128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1289]/750" office:value-type="float" office:value="0.928" calcext:value-type="float">
            <text:p>0,928</text:p>
          </table:table-cell>
          <table:table-cell table:formula="of:=[.B128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A1290]/750" office:value-type="float" office:value="0.928" calcext:value-type="float">
            <text:p>0,928</text:p>
          </table:table-cell>
          <table:table-cell table:formula="of:=[.B129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[.A1291]/750" office:value-type="float" office:value="0.928" calcext:value-type="float">
            <text:p>0,928</text:p>
          </table:table-cell>
          <table:table-cell table:formula="of:=[.B129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[.A1292]/750" office:value-type="float" office:value="0.928" calcext:value-type="float">
            <text:p>0,928</text:p>
          </table:table-cell>
          <table:table-cell table:formula="of:=[.B129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A1293]/750" office:value-type="float" office:value="0.928" calcext:value-type="float">
            <text:p>0,928</text:p>
          </table:table-cell>
          <table:table-cell table:formula="of:=[.B129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[.A1294]/750" office:value-type="float" office:value="0.928" calcext:value-type="float">
            <text:p>0,928</text:p>
          </table:table-cell>
          <table:table-cell table:formula="of:=[.B129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A1295]/750" office:value-type="float" office:value="0.928" calcext:value-type="float">
            <text:p>0,928</text:p>
          </table:table-cell>
          <table:table-cell table:formula="of:=[.B129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[.A1296]/750" office:value-type="float" office:value="0.928" calcext:value-type="float">
            <text:p>0,928</text:p>
          </table:table-cell>
          <table:table-cell table:formula="of:=[.B129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A1297]/750" office:value-type="float" office:value="0.928" calcext:value-type="float">
            <text:p>0,928</text:p>
          </table:table-cell>
          <table:table-cell table:formula="of:=[.B129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[.A1298]/750" office:value-type="float" office:value="0.928" calcext:value-type="float">
            <text:p>0,928</text:p>
          </table:table-cell>
          <table:table-cell table:formula="of:=[.B129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A1299]/750" office:value-type="float" office:value="0.928" calcext:value-type="float">
            <text:p>0,928</text:p>
          </table:table-cell>
          <table:table-cell table:formula="of:=[.B129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A1300]/750" office:value-type="float" office:value="0.928" calcext:value-type="float">
            <text:p>0,928</text:p>
          </table:table-cell>
          <table:table-cell table:formula="of:=[.B130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[.A1301]/750" office:value-type="float" office:value="0.928" calcext:value-type="float">
            <text:p>0,928</text:p>
          </table:table-cell>
          <table:table-cell table:formula="of:=[.B130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[.A1302]/750" office:value-type="float" office:value="0.928" calcext:value-type="float">
            <text:p>0,928</text:p>
          </table:table-cell>
          <table:table-cell table:formula="of:=[.B130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03]/750" office:value-type="float" office:value="0.928" calcext:value-type="float">
            <text:p>0,928</text:p>
          </table:table-cell>
          <table:table-cell table:formula="of:=[.B130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04]/750" office:value-type="float" office:value="0.928" calcext:value-type="float">
            <text:p>0,928</text:p>
          </table:table-cell>
          <table:table-cell table:formula="of:=[.B130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05]/750" office:value-type="float" office:value="0.928" calcext:value-type="float">
            <text:p>0,928</text:p>
          </table:table-cell>
          <table:table-cell table:formula="of:=[.B130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06]/750" office:value-type="float" office:value="0.928" calcext:value-type="float">
            <text:p>0,928</text:p>
          </table:table-cell>
          <table:table-cell table:formula="of:=[.B130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07]/750" office:value-type="float" office:value="0.928" calcext:value-type="float">
            <text:p>0,928</text:p>
          </table:table-cell>
          <table:table-cell table:formula="of:=[.B130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08]/750" office:value-type="float" office:value="0.928" calcext:value-type="float">
            <text:p>0,928</text:p>
          </table:table-cell>
          <table:table-cell table:formula="of:=[.B130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09]/750" office:value-type="float" office:value="0.928" calcext:value-type="float">
            <text:p>0,928</text:p>
          </table:table-cell>
          <table:table-cell table:formula="of:=[.B130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10]/750" office:value-type="float" office:value="0.928" calcext:value-type="float">
            <text:p>0,928</text:p>
          </table:table-cell>
          <table:table-cell table:formula="of:=[.B131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11]/750" office:value-type="float" office:value="0.928" calcext:value-type="float">
            <text:p>0,928</text:p>
          </table:table-cell>
          <table:table-cell table:formula="of:=[.B131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12]/750" office:value-type="float" office:value="0.928" calcext:value-type="float">
            <text:p>0,928</text:p>
          </table:table-cell>
          <table:table-cell table:formula="of:=[.B131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13]/750" office:value-type="float" office:value="0.928" calcext:value-type="float">
            <text:p>0,928</text:p>
          </table:table-cell>
          <table:table-cell table:formula="of:=[.B131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14]/750" office:value-type="float" office:value="0.928" calcext:value-type="float">
            <text:p>0,928</text:p>
          </table:table-cell>
          <table:table-cell table:formula="of:=[.B131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15]/750" office:value-type="float" office:value="0.928" calcext:value-type="float">
            <text:p>0,928</text:p>
          </table:table-cell>
          <table:table-cell table:formula="of:=[.B131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16]/750" office:value-type="float" office:value="0.928" calcext:value-type="float">
            <text:p>0,928</text:p>
          </table:table-cell>
          <table:table-cell table:formula="of:=[.B131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17]/750" office:value-type="float" office:value="0.928" calcext:value-type="float">
            <text:p>0,928</text:p>
          </table:table-cell>
          <table:table-cell table:formula="of:=[.B131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18]/750" office:value-type="float" office:value="0.928" calcext:value-type="float">
            <text:p>0,928</text:p>
          </table:table-cell>
          <table:table-cell table:formula="of:=[.B131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19]/750" office:value-type="float" office:value="0.928" calcext:value-type="float">
            <text:p>0,928</text:p>
          </table:table-cell>
          <table:table-cell table:formula="of:=[.B131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20]/750" office:value-type="float" office:value="0.928" calcext:value-type="float">
            <text:p>0,928</text:p>
          </table:table-cell>
          <table:table-cell table:formula="of:=[.B132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21]/750" office:value-type="float" office:value="0.928" calcext:value-type="float">
            <text:p>0,928</text:p>
          </table:table-cell>
          <table:table-cell table:formula="of:=[.B132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22]/750" office:value-type="float" office:value="0.928" calcext:value-type="float">
            <text:p>0,928</text:p>
          </table:table-cell>
          <table:table-cell table:formula="of:=[.B132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23]/750" office:value-type="float" office:value="0.928" calcext:value-type="float">
            <text:p>0,928</text:p>
          </table:table-cell>
          <table:table-cell table:formula="of:=[.B132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24]/750" office:value-type="float" office:value="0.928" calcext:value-type="float">
            <text:p>0,928</text:p>
          </table:table-cell>
          <table:table-cell table:formula="of:=[.B132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25]/750" office:value-type="float" office:value="0.928" calcext:value-type="float">
            <text:p>0,928</text:p>
          </table:table-cell>
          <table:table-cell table:formula="of:=[.B132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26]/750" office:value-type="float" office:value="0.928" calcext:value-type="float">
            <text:p>0,928</text:p>
          </table:table-cell>
          <table:table-cell table:formula="of:=[.B132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27]/750" office:value-type="float" office:value="0.928" calcext:value-type="float">
            <text:p>0,928</text:p>
          </table:table-cell>
          <table:table-cell table:formula="of:=[.B132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28]/750" office:value-type="float" office:value="0.928" calcext:value-type="float">
            <text:p>0,928</text:p>
          </table:table-cell>
          <table:table-cell table:formula="of:=[.B132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29]/750" office:value-type="float" office:value="0.928" calcext:value-type="float">
            <text:p>0,928</text:p>
          </table:table-cell>
          <table:table-cell table:formula="of:=[.B132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30]/750" office:value-type="float" office:value="0.928" calcext:value-type="float">
            <text:p>0,928</text:p>
          </table:table-cell>
          <table:table-cell table:formula="of:=[.B133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31]/750" office:value-type="float" office:value="0.928" calcext:value-type="float">
            <text:p>0,928</text:p>
          </table:table-cell>
          <table:table-cell table:formula="of:=[.B133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32]/750" office:value-type="float" office:value="0.928" calcext:value-type="float">
            <text:p>0,928</text:p>
          </table:table-cell>
          <table:table-cell table:formula="of:=[.B133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33]/750" office:value-type="float" office:value="0.928" calcext:value-type="float">
            <text:p>0,928</text:p>
          </table:table-cell>
          <table:table-cell table:formula="of:=[.B133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34]/750" office:value-type="float" office:value="0.928" calcext:value-type="float">
            <text:p>0,928</text:p>
          </table:table-cell>
          <table:table-cell table:formula="of:=[.B133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35]/750" office:value-type="float" office:value="0.928" calcext:value-type="float">
            <text:p>0,928</text:p>
          </table:table-cell>
          <table:table-cell table:formula="of:=[.B133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36]/750" office:value-type="float" office:value="0.928" calcext:value-type="float">
            <text:p>0,928</text:p>
          </table:table-cell>
          <table:table-cell table:formula="of:=[.B133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37]/750" office:value-type="float" office:value="0.928" calcext:value-type="float">
            <text:p>0,928</text:p>
          </table:table-cell>
          <table:table-cell table:formula="of:=[.B133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38]/750" office:value-type="float" office:value="0.928" calcext:value-type="float">
            <text:p>0,928</text:p>
          </table:table-cell>
          <table:table-cell table:formula="of:=[.B133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39]/750" office:value-type="float" office:value="0.928" calcext:value-type="float">
            <text:p>0,928</text:p>
          </table:table-cell>
          <table:table-cell table:formula="of:=[.B133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A1340]/750" office:value-type="float" office:value="0.928" calcext:value-type="float">
            <text:p>0,928</text:p>
          </table:table-cell>
          <table:table-cell table:formula="of:=[.B134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A1341]/750" office:value-type="float" office:value="0.928" calcext:value-type="float">
            <text:p>0,928</text:p>
          </table:table-cell>
          <table:table-cell table:formula="of:=[.B134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1342]/750" office:value-type="float" office:value="0.928" calcext:value-type="float">
            <text:p>0,928</text:p>
          </table:table-cell>
          <table:table-cell table:formula="of:=[.B134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A1343]/750" office:value-type="float" office:value="0.928" calcext:value-type="float">
            <text:p>0,928</text:p>
          </table:table-cell>
          <table:table-cell table:formula="of:=[.B134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[.A1344]/750" office:value-type="float" office:value="0.928" calcext:value-type="float">
            <text:p>0,928</text:p>
          </table:table-cell>
          <table:table-cell table:formula="of:=[.B134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[.A1345]/750" office:value-type="float" office:value="0.928" calcext:value-type="float">
            <text:p>0,928</text:p>
          </table:table-cell>
          <table:table-cell table:formula="of:=[.B134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A1346]/750" office:value-type="float" office:value="0.928" calcext:value-type="float">
            <text:p>0,928</text:p>
          </table:table-cell>
          <table:table-cell table:formula="of:=[.B134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A1347]/750" office:value-type="float" office:value="0.928" calcext:value-type="float">
            <text:p>0,928</text:p>
          </table:table-cell>
          <table:table-cell table:formula="of:=[.B134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[.A1348]/750" office:value-type="float" office:value="0.928" calcext:value-type="float">
            <text:p>0,928</text:p>
          </table:table-cell>
          <table:table-cell table:formula="of:=[.B134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[.A1349]/750" office:value-type="float" office:value="0.928" calcext:value-type="float">
            <text:p>0,928</text:p>
          </table:table-cell>
          <table:table-cell table:formula="of:=[.B134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A1350]/750" office:value-type="float" office:value="0.928" calcext:value-type="float">
            <text:p>0,928</text:p>
          </table:table-cell>
          <table:table-cell table:formula="of:=[.B135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A1351]/750" office:value-type="float" office:value="0.928" calcext:value-type="float">
            <text:p>0,928</text:p>
          </table:table-cell>
          <table:table-cell table:formula="of:=[.B135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A1352]/750" office:value-type="float" office:value="0.928" calcext:value-type="float">
            <text:p>0,928</text:p>
          </table:table-cell>
          <table:table-cell table:formula="of:=[.B135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A1353]/750" office:value-type="float" office:value="0.928" calcext:value-type="float">
            <text:p>0,928</text:p>
          </table:table-cell>
          <table:table-cell table:formula="of:=[.B135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[.A1354]/750" office:value-type="float" office:value="0.928" calcext:value-type="float">
            <text:p>0,928</text:p>
          </table:table-cell>
          <table:table-cell table:formula="of:=[.B135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[.A1355]/750" office:value-type="float" office:value="0.928" calcext:value-type="float">
            <text:p>0,928</text:p>
          </table:table-cell>
          <table:table-cell table:formula="of:=[.B135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[.A1356]/750" office:value-type="float" office:value="0.928" calcext:value-type="float">
            <text:p>0,928</text:p>
          </table:table-cell>
          <table:table-cell table:formula="of:=[.B135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A1357]/750" office:value-type="float" office:value="0.928" calcext:value-type="float">
            <text:p>0,928</text:p>
          </table:table-cell>
          <table:table-cell table:formula="of:=[.B135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A1358]/750" office:value-type="float" office:value="0.928" calcext:value-type="float">
            <text:p>0,928</text:p>
          </table:table-cell>
          <table:table-cell table:formula="of:=[.B135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A1359]/750" office:value-type="float" office:value="0.928" calcext:value-type="float">
            <text:p>0,928</text:p>
          </table:table-cell>
          <table:table-cell table:formula="of:=[.B135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A1360]/750" office:value-type="float" office:value="0.928" calcext:value-type="float">
            <text:p>0,928</text:p>
          </table:table-cell>
          <table:table-cell table:formula="of:=[.B136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[.A1361]/750" office:value-type="float" office:value="0.928" calcext:value-type="float">
            <text:p>0,928</text:p>
          </table:table-cell>
          <table:table-cell table:formula="of:=[.B136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A1362]/750" office:value-type="float" office:value="0.928" calcext:value-type="float">
            <text:p>0,928</text:p>
          </table:table-cell>
          <table:table-cell table:formula="of:=[.B136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[.A1363]/750" office:value-type="float" office:value="0.928" calcext:value-type="float">
            <text:p>0,928</text:p>
          </table:table-cell>
          <table:table-cell table:formula="of:=[.B136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[.A1364]/750" office:value-type="float" office:value="0.928" calcext:value-type="float">
            <text:p>0,928</text:p>
          </table:table-cell>
          <table:table-cell table:formula="of:=[.B136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A1365]/750" office:value-type="float" office:value="0.928" calcext:value-type="float">
            <text:p>0,928</text:p>
          </table:table-cell>
          <table:table-cell table:formula="of:=[.B136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A1366]/750" office:value-type="float" office:value="0.928" calcext:value-type="float">
            <text:p>0,928</text:p>
          </table:table-cell>
          <table:table-cell table:formula="of:=[.B136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A1367]/750" office:value-type="float" office:value="0.928" calcext:value-type="float">
            <text:p>0,928</text:p>
          </table:table-cell>
          <table:table-cell table:formula="of:=[.B136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[.A1368]/750" office:value-type="float" office:value="0.928" calcext:value-type="float">
            <text:p>0,928</text:p>
          </table:table-cell>
          <table:table-cell table:formula="of:=[.B136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A1369]/750" office:value-type="float" office:value="0.928" calcext:value-type="float">
            <text:p>0,928</text:p>
          </table:table-cell>
          <table:table-cell table:formula="of:=[.B136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A1370]/750" office:value-type="float" office:value="0.928" calcext:value-type="float">
            <text:p>0,928</text:p>
          </table:table-cell>
          <table:table-cell table:formula="of:=[.B137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[.A1371]/750" office:value-type="float" office:value="0.928" calcext:value-type="float">
            <text:p>0,928</text:p>
          </table:table-cell>
          <table:table-cell table:formula="of:=[.B137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A1372]/750" office:value-type="float" office:value="0.928" calcext:value-type="float">
            <text:p>0,928</text:p>
          </table:table-cell>
          <table:table-cell table:formula="of:=[.B137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A1373]/750" office:value-type="float" office:value="0.928" calcext:value-type="float">
            <text:p>0,928</text:p>
          </table:table-cell>
          <table:table-cell table:formula="of:=[.B137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A1374]/750" office:value-type="float" office:value="0.928" calcext:value-type="float">
            <text:p>0,928</text:p>
          </table:table-cell>
          <table:table-cell table:formula="of:=[.B137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A1375]/750" office:value-type="float" office:value="0.928" calcext:value-type="float">
            <text:p>0,928</text:p>
          </table:table-cell>
          <table:table-cell table:formula="of:=[.B137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[.A1376]/750" office:value-type="float" office:value="0.928" calcext:value-type="float">
            <text:p>0,928</text:p>
          </table:table-cell>
          <table:table-cell table:formula="of:=[.B137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A1377]/750" office:value-type="float" office:value="0.928" calcext:value-type="float">
            <text:p>0,928</text:p>
          </table:table-cell>
          <table:table-cell table:formula="of:=[.B137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[.A1378]/750" office:value-type="float" office:value="0.928" calcext:value-type="float">
            <text:p>0,928</text:p>
          </table:table-cell>
          <table:table-cell table:formula="of:=[.B137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[.A1379]/750" office:value-type="float" office:value="0.928" calcext:value-type="float">
            <text:p>0,928</text:p>
          </table:table-cell>
          <table:table-cell table:formula="of:=[.B137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A1380]/750" office:value-type="float" office:value="0.928" calcext:value-type="float">
            <text:p>0,928</text:p>
          </table:table-cell>
          <table:table-cell table:formula="of:=[.B138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A1381]/750" office:value-type="float" office:value="0.928" calcext:value-type="float">
            <text:p>0,928</text:p>
          </table:table-cell>
          <table:table-cell table:formula="of:=[.B138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A1382]/750" office:value-type="float" office:value="0.928" calcext:value-type="float">
            <text:p>0,928</text:p>
          </table:table-cell>
          <table:table-cell table:formula="of:=[.B138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A1383]/750" office:value-type="float" office:value="0.928" calcext:value-type="float">
            <text:p>0,928</text:p>
          </table:table-cell>
          <table:table-cell table:formula="of:=[.B138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[.A1384]/750" office:value-type="float" office:value="0.928" calcext:value-type="float">
            <text:p>0,928</text:p>
          </table:table-cell>
          <table:table-cell table:formula="of:=[.B138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A1385]/750" office:value-type="float" office:value="0.928" calcext:value-type="float">
            <text:p>0,928</text:p>
          </table:table-cell>
          <table:table-cell table:formula="of:=[.B138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[.A1386]/750" office:value-type="float" office:value="0.928" calcext:value-type="float">
            <text:p>0,928</text:p>
          </table:table-cell>
          <table:table-cell table:formula="of:=[.B138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A1387]/750" office:value-type="float" office:value="0.928" calcext:value-type="float">
            <text:p>0,928</text:p>
          </table:table-cell>
          <table:table-cell table:formula="of:=[.B138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[.A1388]/750" office:value-type="float" office:value="0.928" calcext:value-type="float">
            <text:p>0,928</text:p>
          </table:table-cell>
          <table:table-cell table:formula="of:=[.B138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[.A1389]/750" office:value-type="float" office:value="0.928" calcext:value-type="float">
            <text:p>0,928</text:p>
          </table:table-cell>
          <table:table-cell table:formula="of:=[.B138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A1390]/750" office:value-type="float" office:value="0.928" calcext:value-type="float">
            <text:p>0,928</text:p>
          </table:table-cell>
          <table:table-cell table:formula="of:=[.B139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A1391]/750" office:value-type="float" office:value="0.928" calcext:value-type="float">
            <text:p>0,928</text:p>
          </table:table-cell>
          <table:table-cell table:formula="of:=[.B139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[.A1392]/750" office:value-type="float" office:value="0.928" calcext:value-type="float">
            <text:p>0,928</text:p>
          </table:table-cell>
          <table:table-cell table:formula="of:=[.B139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A1393]/750" office:value-type="float" office:value="0.928" calcext:value-type="float">
            <text:p>0,928</text:p>
          </table:table-cell>
          <table:table-cell table:formula="of:=[.B139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A1394]/750" office:value-type="float" office:value="0.928" calcext:value-type="float">
            <text:p>0,928</text:p>
          </table:table-cell>
          <table:table-cell table:formula="of:=[.B139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A1395]/750" office:value-type="float" office:value="0.928" calcext:value-type="float">
            <text:p>0,928</text:p>
          </table:table-cell>
          <table:table-cell table:formula="of:=[.B139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[.A1396]/750" office:value-type="float" office:value="0.928" calcext:value-type="float">
            <text:p>0,928</text:p>
          </table:table-cell>
          <table:table-cell table:formula="of:=[.B139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[.A1397]/750" office:value-type="float" office:value="0.928" calcext:value-type="float">
            <text:p>0,928</text:p>
          </table:table-cell>
          <table:table-cell table:formula="of:=[.B139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1398]/750" office:value-type="float" office:value="0.928" calcext:value-type="float">
            <text:p>0,928</text:p>
          </table:table-cell>
          <table:table-cell table:formula="of:=[.B139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[.A1399]/750" office:value-type="float" office:value="0.928" calcext:value-type="float">
            <text:p>0,928</text:p>
          </table:table-cell>
          <table:table-cell table:formula="of:=[.B139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A1400]/750" office:value-type="float" office:value="0.928" calcext:value-type="float">
            <text:p>0,928</text:p>
          </table:table-cell>
          <table:table-cell table:formula="of:=[.B140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A1401]/750" office:value-type="float" office:value="0.928" calcext:value-type="float">
            <text:p>0,928</text:p>
          </table:table-cell>
          <table:table-cell table:formula="of:=[.B140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A1402]/750" office:value-type="float" office:value="0.928" calcext:value-type="float">
            <text:p>0,928</text:p>
          </table:table-cell>
          <table:table-cell table:formula="of:=[.B140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A1403]/750" office:value-type="float" office:value="0.928" calcext:value-type="float">
            <text:p>0,928</text:p>
          </table:table-cell>
          <table:table-cell table:formula="of:=[.B140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A1404]/750" office:value-type="float" office:value="0.928" calcext:value-type="float">
            <text:p>0,928</text:p>
          </table:table-cell>
          <table:table-cell table:formula="of:=[.B140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[.A1405]/750" office:value-type="float" office:value="0.928" calcext:value-type="float">
            <text:p>0,928</text:p>
          </table:table-cell>
          <table:table-cell table:formula="of:=[.B140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A1406]/750" office:value-type="float" office:value="0.928" calcext:value-type="float">
            <text:p>0,928</text:p>
          </table:table-cell>
          <table:table-cell table:formula="of:=[.B140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A1407]/750" office:value-type="float" office:value="0.928" calcext:value-type="float">
            <text:p>0,928</text:p>
          </table:table-cell>
          <table:table-cell table:formula="of:=[.B140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[.A1408]/750" office:value-type="float" office:value="0.928" calcext:value-type="float">
            <text:p>0,928</text:p>
          </table:table-cell>
          <table:table-cell table:formula="of:=[.B140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A1409]/750" office:value-type="float" office:value="0.928" calcext:value-type="float">
            <text:p>0,928</text:p>
          </table:table-cell>
          <table:table-cell table:formula="of:=[.B140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[.A1410]/750" office:value-type="float" office:value="0.928" calcext:value-type="float">
            <text:p>0,928</text:p>
          </table:table-cell>
          <table:table-cell table:formula="of:=[.B141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[.A1411]/750" office:value-type="float" office:value="0.928" calcext:value-type="float">
            <text:p>0,928</text:p>
          </table:table-cell>
          <table:table-cell table:formula="of:=[.B141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A1412]/750" office:value-type="float" office:value="0.928" calcext:value-type="float">
            <text:p>0,928</text:p>
          </table:table-cell>
          <table:table-cell table:formula="of:=[.B141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A1413]/750" office:value-type="float" office:value="0.928" calcext:value-type="float">
            <text:p>0,928</text:p>
          </table:table-cell>
          <table:table-cell table:formula="of:=[.B141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1414]/750" office:value-type="float" office:value="0.928" calcext:value-type="float">
            <text:p>0,928</text:p>
          </table:table-cell>
          <table:table-cell table:formula="of:=[.B141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A1415]/750" office:value-type="float" office:value="0.928" calcext:value-type="float">
            <text:p>0,928</text:p>
          </table:table-cell>
          <table:table-cell table:formula="of:=[.B141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[.A1416]/750" office:value-type="float" office:value="0.928" calcext:value-type="float">
            <text:p>0,928</text:p>
          </table:table-cell>
          <table:table-cell table:formula="of:=[.B141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A1417]/750" office:value-type="float" office:value="0.928" calcext:value-type="float">
            <text:p>0,928</text:p>
          </table:table-cell>
          <table:table-cell table:formula="of:=[.B141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[.A1418]/750" office:value-type="float" office:value="0.928" calcext:value-type="float">
            <text:p>0,928</text:p>
          </table:table-cell>
          <table:table-cell table:formula="of:=[.B141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A1419]/750" office:value-type="float" office:value="0.928" calcext:value-type="float">
            <text:p>0,928</text:p>
          </table:table-cell>
          <table:table-cell table:formula="of:=[.B141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[.A1420]/750" office:value-type="float" office:value="0.928" calcext:value-type="float">
            <text:p>0,928</text:p>
          </table:table-cell>
          <table:table-cell table:formula="of:=[.B142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A1421]/750" office:value-type="float" office:value="0.928" calcext:value-type="float">
            <text:p>0,928</text:p>
          </table:table-cell>
          <table:table-cell table:formula="of:=[.B142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A1422]/750" office:value-type="float" office:value="0.928" calcext:value-type="float">
            <text:p>0,928</text:p>
          </table:table-cell>
          <table:table-cell table:formula="of:=[.B142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[.A1423]/750" office:value-type="float" office:value="0.928" calcext:value-type="float">
            <text:p>0,928</text:p>
          </table:table-cell>
          <table:table-cell table:formula="of:=[.B142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[.A1424]/750" office:value-type="float" office:value="0.928" calcext:value-type="float">
            <text:p>0,928</text:p>
          </table:table-cell>
          <table:table-cell table:formula="of:=[.B142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[.A1425]/750" office:value-type="float" office:value="0.928" calcext:value-type="float">
            <text:p>0,928</text:p>
          </table:table-cell>
          <table:table-cell table:formula="of:=[.B142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[.A1426]/750" office:value-type="float" office:value="0.928" calcext:value-type="float">
            <text:p>0,928</text:p>
          </table:table-cell>
          <table:table-cell table:formula="of:=[.B142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A1427]/750" office:value-type="float" office:value="0.928" calcext:value-type="float">
            <text:p>0,928</text:p>
          </table:table-cell>
          <table:table-cell table:formula="of:=[.B142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A1428]/750" office:value-type="float" office:value="0.928" calcext:value-type="float">
            <text:p>0,928</text:p>
          </table:table-cell>
          <table:table-cell table:formula="of:=[.B142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A1429]/750" office:value-type="float" office:value="0.928" calcext:value-type="float">
            <text:p>0,928</text:p>
          </table:table-cell>
          <table:table-cell table:formula="of:=[.B142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A1430]/750" office:value-type="float" office:value="0.928" calcext:value-type="float">
            <text:p>0,928</text:p>
          </table:table-cell>
          <table:table-cell table:formula="of:=[.B143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A1431]/750" office:value-type="float" office:value="0.928" calcext:value-type="float">
            <text:p>0,928</text:p>
          </table:table-cell>
          <table:table-cell table:formula="of:=[.B143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A1432]/750" office:value-type="float" office:value="0.928" calcext:value-type="float">
            <text:p>0,928</text:p>
          </table:table-cell>
          <table:table-cell table:formula="of:=[.B143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[.A1433]/750" office:value-type="float" office:value="0.928" calcext:value-type="float">
            <text:p>0,928</text:p>
          </table:table-cell>
          <table:table-cell table:formula="of:=[.B143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[.A1434]/750" office:value-type="float" office:value="0.928" calcext:value-type="float">
            <text:p>0,928</text:p>
          </table:table-cell>
          <table:table-cell table:formula="of:=[.B143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[.A1435]/750" office:value-type="float" office:value="0.928" calcext:value-type="float">
            <text:p>0,928</text:p>
          </table:table-cell>
          <table:table-cell table:formula="of:=[.B143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A1436]/750" office:value-type="float" office:value="0.928" calcext:value-type="float">
            <text:p>0,928</text:p>
          </table:table-cell>
          <table:table-cell table:formula="of:=[.B143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A1437]/750" office:value-type="float" office:value="0.928" calcext:value-type="float">
            <text:p>0,928</text:p>
          </table:table-cell>
          <table:table-cell table:formula="of:=[.B143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1438]/750" office:value-type="float" office:value="0.928" calcext:value-type="float">
            <text:p>0,928</text:p>
          </table:table-cell>
          <table:table-cell table:formula="of:=[.B143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[.A1439]/750" office:value-type="float" office:value="0.928" calcext:value-type="float">
            <text:p>0,928</text:p>
          </table:table-cell>
          <table:table-cell table:formula="of:=[.B143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A1440]/750" office:value-type="float" office:value="0.928" calcext:value-type="float">
            <text:p>0,928</text:p>
          </table:table-cell>
          <table:table-cell table:formula="of:=[.B144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[.A1441]/750" office:value-type="float" office:value="0.928" calcext:value-type="float">
            <text:p>0,928</text:p>
          </table:table-cell>
          <table:table-cell table:formula="of:=[.B144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[.A1442]/750" office:value-type="float" office:value="0.928" calcext:value-type="float">
            <text:p>0,928</text:p>
          </table:table-cell>
          <table:table-cell table:formula="of:=[.B144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[.A1443]/750" office:value-type="float" office:value="0.928" calcext:value-type="float">
            <text:p>0,928</text:p>
          </table:table-cell>
          <table:table-cell table:formula="of:=[.B144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[.A1444]/750" office:value-type="float" office:value="0.928" calcext:value-type="float">
            <text:p>0,928</text:p>
          </table:table-cell>
          <table:table-cell table:formula="of:=[.B144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A1445]/750" office:value-type="float" office:value="0.928" calcext:value-type="float">
            <text:p>0,928</text:p>
          </table:table-cell>
          <table:table-cell table:formula="of:=[.B144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A1446]/750" office:value-type="float" office:value="0.928" calcext:value-type="float">
            <text:p>0,928</text:p>
          </table:table-cell>
          <table:table-cell table:formula="of:=[.B144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A1447]/750" office:value-type="float" office:value="0.928" calcext:value-type="float">
            <text:p>0,928</text:p>
          </table:table-cell>
          <table:table-cell table:formula="of:=[.B144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A1448]/750" office:value-type="float" office:value="0.928" calcext:value-type="float">
            <text:p>0,928</text:p>
          </table:table-cell>
          <table:table-cell table:formula="of:=[.B144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27" calcext:value-type="float">
            <text:p>627</text:p>
          </table:table-cell>
          <table:table-cell/>
          <table:table-cell table:formula="of:=[.A1449]/750" office:value-type="float" office:value="0.928" calcext:value-type="float">
            <text:p>0,928</text:p>
          </table:table-cell>
          <table:table-cell table:formula="of:=[.B144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[.A1450]/750" office:value-type="float" office:value="0.928" calcext:value-type="float">
            <text:p>0,928</text:p>
          </table:table-cell>
          <table:table-cell table:formula="of:=[.B145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[.A1451]/750" office:value-type="float" office:value="0.928" calcext:value-type="float">
            <text:p>0,928</text:p>
          </table:table-cell>
          <table:table-cell table:formula="of:=[.B145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A1452]/750" office:value-type="float" office:value="0.928" calcext:value-type="float">
            <text:p>0,928</text:p>
          </table:table-cell>
          <table:table-cell table:formula="of:=[.B145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[.A1453]/750" office:value-type="float" office:value="0.928" calcext:value-type="float">
            <text:p>0,928</text:p>
          </table:table-cell>
          <table:table-cell table:formula="of:=[.B145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1454]/750" office:value-type="float" office:value="0.928" calcext:value-type="float">
            <text:p>0,928</text:p>
          </table:table-cell>
          <table:table-cell table:formula="of:=[.B145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[.A1455]/750" office:value-type="float" office:value="0.928" calcext:value-type="float">
            <text:p>0,928</text:p>
          </table:table-cell>
          <table:table-cell table:formula="of:=[.B145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34" calcext:value-type="float">
            <text:p>634</text:p>
          </table:table-cell>
          <table:table-cell/>
          <table:table-cell table:formula="of:=[.A1456]/750" office:value-type="float" office:value="0.928" calcext:value-type="float">
            <text:p>0,928</text:p>
          </table:table-cell>
          <table:table-cell table:formula="of:=[.B145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A1457]/750" office:value-type="float" office:value="0.928" calcext:value-type="float">
            <text:p>0,928</text:p>
          </table:table-cell>
          <table:table-cell table:formula="of:=[.B145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36" calcext:value-type="float">
            <text:p>636</text:p>
          </table:table-cell>
          <table:table-cell/>
          <table:table-cell table:formula="of:=[.A1458]/750" office:value-type="float" office:value="0.928" calcext:value-type="float">
            <text:p>0,928</text:p>
          </table:table-cell>
          <table:table-cell table:formula="of:=[.B145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[.A1459]/750" office:value-type="float" office:value="0.928" calcext:value-type="float">
            <text:p>0,928</text:p>
          </table:table-cell>
          <table:table-cell table:formula="of:=[.B145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38" calcext:value-type="float">
            <text:p>638</text:p>
          </table:table-cell>
          <table:table-cell/>
          <table:table-cell table:formula="of:=[.A1460]/750" office:value-type="float" office:value="0.928" calcext:value-type="float">
            <text:p>0,928</text:p>
          </table:table-cell>
          <table:table-cell table:formula="of:=[.B146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A1461]/750" office:value-type="float" office:value="0.928" calcext:value-type="float">
            <text:p>0,928</text:p>
          </table:table-cell>
          <table:table-cell table:formula="of:=[.B146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A1462]/750" office:value-type="float" office:value="0.928" calcext:value-type="float">
            <text:p>0,928</text:p>
          </table:table-cell>
          <table:table-cell table:formula="of:=[.B146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[.A1463]/750" office:value-type="float" office:value="0.928" calcext:value-type="float">
            <text:p>0,928</text:p>
          </table:table-cell>
          <table:table-cell table:formula="of:=[.B146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[.A1464]/750" office:value-type="float" office:value="0.928" calcext:value-type="float">
            <text:p>0,928</text:p>
          </table:table-cell>
          <table:table-cell table:formula="of:=[.B146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A1465]/750" office:value-type="float" office:value="0.928" calcext:value-type="float">
            <text:p>0,928</text:p>
          </table:table-cell>
          <table:table-cell table:formula="of:=[.B146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A1466]/750" office:value-type="float" office:value="0.928" calcext:value-type="float">
            <text:p>0,928</text:p>
          </table:table-cell>
          <table:table-cell table:formula="of:=[.B146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[.A1467]/750" office:value-type="float" office:value="0.928" calcext:value-type="float">
            <text:p>0,928</text:p>
          </table:table-cell>
          <table:table-cell table:formula="of:=[.B146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[.A1468]/750" office:value-type="float" office:value="0.928" calcext:value-type="float">
            <text:p>0,928</text:p>
          </table:table-cell>
          <table:table-cell table:formula="of:=[.B146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[.A1469]/750" office:value-type="float" office:value="0.928" calcext:value-type="float">
            <text:p>0,928</text:p>
          </table:table-cell>
          <table:table-cell table:formula="of:=[.B146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1470]/750" office:value-type="float" office:value="0.928" calcext:value-type="float">
            <text:p>0,928</text:p>
          </table:table-cell>
          <table:table-cell table:formula="of:=[.B147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[.A1471]/750" office:value-type="float" office:value="0.928" calcext:value-type="float">
            <text:p>0,928</text:p>
          </table:table-cell>
          <table:table-cell table:formula="of:=[.B147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A1472]/750" office:value-type="float" office:value="0.928" calcext:value-type="float">
            <text:p>0,928</text:p>
          </table:table-cell>
          <table:table-cell table:formula="of:=[.B147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[.A1473]/750" office:value-type="float" office:value="0.928" calcext:value-type="float">
            <text:p>0,928</text:p>
          </table:table-cell>
          <table:table-cell table:formula="of:=[.B147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A1474]/750" office:value-type="float" office:value="0.928" calcext:value-type="float">
            <text:p>0,928</text:p>
          </table:table-cell>
          <table:table-cell table:formula="of:=[.B147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[.A1475]/750" office:value-type="float" office:value="0.928" calcext:value-type="float">
            <text:p>0,928</text:p>
          </table:table-cell>
          <table:table-cell table:formula="of:=[.B147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A1476]/750" office:value-type="float" office:value="0.928" calcext:value-type="float">
            <text:p>0,928</text:p>
          </table:table-cell>
          <table:table-cell table:formula="of:=[.B147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A1477]/750" office:value-type="float" office:value="0.928" calcext:value-type="float">
            <text:p>0,928</text:p>
          </table:table-cell>
          <table:table-cell table:formula="of:=[.B147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A1478]/750" office:value-type="float" office:value="0.928" calcext:value-type="float">
            <text:p>0,928</text:p>
          </table:table-cell>
          <table:table-cell table:formula="of:=[.B147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[.A1479]/750" office:value-type="float" office:value="0.928" calcext:value-type="float">
            <text:p>0,928</text:p>
          </table:table-cell>
          <table:table-cell table:formula="of:=[.B147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[.A1480]/750" office:value-type="float" office:value="0.928" calcext:value-type="float">
            <text:p>0,928</text:p>
          </table:table-cell>
          <table:table-cell table:formula="of:=[.B148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A1481]/750" office:value-type="float" office:value="0.928" calcext:value-type="float">
            <text:p>0,928</text:p>
          </table:table-cell>
          <table:table-cell table:formula="of:=[.B148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A1482]/750" office:value-type="float" office:value="0.928" calcext:value-type="float">
            <text:p>0,928</text:p>
          </table:table-cell>
          <table:table-cell table:formula="of:=[.B148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[.A1483]/750" office:value-type="float" office:value="0.928" calcext:value-type="float">
            <text:p>0,928</text:p>
          </table:table-cell>
          <table:table-cell table:formula="of:=[.B148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[.A1484]/750" office:value-type="float" office:value="0.928" calcext:value-type="float">
            <text:p>0,928</text:p>
          </table:table-cell>
          <table:table-cell table:formula="of:=[.B148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A1485]/750" office:value-type="float" office:value="0.928" calcext:value-type="float">
            <text:p>0,928</text:p>
          </table:table-cell>
          <table:table-cell table:formula="of:=[.B148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A1486]/750" office:value-type="float" office:value="0.928" calcext:value-type="float">
            <text:p>0,928</text:p>
          </table:table-cell>
          <table:table-cell table:formula="of:=[.B148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A1487]/750" office:value-type="float" office:value="0.928" calcext:value-type="float">
            <text:p>0,928</text:p>
          </table:table-cell>
          <table:table-cell table:formula="of:=[.B148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A1488]/750" office:value-type="float" office:value="0.928" calcext:value-type="float">
            <text:p>0,928</text:p>
          </table:table-cell>
          <table:table-cell table:formula="of:=[.B148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[.A1489]/750" office:value-type="float" office:value="0.928" calcext:value-type="float">
            <text:p>0,928</text:p>
          </table:table-cell>
          <table:table-cell table:formula="of:=[.B148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[.A1490]/750" office:value-type="float" office:value="0.928" calcext:value-type="float">
            <text:p>0,928</text:p>
          </table:table-cell>
          <table:table-cell table:formula="of:=[.B149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[.A1491]/750" office:value-type="float" office:value="0.928" calcext:value-type="float">
            <text:p>0,928</text:p>
          </table:table-cell>
          <table:table-cell table:formula="of:=[.B149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[.A1492]/750" office:value-type="float" office:value="0.928" calcext:value-type="float">
            <text:p>0,928</text:p>
          </table:table-cell>
          <table:table-cell table:formula="of:=[.B149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[.A1493]/750" office:value-type="float" office:value="0.928" calcext:value-type="float">
            <text:p>0,928</text:p>
          </table:table-cell>
          <table:table-cell table:formula="of:=[.B149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1494]/750" office:value-type="float" office:value="0.928" calcext:value-type="float">
            <text:p>0,928</text:p>
          </table:table-cell>
          <table:table-cell table:formula="of:=[.B149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A1495]/750" office:value-type="float" office:value="0.928" calcext:value-type="float">
            <text:p>0,928</text:p>
          </table:table-cell>
          <table:table-cell table:formula="of:=[.B149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A1496]/750" office:value-type="float" office:value="0.928" calcext:value-type="float">
            <text:p>0,928</text:p>
          </table:table-cell>
          <table:table-cell table:formula="of:=[.B149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[.A1497]/750" office:value-type="float" office:value="0.928" calcext:value-type="float">
            <text:p>0,928</text:p>
          </table:table-cell>
          <table:table-cell table:formula="of:=[.B149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[.A1498]/750" office:value-type="float" office:value="0.928" calcext:value-type="float">
            <text:p>0,928</text:p>
          </table:table-cell>
          <table:table-cell table:formula="of:=[.B149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[.A1499]/750" office:value-type="float" office:value="0.928" calcext:value-type="float">
            <text:p>0,928</text:p>
          </table:table-cell>
          <table:table-cell table:formula="of:=[.B149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[.A1500]/750" office:value-type="float" office:value="0.928" calcext:value-type="float">
            <text:p>0,928</text:p>
          </table:table-cell>
          <table:table-cell table:formula="of:=[.B150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[.A1501]/750" office:value-type="float" office:value="0.928" calcext:value-type="float">
            <text:p>0,928</text:p>
          </table:table-cell>
          <table:table-cell table:formula="of:=[.B150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A1502]/750" office:value-type="float" office:value="0.928" calcext:value-type="float">
            <text:p>0,928</text:p>
          </table:table-cell>
          <table:table-cell table:formula="of:=[.B150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A1503]/750" office:value-type="float" office:value="0.928" calcext:value-type="float">
            <text:p>0,928</text:p>
          </table:table-cell>
          <table:table-cell table:formula="of:=[.B150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[.A1504]/750" office:value-type="float" office:value="0.928" calcext:value-type="float">
            <text:p>0,928</text:p>
          </table:table-cell>
          <table:table-cell table:formula="of:=[.B150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[.A1505]/750" office:value-type="float" office:value="0.928" calcext:value-type="float">
            <text:p>0,928</text:p>
          </table:table-cell>
          <table:table-cell table:formula="of:=[.B150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[.A1506]/750" office:value-type="float" office:value="0.928" calcext:value-type="float">
            <text:p>0,928</text:p>
          </table:table-cell>
          <table:table-cell table:formula="of:=[.B150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A1507]/750" office:value-type="float" office:value="0.928" calcext:value-type="float">
            <text:p>0,928</text:p>
          </table:table-cell>
          <table:table-cell table:formula="of:=[.B150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A1508]/750" office:value-type="float" office:value="0.928" calcext:value-type="float">
            <text:p>0,928</text:p>
          </table:table-cell>
          <table:table-cell table:formula="of:=[.B150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A1509]/750" office:value-type="float" office:value="0.928" calcext:value-type="float">
            <text:p>0,928</text:p>
          </table:table-cell>
          <table:table-cell table:formula="of:=[.B150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1510]/750" office:value-type="float" office:value="0.928" calcext:value-type="float">
            <text:p>0,928</text:p>
          </table:table-cell>
          <table:table-cell table:formula="of:=[.B151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A1511]/750" office:value-type="float" office:value="0.928" calcext:value-type="float">
            <text:p>0,928</text:p>
          </table:table-cell>
          <table:table-cell table:formula="of:=[.B151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[.A1512]/750" office:value-type="float" office:value="0.928" calcext:value-type="float">
            <text:p>0,928</text:p>
          </table:table-cell>
          <table:table-cell table:formula="of:=[.B151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91" calcext:value-type="float">
            <text:p>691</text:p>
          </table:table-cell>
          <table:table-cell/>
          <table:table-cell table:formula="of:=[.A1513]/750" office:value-type="float" office:value="0.928" calcext:value-type="float">
            <text:p>0,928</text:p>
          </table:table-cell>
          <table:table-cell table:formula="of:=[.B151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[.A1514]/750" office:value-type="float" office:value="0.928" calcext:value-type="float">
            <text:p>0,928</text:p>
          </table:table-cell>
          <table:table-cell table:formula="of:=[.B151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A1515]/750" office:value-type="float" office:value="0.928" calcext:value-type="float">
            <text:p>0,928</text:p>
          </table:table-cell>
          <table:table-cell table:formula="of:=[.B151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94" calcext:value-type="float">
            <text:p>694</text:p>
          </table:table-cell>
          <table:table-cell/>
          <table:table-cell table:formula="of:=[.A1516]/750" office:value-type="float" office:value="0.928" calcext:value-type="float">
            <text:p>0,928</text:p>
          </table:table-cell>
          <table:table-cell table:formula="of:=[.B151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[.A1517]/750" office:value-type="float" office:value="0.928" calcext:value-type="float">
            <text:p>0,928</text:p>
          </table:table-cell>
          <table:table-cell table:formula="of:=[.B151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[.A1518]/750" office:value-type="float" office:value="0.928" calcext:value-type="float">
            <text:p>0,928</text:p>
          </table:table-cell>
          <table:table-cell table:formula="of:=[.B151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97" calcext:value-type="float">
            <text:p>697</text:p>
          </table:table-cell>
          <table:table-cell/>
          <table:table-cell table:formula="of:=[.A1519]/750" office:value-type="float" office:value="0.928" calcext:value-type="float">
            <text:p>0,928</text:p>
          </table:table-cell>
          <table:table-cell table:formula="of:=[.B151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[.A1520]/750" office:value-type="float" office:value="0.928" calcext:value-type="float">
            <text:p>0,928</text:p>
          </table:table-cell>
          <table:table-cell table:formula="of:=[.B152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[.A1521]/750" office:value-type="float" office:value="0.928" calcext:value-type="float">
            <text:p>0,928</text:p>
          </table:table-cell>
          <table:table-cell table:formula="of:=[.B152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A1522]/750" office:value-type="float" office:value="0.928" calcext:value-type="float">
            <text:p>0,928</text:p>
          </table:table-cell>
          <table:table-cell table:formula="of:=[.B152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[.A1523]/750" office:value-type="float" office:value="0.928" calcext:value-type="float">
            <text:p>0,928</text:p>
          </table:table-cell>
          <table:table-cell table:formula="of:=[.B152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[.A1524]/750" office:value-type="float" office:value="0.928" calcext:value-type="float">
            <text:p>0,928</text:p>
          </table:table-cell>
          <table:table-cell table:formula="of:=[.B152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[.A1525]/750" office:value-type="float" office:value="0.928" calcext:value-type="float">
            <text:p>0,928</text:p>
          </table:table-cell>
          <table:table-cell table:formula="of:=[.B152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A1526]/750" office:value-type="float" office:value="0.928" calcext:value-type="float">
            <text:p>0,928</text:p>
          </table:table-cell>
          <table:table-cell table:formula="of:=[.B152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[.A1527]/750" office:value-type="float" office:value="0.928" calcext:value-type="float">
            <text:p>0,928</text:p>
          </table:table-cell>
          <table:table-cell table:formula="of:=[.B152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A1528]/750" office:value-type="float" office:value="0.928" calcext:value-type="float">
            <text:p>0,928</text:p>
          </table:table-cell>
          <table:table-cell table:formula="of:=[.B152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A1529]/750" office:value-type="float" office:value="0.928" calcext:value-type="float">
            <text:p>0,928</text:p>
          </table:table-cell>
          <table:table-cell table:formula="of:=[.B152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[.A1530]/750" office:value-type="float" office:value="0.928" calcext:value-type="float">
            <text:p>0,928</text:p>
          </table:table-cell>
          <table:table-cell table:formula="of:=[.B153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[.A1531]/750" office:value-type="float" office:value="0.928" calcext:value-type="float">
            <text:p>0,928</text:p>
          </table:table-cell>
          <table:table-cell table:formula="of:=[.B153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A1532]/750" office:value-type="float" office:value="0.928" calcext:value-type="float">
            <text:p>0,928</text:p>
          </table:table-cell>
          <table:table-cell table:formula="of:=[.B153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[.A1533]/750" office:value-type="float" office:value="0.928" calcext:value-type="float">
            <text:p>0,928</text:p>
          </table:table-cell>
          <table:table-cell table:formula="of:=[.B153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1534]/750" office:value-type="float" office:value="0.928" calcext:value-type="float">
            <text:p>0,928</text:p>
          </table:table-cell>
          <table:table-cell table:formula="of:=[.B153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[.A1535]/750" office:value-type="float" office:value="0.928" calcext:value-type="float">
            <text:p>0,928</text:p>
          </table:table-cell>
          <table:table-cell table:formula="of:=[.B153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[.A1536]/750" office:value-type="float" office:value="0.928" calcext:value-type="float">
            <text:p>0,928</text:p>
          </table:table-cell>
          <table:table-cell table:formula="of:=[.B153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A1537]/750" office:value-type="float" office:value="0.928" calcext:value-type="float">
            <text:p>0,928</text:p>
          </table:table-cell>
          <table:table-cell table:formula="of:=[.B153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[.A1538]/750" office:value-type="float" office:value="0.928" calcext:value-type="float">
            <text:p>0,928</text:p>
          </table:table-cell>
          <table:table-cell table:formula="of:=[.B153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A1539]/750" office:value-type="float" office:value="0.928" calcext:value-type="float">
            <text:p>0,928</text:p>
          </table:table-cell>
          <table:table-cell table:formula="of:=[.B153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18" calcext:value-type="float">
            <text:p>718</text:p>
          </table:table-cell>
          <table:table-cell/>
          <table:table-cell table:formula="of:=[.A1540]/750" office:value-type="float" office:value="0.928" calcext:value-type="float">
            <text:p>0,928</text:p>
          </table:table-cell>
          <table:table-cell table:formula="of:=[.B154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A1541]/750" office:value-type="float" office:value="0.928" calcext:value-type="float">
            <text:p>0,928</text:p>
          </table:table-cell>
          <table:table-cell table:formula="of:=[.B154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[.A1542]/750" office:value-type="float" office:value="0.928" calcext:value-type="float">
            <text:p>0,928</text:p>
          </table:table-cell>
          <table:table-cell table:formula="of:=[.B154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[.A1543]/750" office:value-type="float" office:value="0.928" calcext:value-type="float">
            <text:p>0,928</text:p>
          </table:table-cell>
          <table:table-cell table:formula="of:=[.B154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22" calcext:value-type="float">
            <text:p>722</text:p>
          </table:table-cell>
          <table:table-cell/>
          <table:table-cell table:formula="of:=[.A1544]/750" office:value-type="float" office:value="0.928" calcext:value-type="float">
            <text:p>0,928</text:p>
          </table:table-cell>
          <table:table-cell table:formula="of:=[.B154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[.A1545]/750" office:value-type="float" office:value="0.928" calcext:value-type="float">
            <text:p>0,928</text:p>
          </table:table-cell>
          <table:table-cell table:formula="of:=[.B154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24" calcext:value-type="float">
            <text:p>724</text:p>
          </table:table-cell>
          <table:table-cell/>
          <table:table-cell table:formula="of:=[.A1546]/750" office:value-type="float" office:value="0.928" calcext:value-type="float">
            <text:p>0,928</text:p>
          </table:table-cell>
          <table:table-cell table:formula="of:=[.B154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[.A1547]/750" office:value-type="float" office:value="0.928" calcext:value-type="float">
            <text:p>0,928</text:p>
          </table:table-cell>
          <table:table-cell table:formula="of:=[.B154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[.A1548]/750" office:value-type="float" office:value="0.928" calcext:value-type="float">
            <text:p>0,928</text:p>
          </table:table-cell>
          <table:table-cell table:formula="of:=[.B154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A1549]/750" office:value-type="float" office:value="0.928" calcext:value-type="float">
            <text:p>0,928</text:p>
          </table:table-cell>
          <table:table-cell table:formula="of:=[.B154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A1550]/750" office:value-type="float" office:value="0.928" calcext:value-type="float">
            <text:p>0,928</text:p>
          </table:table-cell>
          <table:table-cell table:formula="of:=[.B155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29" calcext:value-type="float">
            <text:p>729</text:p>
          </table:table-cell>
          <table:table-cell/>
          <table:table-cell table:formula="of:=[.A1551]/750" office:value-type="float" office:value="0.928" calcext:value-type="float">
            <text:p>0,928</text:p>
          </table:table-cell>
          <table:table-cell table:formula="of:=[.B155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[.A1552]/750" office:value-type="float" office:value="0.928" calcext:value-type="float">
            <text:p>0,928</text:p>
          </table:table-cell>
          <table:table-cell table:formula="of:=[.B155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[.A1553]/750" office:value-type="float" office:value="0.928" calcext:value-type="float">
            <text:p>0,928</text:p>
          </table:table-cell>
          <table:table-cell table:formula="of:=[.B155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[.A1554]/750" office:value-type="float" office:value="0.928" calcext:value-type="float">
            <text:p>0,928</text:p>
          </table:table-cell>
          <table:table-cell table:formula="of:=[.B155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3" calcext:value-type="float">
            <text:p>733</text:p>
          </table:table-cell>
          <table:table-cell/>
          <table:table-cell table:formula="of:=[.A1555]/750" office:value-type="float" office:value="0.928" calcext:value-type="float">
            <text:p>0,928</text:p>
          </table:table-cell>
          <table:table-cell table:formula="of:=[.B155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4" calcext:value-type="float">
            <text:p>734</text:p>
          </table:table-cell>
          <table:table-cell/>
          <table:table-cell table:formula="of:=[.A1556]/750" office:value-type="float" office:value="0.928" calcext:value-type="float">
            <text:p>0,928</text:p>
          </table:table-cell>
          <table:table-cell table:formula="of:=[.B155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[.A1557]/750" office:value-type="float" office:value="0.928" calcext:value-type="float">
            <text:p>0,928</text:p>
          </table:table-cell>
          <table:table-cell table:formula="of:=[.B155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[.A1558]/750" office:value-type="float" office:value="0.928" calcext:value-type="float">
            <text:p>0,928</text:p>
          </table:table-cell>
          <table:table-cell table:formula="of:=[.B155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7" calcext:value-type="float">
            <text:p>737</text:p>
          </table:table-cell>
          <table:table-cell/>
          <table:table-cell table:formula="of:=[.A1559]/750" office:value-type="float" office:value="0.928" calcext:value-type="float">
            <text:p>0,928</text:p>
          </table:table-cell>
          <table:table-cell table:formula="of:=[.B155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[.A1560]/750" office:value-type="float" office:value="0.928" calcext:value-type="float">
            <text:p>0,928</text:p>
          </table:table-cell>
          <table:table-cell table:formula="of:=[.B156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39" calcext:value-type="float">
            <text:p>739</text:p>
          </table:table-cell>
          <table:table-cell/>
          <table:table-cell table:formula="of:=[.A1561]/750" office:value-type="float" office:value="0.928" calcext:value-type="float">
            <text:p>0,928</text:p>
          </table:table-cell>
          <table:table-cell table:formula="of:=[.B156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A1562]/750" office:value-type="float" office:value="0.928" calcext:value-type="float">
            <text:p>0,928</text:p>
          </table:table-cell>
          <table:table-cell table:formula="of:=[.B156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[.A1563]/750" office:value-type="float" office:value="0.928" calcext:value-type="float">
            <text:p>0,928</text:p>
          </table:table-cell>
          <table:table-cell table:formula="of:=[.B156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42" calcext:value-type="float">
            <text:p>742</text:p>
          </table:table-cell>
          <table:table-cell/>
          <table:table-cell table:formula="of:=[.A1564]/750" office:value-type="float" office:value="0.928" calcext:value-type="float">
            <text:p>0,928</text:p>
          </table:table-cell>
          <table:table-cell table:formula="of:=[.B156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A1565]/750" office:value-type="float" office:value="0.928" calcext:value-type="float">
            <text:p>0,928</text:p>
          </table:table-cell>
          <table:table-cell table:formula="of:=[.B156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1566]/750" office:value-type="float" office:value="0.928" calcext:value-type="float">
            <text:p>0,928</text:p>
          </table:table-cell>
          <table:table-cell table:formula="of:=[.B156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A1567]/750" office:value-type="float" office:value="0.928" calcext:value-type="float">
            <text:p>0,928</text:p>
          </table:table-cell>
          <table:table-cell table:formula="of:=[.B156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A1568]/750" office:value-type="float" office:value="0.928" calcext:value-type="float">
            <text:p>0,928</text:p>
          </table:table-cell>
          <table:table-cell table:formula="of:=[.B156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[.A1569]/750" office:value-type="float" office:value="0.928" calcext:value-type="float">
            <text:p>0,928</text:p>
          </table:table-cell>
          <table:table-cell table:formula="of:=[.B156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[.A1570]/750" office:value-type="float" office:value="0.928" calcext:value-type="float">
            <text:p>0,928</text:p>
          </table:table-cell>
          <table:table-cell table:formula="of:=[.B157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[.A1571]/750" office:value-type="float" office:value="0.928" calcext:value-type="float">
            <text:p>0,928</text:p>
          </table:table-cell>
          <table:table-cell table:formula="of:=[.B157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A1572]/750" office:value-type="float" office:value="0.928" calcext:value-type="float">
            <text:p>0,928</text:p>
          </table:table-cell>
          <table:table-cell table:formula="of:=[.B157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[.A1573]/750" office:value-type="float" office:value="0.928" calcext:value-type="float">
            <text:p>0,928</text:p>
          </table:table-cell>
          <table:table-cell table:formula="of:=[.B157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1574]/750" office:value-type="float" office:value="0.928" calcext:value-type="float">
            <text:p>0,928</text:p>
          </table:table-cell>
          <table:table-cell table:formula="of:=[.B157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3" calcext:value-type="float">
            <text:p>753</text:p>
          </table:table-cell>
          <table:table-cell/>
          <table:table-cell table:formula="of:=[.A1575]/750" office:value-type="float" office:value="0.928" calcext:value-type="float">
            <text:p>0,928</text:p>
          </table:table-cell>
          <table:table-cell table:formula="of:=[.B157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[.A1576]/750" office:value-type="float" office:value="0.928" calcext:value-type="float">
            <text:p>0,928</text:p>
          </table:table-cell>
          <table:table-cell table:formula="of:=[.B157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5" calcext:value-type="float">
            <text:p>755</text:p>
          </table:table-cell>
          <table:table-cell/>
          <table:table-cell table:formula="of:=[.A1577]/750" office:value-type="float" office:value="0.928" calcext:value-type="float">
            <text:p>0,928</text:p>
          </table:table-cell>
          <table:table-cell table:formula="of:=[.B157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A1578]/750" office:value-type="float" office:value="0.928" calcext:value-type="float">
            <text:p>0,928</text:p>
          </table:table-cell>
          <table:table-cell table:formula="of:=[.B157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7" calcext:value-type="float">
            <text:p>757</text:p>
          </table:table-cell>
          <table:table-cell/>
          <table:table-cell table:formula="of:=[.A1579]/750" office:value-type="float" office:value="0.928" calcext:value-type="float">
            <text:p>0,928</text:p>
          </table:table-cell>
          <table:table-cell table:formula="of:=[.B157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8" calcext:value-type="float">
            <text:p>758</text:p>
          </table:table-cell>
          <table:table-cell/>
          <table:table-cell table:formula="of:=[.A1580]/750" office:value-type="float" office:value="0.928" calcext:value-type="float">
            <text:p>0,928</text:p>
          </table:table-cell>
          <table:table-cell table:formula="of:=[.B158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59" calcext:value-type="float">
            <text:p>759</text:p>
          </table:table-cell>
          <table:table-cell/>
          <table:table-cell table:formula="of:=[.A1581]/750" office:value-type="float" office:value="0.928" calcext:value-type="float">
            <text:p>0,928</text:p>
          </table:table-cell>
          <table:table-cell table:formula="of:=[.B158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A1582]/750" office:value-type="float" office:value="0.928" calcext:value-type="float">
            <text:p>0,928</text:p>
          </table:table-cell>
          <table:table-cell table:formula="of:=[.B158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61" calcext:value-type="float">
            <text:p>761</text:p>
          </table:table-cell>
          <table:table-cell/>
          <table:table-cell table:formula="of:=[.A1583]/750" office:value-type="float" office:value="0.928" calcext:value-type="float">
            <text:p>0,928</text:p>
          </table:table-cell>
          <table:table-cell table:formula="of:=[.B158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62" calcext:value-type="float">
            <text:p>762</text:p>
          </table:table-cell>
          <table:table-cell/>
          <table:table-cell table:formula="of:=[.A1584]/750" office:value-type="float" office:value="0.928" calcext:value-type="float">
            <text:p>0,928</text:p>
          </table:table-cell>
          <table:table-cell table:formula="of:=[.B158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[.A1585]/750" office:value-type="float" office:value="0.928" calcext:value-type="float">
            <text:p>0,928</text:p>
          </table:table-cell>
          <table:table-cell table:formula="of:=[.B158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A1586]/750" office:value-type="float" office:value="0.928" calcext:value-type="float">
            <text:p>0,928</text:p>
          </table:table-cell>
          <table:table-cell table:formula="of:=[.B158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A1587]/750" office:value-type="float" office:value="0.928" calcext:value-type="float">
            <text:p>0,928</text:p>
          </table:table-cell>
          <table:table-cell table:formula="of:=[.B158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A1588]/750" office:value-type="float" office:value="0.928" calcext:value-type="float">
            <text:p>0,928</text:p>
          </table:table-cell>
          <table:table-cell table:formula="of:=[.B158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A1589]/750" office:value-type="float" office:value="0.928" calcext:value-type="float">
            <text:p>0,928</text:p>
          </table:table-cell>
          <table:table-cell table:formula="of:=[.B158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A1590]/750" office:value-type="float" office:value="0.928" calcext:value-type="float">
            <text:p>0,928</text:p>
          </table:table-cell>
          <table:table-cell table:formula="of:=[.B159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69" calcext:value-type="float">
            <text:p>769</text:p>
          </table:table-cell>
          <table:table-cell/>
          <table:table-cell table:formula="of:=[.A1591]/750" office:value-type="float" office:value="0.928" calcext:value-type="float">
            <text:p>0,928</text:p>
          </table:table-cell>
          <table:table-cell table:formula="of:=[.B159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[.A1592]/750" office:value-type="float" office:value="0.928" calcext:value-type="float">
            <text:p>0,928</text:p>
          </table:table-cell>
          <table:table-cell table:formula="of:=[.B159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[.A1593]/750" office:value-type="float" office:value="0.928" calcext:value-type="float">
            <text:p>0,928</text:p>
          </table:table-cell>
          <table:table-cell table:formula="of:=[.B159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A1594]/750" office:value-type="float" office:value="0.928" calcext:value-type="float">
            <text:p>0,928</text:p>
          </table:table-cell>
          <table:table-cell table:formula="of:=[.B159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A1595]/750" office:value-type="float" office:value="0.928" calcext:value-type="float">
            <text:p>0,928</text:p>
          </table:table-cell>
          <table:table-cell table:formula="of:=[.B159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[.A1596]/750" office:value-type="float" office:value="0.928" calcext:value-type="float">
            <text:p>0,928</text:p>
          </table:table-cell>
          <table:table-cell table:formula="of:=[.B159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[.A1597]/750" office:value-type="float" office:value="0.928" calcext:value-type="float">
            <text:p>0,928</text:p>
          </table:table-cell>
          <table:table-cell table:formula="of:=[.B159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A1598]/750" office:value-type="float" office:value="0.928" calcext:value-type="float">
            <text:p>0,928</text:p>
          </table:table-cell>
          <table:table-cell table:formula="of:=[.B159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77" calcext:value-type="float">
            <text:p>777</text:p>
          </table:table-cell>
          <table:table-cell/>
          <table:table-cell table:formula="of:=[.A1599]/750" office:value-type="float" office:value="0.928" calcext:value-type="float">
            <text:p>0,928</text:p>
          </table:table-cell>
          <table:table-cell table:formula="of:=[.B159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A1600]/750" office:value-type="float" office:value="0.928" calcext:value-type="float">
            <text:p>0,928</text:p>
          </table:table-cell>
          <table:table-cell table:formula="of:=[.B160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79" calcext:value-type="float">
            <text:p>779</text:p>
          </table:table-cell>
          <table:table-cell/>
          <table:table-cell table:formula="of:=[.A1601]/750" office:value-type="float" office:value="0.928" calcext:value-type="float">
            <text:p>0,928</text:p>
          </table:table-cell>
          <table:table-cell table:formula="of:=[.B160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[.A1602]/750" office:value-type="float" office:value="0.928" calcext:value-type="float">
            <text:p>0,928</text:p>
          </table:table-cell>
          <table:table-cell table:formula="of:=[.B160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[.A1603]/750" office:value-type="float" office:value="0.928" calcext:value-type="float">
            <text:p>0,928</text:p>
          </table:table-cell>
          <table:table-cell table:formula="of:=[.B160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82" calcext:value-type="float">
            <text:p>782</text:p>
          </table:table-cell>
          <table:table-cell/>
          <table:table-cell table:formula="of:=[.A1604]/750" office:value-type="float" office:value="0.928" calcext:value-type="float">
            <text:p>0,928</text:p>
          </table:table-cell>
          <table:table-cell table:formula="of:=[.B160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83" calcext:value-type="float">
            <text:p>783</text:p>
          </table:table-cell>
          <table:table-cell/>
          <table:table-cell table:formula="of:=[.A1605]/750" office:value-type="float" office:value="0.928" calcext:value-type="float">
            <text:p>0,928</text:p>
          </table:table-cell>
          <table:table-cell table:formula="of:=[.B160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1606]/750" office:value-type="float" office:value="0.928" calcext:value-type="float">
            <text:p>0,928</text:p>
          </table:table-cell>
          <table:table-cell table:formula="of:=[.B160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A1607]/750" office:value-type="float" office:value="0.928" calcext:value-type="float">
            <text:p>0,928</text:p>
          </table:table-cell>
          <table:table-cell table:formula="of:=[.B160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[.A1608]/750" office:value-type="float" office:value="0.928" calcext:value-type="float">
            <text:p>0,928</text:p>
          </table:table-cell>
          <table:table-cell table:formula="of:=[.B160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[.A1609]/750" office:value-type="float" office:value="0.928" calcext:value-type="float">
            <text:p>0,928</text:p>
          </table:table-cell>
          <table:table-cell table:formula="of:=[.B160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88" calcext:value-type="float">
            <text:p>788</text:p>
          </table:table-cell>
          <table:table-cell/>
          <table:table-cell table:formula="of:=[.A1610]/750" office:value-type="float" office:value="0.928" calcext:value-type="float">
            <text:p>0,928</text:p>
          </table:table-cell>
          <table:table-cell table:formula="of:=[.B161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[.A1611]/750" office:value-type="float" office:value="0.928" calcext:value-type="float">
            <text:p>0,928</text:p>
          </table:table-cell>
          <table:table-cell table:formula="of:=[.B161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A1612]/750" office:value-type="float" office:value="0.928" calcext:value-type="float">
            <text:p>0,928</text:p>
          </table:table-cell>
          <table:table-cell table:formula="of:=[.B161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A1613]/750" office:value-type="float" office:value="0.928" calcext:value-type="float">
            <text:p>0,928</text:p>
          </table:table-cell>
          <table:table-cell table:formula="of:=[.B161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[.A1614]/750" office:value-type="float" office:value="0.928" calcext:value-type="float">
            <text:p>0,928</text:p>
          </table:table-cell>
          <table:table-cell table:formula="of:=[.B161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[.A1615]/750" office:value-type="float" office:value="0.928" calcext:value-type="float">
            <text:p>0,928</text:p>
          </table:table-cell>
          <table:table-cell table:formula="of:=[.B161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[.A1616]/750" office:value-type="float" office:value="0.928" calcext:value-type="float">
            <text:p>0,928</text:p>
          </table:table-cell>
          <table:table-cell table:formula="of:=[.B161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[.A1617]/750" office:value-type="float" office:value="0.928" calcext:value-type="float">
            <text:p>0,928</text:p>
          </table:table-cell>
          <table:table-cell table:formula="of:=[.B161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[.A1618]/750" office:value-type="float" office:value="0.928" calcext:value-type="float">
            <text:p>0,928</text:p>
          </table:table-cell>
          <table:table-cell table:formula="of:=[.B161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A1619]/750" office:value-type="float" office:value="0.928" calcext:value-type="float">
            <text:p>0,928</text:p>
          </table:table-cell>
          <table:table-cell table:formula="of:=[.B161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[.A1620]/750" office:value-type="float" office:value="0.928" calcext:value-type="float">
            <text:p>0,928</text:p>
          </table:table-cell>
          <table:table-cell table:formula="of:=[.B162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799" calcext:value-type="float">
            <text:p>799</text:p>
          </table:table-cell>
          <table:table-cell/>
          <table:table-cell table:formula="of:=[.A1621]/750" office:value-type="float" office:value="0.928" calcext:value-type="float">
            <text:p>0,928</text:p>
          </table:table-cell>
          <table:table-cell table:formula="of:=[.B162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1622]/750" office:value-type="float" office:value="0.928" calcext:value-type="float">
            <text:p>0,928</text:p>
          </table:table-cell>
          <table:table-cell table:formula="of:=[.B162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[.A1623]/750" office:value-type="float" office:value="0.928" calcext:value-type="float">
            <text:p>0,928</text:p>
          </table:table-cell>
          <table:table-cell table:formula="of:=[.B162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02" calcext:value-type="float">
            <text:p>802</text:p>
          </table:table-cell>
          <table:table-cell/>
          <table:table-cell table:formula="of:=[.A1624]/750" office:value-type="float" office:value="0.928" calcext:value-type="float">
            <text:p>0,928</text:p>
          </table:table-cell>
          <table:table-cell table:formula="of:=[.B162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03" calcext:value-type="float">
            <text:p>803</text:p>
          </table:table-cell>
          <table:table-cell/>
          <table:table-cell table:formula="of:=[.A1625]/750" office:value-type="float" office:value="0.928" calcext:value-type="float">
            <text:p>0,928</text:p>
          </table:table-cell>
          <table:table-cell table:formula="of:=[.B162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[.A1626]/750" office:value-type="float" office:value="0.928" calcext:value-type="float">
            <text:p>0,928</text:p>
          </table:table-cell>
          <table:table-cell table:formula="of:=[.B162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[.A1627]/750" office:value-type="float" office:value="0.928" calcext:value-type="float">
            <text:p>0,928</text:p>
          </table:table-cell>
          <table:table-cell table:formula="of:=[.B162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A1628]/750" office:value-type="float" office:value="0.928" calcext:value-type="float">
            <text:p>0,928</text:p>
          </table:table-cell>
          <table:table-cell table:formula="of:=[.B162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[.A1629]/750" office:value-type="float" office:value="0.928" calcext:value-type="float">
            <text:p>0,928</text:p>
          </table:table-cell>
          <table:table-cell table:formula="of:=[.B162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A1630]/750" office:value-type="float" office:value="0.928" calcext:value-type="float">
            <text:p>0,928</text:p>
          </table:table-cell>
          <table:table-cell table:formula="of:=[.B163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A1631]/750" office:value-type="float" office:value="0.928" calcext:value-type="float">
            <text:p>0,928</text:p>
          </table:table-cell>
          <table:table-cell table:formula="of:=[.B163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[.A1632]/750" office:value-type="float" office:value="0.928" calcext:value-type="float">
            <text:p>0,928</text:p>
          </table:table-cell>
          <table:table-cell table:formula="of:=[.B163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A1633]/750" office:value-type="float" office:value="0.928" calcext:value-type="float">
            <text:p>0,928</text:p>
          </table:table-cell>
          <table:table-cell table:formula="of:=[.B163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2" calcext:value-type="float">
            <text:p>812</text:p>
          </table:table-cell>
          <table:table-cell/>
          <table:table-cell table:formula="of:=[.A1634]/750" office:value-type="float" office:value="0.928" calcext:value-type="float">
            <text:p>0,928</text:p>
          </table:table-cell>
          <table:table-cell table:formula="of:=[.B163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[.A1635]/750" office:value-type="float" office:value="0.928" calcext:value-type="float">
            <text:p>0,928</text:p>
          </table:table-cell>
          <table:table-cell table:formula="of:=[.B163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A1636]/750" office:value-type="float" office:value="0.928" calcext:value-type="float">
            <text:p>0,928</text:p>
          </table:table-cell>
          <table:table-cell table:formula="of:=[.B163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A1637]/750" office:value-type="float" office:value="0.928" calcext:value-type="float">
            <text:p>0,928</text:p>
          </table:table-cell>
          <table:table-cell table:formula="of:=[.B163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A1638]/750" office:value-type="float" office:value="0.928" calcext:value-type="float">
            <text:p>0,928</text:p>
          </table:table-cell>
          <table:table-cell table:formula="of:=[.B163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7" calcext:value-type="float">
            <text:p>817</text:p>
          </table:table-cell>
          <table:table-cell/>
          <table:table-cell table:formula="of:=[.A1639]/750" office:value-type="float" office:value="0.928" calcext:value-type="float">
            <text:p>0,928</text:p>
          </table:table-cell>
          <table:table-cell table:formula="of:=[.B163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A1640]/750" office:value-type="float" office:value="0.928" calcext:value-type="float">
            <text:p>0,928</text:p>
          </table:table-cell>
          <table:table-cell table:formula="of:=[.B164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A1641]/750" office:value-type="float" office:value="0.928" calcext:value-type="float">
            <text:p>0,928</text:p>
          </table:table-cell>
          <table:table-cell table:formula="of:=[.B164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[.A1642]/750" office:value-type="float" office:value="0.928" calcext:value-type="float">
            <text:p>0,928</text:p>
          </table:table-cell>
          <table:table-cell table:formula="of:=[.B164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A1643]/750" office:value-type="float" office:value="0.928" calcext:value-type="float">
            <text:p>0,928</text:p>
          </table:table-cell>
          <table:table-cell table:formula="of:=[.B164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A1644]/750" office:value-type="float" office:value="0.928" calcext:value-type="float">
            <text:p>0,928</text:p>
          </table:table-cell>
          <table:table-cell table:formula="of:=[.B164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23" calcext:value-type="float">
            <text:p>823</text:p>
          </table:table-cell>
          <table:table-cell/>
          <table:table-cell table:formula="of:=[.A1645]/750" office:value-type="float" office:value="0.928" calcext:value-type="float">
            <text:p>0,928</text:p>
          </table:table-cell>
          <table:table-cell table:formula="of:=[.B164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1646]/750" office:value-type="float" office:value="0.928" calcext:value-type="float">
            <text:p>0,928</text:p>
          </table:table-cell>
          <table:table-cell table:formula="of:=[.B164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[.A1647]/750" office:value-type="float" office:value="0.928" calcext:value-type="float">
            <text:p>0,928</text:p>
          </table:table-cell>
          <table:table-cell table:formula="of:=[.B164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[.A1648]/750" office:value-type="float" office:value="0.928" calcext:value-type="float">
            <text:p>0,928</text:p>
          </table:table-cell>
          <table:table-cell table:formula="of:=[.B164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[.A1649]/750" office:value-type="float" office:value="0.928" calcext:value-type="float">
            <text:p>0,928</text:p>
          </table:table-cell>
          <table:table-cell table:formula="of:=[.B164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[.A1650]/750" office:value-type="float" office:value="0.928" calcext:value-type="float">
            <text:p>0,928</text:p>
          </table:table-cell>
          <table:table-cell table:formula="of:=[.B165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[.A1651]/750" office:value-type="float" office:value="0.928" calcext:value-type="float">
            <text:p>0,928</text:p>
          </table:table-cell>
          <table:table-cell table:formula="of:=[.B165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[.A1652]/750" office:value-type="float" office:value="0.928" calcext:value-type="float">
            <text:p>0,928</text:p>
          </table:table-cell>
          <table:table-cell table:formula="of:=[.B165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31" calcext:value-type="float">
            <text:p>831</text:p>
          </table:table-cell>
          <table:table-cell/>
          <table:table-cell table:formula="of:=[.A1653]/750" office:value-type="float" office:value="0.928" calcext:value-type="float">
            <text:p>0,928</text:p>
          </table:table-cell>
          <table:table-cell table:formula="of:=[.B165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1654]/750" office:value-type="float" office:value="0.928" calcext:value-type="float">
            <text:p>0,928</text:p>
          </table:table-cell>
          <table:table-cell table:formula="of:=[.B165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A1655]/750" office:value-type="float" office:value="0.928" calcext:value-type="float">
            <text:p>0,928</text:p>
          </table:table-cell>
          <table:table-cell table:formula="of:=[.B165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A1656]/750" office:value-type="float" office:value="0.928" calcext:value-type="float">
            <text:p>0,928</text:p>
          </table:table-cell>
          <table:table-cell table:formula="of:=[.B165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[.A1657]/750" office:value-type="float" office:value="0.928" calcext:value-type="float">
            <text:p>0,928</text:p>
          </table:table-cell>
          <table:table-cell table:formula="of:=[.B165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[.A1658]/750" office:value-type="float" office:value="0.928" calcext:value-type="float">
            <text:p>0,928</text:p>
          </table:table-cell>
          <table:table-cell table:formula="of:=[.B165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[.A1659]/750" office:value-type="float" office:value="0.928" calcext:value-type="float">
            <text:p>0,928</text:p>
          </table:table-cell>
          <table:table-cell table:formula="of:=[.B165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A1660]/750" office:value-type="float" office:value="0.928" calcext:value-type="float">
            <text:p>0,928</text:p>
          </table:table-cell>
          <table:table-cell table:formula="of:=[.B166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39" calcext:value-type="float">
            <text:p>839</text:p>
          </table:table-cell>
          <table:table-cell/>
          <table:table-cell table:formula="of:=[.A1661]/750" office:value-type="float" office:value="0.928" calcext:value-type="float">
            <text:p>0,928</text:p>
          </table:table-cell>
          <table:table-cell table:formula="of:=[.B166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A1662]/750" office:value-type="float" office:value="0.928" calcext:value-type="float">
            <text:p>0,928</text:p>
          </table:table-cell>
          <table:table-cell table:formula="of:=[.B166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[.A1663]/750" office:value-type="float" office:value="0.928" calcext:value-type="float">
            <text:p>0,928</text:p>
          </table:table-cell>
          <table:table-cell table:formula="of:=[.B166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[.A1664]/750" office:value-type="float" office:value="0.928" calcext:value-type="float">
            <text:p>0,928</text:p>
          </table:table-cell>
          <table:table-cell table:formula="of:=[.B166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A1665]/750" office:value-type="float" office:value="0.928" calcext:value-type="float">
            <text:p>0,928</text:p>
          </table:table-cell>
          <table:table-cell table:formula="of:=[.B166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[.A1666]/750" office:value-type="float" office:value="0.928" calcext:value-type="float">
            <text:p>0,928</text:p>
          </table:table-cell>
          <table:table-cell table:formula="of:=[.B166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[.A1667]/750" office:value-type="float" office:value="0.928" calcext:value-type="float">
            <text:p>0,928</text:p>
          </table:table-cell>
          <table:table-cell table:formula="of:=[.B166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A1668]/750" office:value-type="float" office:value="0.928" calcext:value-type="float">
            <text:p>0,928</text:p>
          </table:table-cell>
          <table:table-cell table:formula="of:=[.B166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47" calcext:value-type="float">
            <text:p>847</text:p>
          </table:table-cell>
          <table:table-cell/>
          <table:table-cell table:formula="of:=[.A1669]/750" office:value-type="float" office:value="0.928" calcext:value-type="float">
            <text:p>0,928</text:p>
          </table:table-cell>
          <table:table-cell table:formula="of:=[.B166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[.A1670]/750" office:value-type="float" office:value="0.928" calcext:value-type="float">
            <text:p>0,928</text:p>
          </table:table-cell>
          <table:table-cell table:formula="of:=[.B167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[.A1671]/750" office:value-type="float" office:value="0.928" calcext:value-type="float">
            <text:p>0,928</text:p>
          </table:table-cell>
          <table:table-cell table:formula="of:=[.B167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A1672]/750" office:value-type="float" office:value="0.928" calcext:value-type="float">
            <text:p>0,928</text:p>
          </table:table-cell>
          <table:table-cell table:formula="of:=[.B167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A1673]/750" office:value-type="float" office:value="0.928" calcext:value-type="float">
            <text:p>0,928</text:p>
          </table:table-cell>
          <table:table-cell table:formula="of:=[.B167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[.A1674]/750" office:value-type="float" office:value="0.928" calcext:value-type="float">
            <text:p>0,928</text:p>
          </table:table-cell>
          <table:table-cell table:formula="of:=[.B167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3" calcext:value-type="float">
            <text:p>853</text:p>
          </table:table-cell>
          <table:table-cell/>
          <table:table-cell table:formula="of:=[.A1675]/750" office:value-type="float" office:value="0.928" calcext:value-type="float">
            <text:p>0,928</text:p>
          </table:table-cell>
          <table:table-cell table:formula="of:=[.B167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A1676]/750" office:value-type="float" office:value="0.928" calcext:value-type="float">
            <text:p>0,928</text:p>
          </table:table-cell>
          <table:table-cell table:formula="of:=[.B167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[.A1677]/750" office:value-type="float" office:value="0.928" calcext:value-type="float">
            <text:p>0,928</text:p>
          </table:table-cell>
          <table:table-cell table:formula="of:=[.B167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[.A1678]/750" office:value-type="float" office:value="0.928" calcext:value-type="float">
            <text:p>0,928</text:p>
          </table:table-cell>
          <table:table-cell table:formula="of:=[.B167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7" calcext:value-type="float">
            <text:p>857</text:p>
          </table:table-cell>
          <table:table-cell/>
          <table:table-cell table:formula="of:=[.A1679]/750" office:value-type="float" office:value="0.928" calcext:value-type="float">
            <text:p>0,928</text:p>
          </table:table-cell>
          <table:table-cell table:formula="of:=[.B167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8" calcext:value-type="float">
            <text:p>858</text:p>
          </table:table-cell>
          <table:table-cell/>
          <table:table-cell table:formula="of:=[.A1680]/750" office:value-type="float" office:value="0.928" calcext:value-type="float">
            <text:p>0,928</text:p>
          </table:table-cell>
          <table:table-cell table:formula="of:=[.B168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59" calcext:value-type="float">
            <text:p>859</text:p>
          </table:table-cell>
          <table:table-cell/>
          <table:table-cell table:formula="of:=[.A1681]/750" office:value-type="float" office:value="0.928" calcext:value-type="float">
            <text:p>0,928</text:p>
          </table:table-cell>
          <table:table-cell table:formula="of:=[.B168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[.A1682]/750" office:value-type="float" office:value="0.928" calcext:value-type="float">
            <text:p>0,928</text:p>
          </table:table-cell>
          <table:table-cell table:formula="of:=[.B168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[.A1683]/750" office:value-type="float" office:value="0.928" calcext:value-type="float">
            <text:p>0,928</text:p>
          </table:table-cell>
          <table:table-cell table:formula="of:=[.B168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[.A1684]/750" office:value-type="float" office:value="0.928" calcext:value-type="float">
            <text:p>0,928</text:p>
          </table:table-cell>
          <table:table-cell table:formula="of:=[.B168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A1685]/750" office:value-type="float" office:value="0.928" calcext:value-type="float">
            <text:p>0,928</text:p>
          </table:table-cell>
          <table:table-cell table:formula="of:=[.B168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A1686]/750" office:value-type="float" office:value="0.928" calcext:value-type="float">
            <text:p>0,928</text:p>
          </table:table-cell>
          <table:table-cell table:formula="of:=[.B168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65" calcext:value-type="float">
            <text:p>865</text:p>
          </table:table-cell>
          <table:table-cell/>
          <table:table-cell table:formula="of:=[.A1687]/750" office:value-type="float" office:value="0.928" calcext:value-type="float">
            <text:p>0,928</text:p>
          </table:table-cell>
          <table:table-cell table:formula="of:=[.B168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[.A1688]/750" office:value-type="float" office:value="0.928" calcext:value-type="float">
            <text:p>0,928</text:p>
          </table:table-cell>
          <table:table-cell table:formula="of:=[.B168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[.A1689]/750" office:value-type="float" office:value="0.928" calcext:value-type="float">
            <text:p>0,928</text:p>
          </table:table-cell>
          <table:table-cell table:formula="of:=[.B168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68" calcext:value-type="float">
            <text:p>868</text:p>
          </table:table-cell>
          <table:table-cell/>
          <table:table-cell table:formula="of:=[.A1690]/750" office:value-type="float" office:value="0.928" calcext:value-type="float">
            <text:p>0,928</text:p>
          </table:table-cell>
          <table:table-cell table:formula="of:=[.B169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69" calcext:value-type="float">
            <text:p>869</text:p>
          </table:table-cell>
          <table:table-cell/>
          <table:table-cell table:formula="of:=[.A1691]/750" office:value-type="float" office:value="0.928" calcext:value-type="float">
            <text:p>0,928</text:p>
          </table:table-cell>
          <table:table-cell table:formula="of:=[.B169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[.A1692]/750" office:value-type="float" office:value="0.928" calcext:value-type="float">
            <text:p>0,928</text:p>
          </table:table-cell>
          <table:table-cell table:formula="of:=[.B169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[.A1693]/750" office:value-type="float" office:value="0.928" calcext:value-type="float">
            <text:p>0,928</text:p>
          </table:table-cell>
          <table:table-cell table:formula="of:=[.B169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A1694]/750" office:value-type="float" office:value="0.928" calcext:value-type="float">
            <text:p>0,928</text:p>
          </table:table-cell>
          <table:table-cell table:formula="of:=[.B169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73" calcext:value-type="float">
            <text:p>873</text:p>
          </table:table-cell>
          <table:table-cell/>
          <table:table-cell table:formula="of:=[.A1695]/750" office:value-type="float" office:value="0.928" calcext:value-type="float">
            <text:p>0,928</text:p>
          </table:table-cell>
          <table:table-cell table:formula="of:=[.B169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[.A1696]/750" office:value-type="float" office:value="0.928" calcext:value-type="float">
            <text:p>0,928</text:p>
          </table:table-cell>
          <table:table-cell table:formula="of:=[.B169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75" calcext:value-type="float">
            <text:p>875</text:p>
          </table:table-cell>
          <table:table-cell/>
          <table:table-cell table:formula="of:=[.A1697]/750" office:value-type="float" office:value="0.928" calcext:value-type="float">
            <text:p>0,928</text:p>
          </table:table-cell>
          <table:table-cell table:formula="of:=[.B169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76" calcext:value-type="float">
            <text:p>876</text:p>
          </table:table-cell>
          <table:table-cell/>
          <table:table-cell table:formula="of:=[.A1698]/750" office:value-type="float" office:value="0.928" calcext:value-type="float">
            <text:p>0,928</text:p>
          </table:table-cell>
          <table:table-cell table:formula="of:=[.B169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[.A1699]/750" office:value-type="float" office:value="0.928" calcext:value-type="float">
            <text:p>0,928</text:p>
          </table:table-cell>
          <table:table-cell table:formula="of:=[.B169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[.A1700]/750" office:value-type="float" office:value="0.928" calcext:value-type="float">
            <text:p>0,928</text:p>
          </table:table-cell>
          <table:table-cell table:formula="of:=[.B170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79" calcext:value-type="float">
            <text:p>879</text:p>
          </table:table-cell>
          <table:table-cell/>
          <table:table-cell table:formula="of:=[.A1701]/750" office:value-type="float" office:value="0.928" calcext:value-type="float">
            <text:p>0,928</text:p>
          </table:table-cell>
          <table:table-cell table:formula="of:=[.B170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1702]/750" office:value-type="float" office:value="0.928" calcext:value-type="float">
            <text:p>0,928</text:p>
          </table:table-cell>
          <table:table-cell table:formula="of:=[.B170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81" calcext:value-type="float">
            <text:p>881</text:p>
          </table:table-cell>
          <table:table-cell/>
          <table:table-cell table:formula="of:=[.A1703]/750" office:value-type="float" office:value="0.928" calcext:value-type="float">
            <text:p>0,928</text:p>
          </table:table-cell>
          <table:table-cell table:formula="of:=[.B170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82" calcext:value-type="float">
            <text:p>882</text:p>
          </table:table-cell>
          <table:table-cell/>
          <table:table-cell table:formula="of:=[.A1704]/750" office:value-type="float" office:value="0.928" calcext:value-type="float">
            <text:p>0,928</text:p>
          </table:table-cell>
          <table:table-cell table:formula="of:=[.B170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[.A1705]/750" office:value-type="float" office:value="0.928" calcext:value-type="float">
            <text:p>0,928</text:p>
          </table:table-cell>
          <table:table-cell table:formula="of:=[.B170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84" calcext:value-type="float">
            <text:p>884</text:p>
          </table:table-cell>
          <table:table-cell/>
          <table:table-cell table:formula="of:=[.A1706]/750" office:value-type="float" office:value="0.928" calcext:value-type="float">
            <text:p>0,928</text:p>
          </table:table-cell>
          <table:table-cell table:formula="of:=[.B170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A1707]/750" office:value-type="float" office:value="0.928" calcext:value-type="float">
            <text:p>0,928</text:p>
          </table:table-cell>
          <table:table-cell table:formula="of:=[.B170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[.A1708]/750" office:value-type="float" office:value="0.928" calcext:value-type="float">
            <text:p>0,928</text:p>
          </table:table-cell>
          <table:table-cell table:formula="of:=[.B170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[.A1709]/750" office:value-type="float" office:value="0.928" calcext:value-type="float">
            <text:p>0,928</text:p>
          </table:table-cell>
          <table:table-cell table:formula="of:=[.B170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A1710]/750" office:value-type="float" office:value="0.928" calcext:value-type="float">
            <text:p>0,928</text:p>
          </table:table-cell>
          <table:table-cell table:formula="of:=[.B171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89" calcext:value-type="float">
            <text:p>889</text:p>
          </table:table-cell>
          <table:table-cell/>
          <table:table-cell table:formula="of:=[.A1711]/750" office:value-type="float" office:value="0.928" calcext:value-type="float">
            <text:p>0,928</text:p>
          </table:table-cell>
          <table:table-cell table:formula="of:=[.B171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[.A1712]/750" office:value-type="float" office:value="0.928" calcext:value-type="float">
            <text:p>0,928</text:p>
          </table:table-cell>
          <table:table-cell table:formula="of:=[.B171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91" calcext:value-type="float">
            <text:p>891</text:p>
          </table:table-cell>
          <table:table-cell/>
          <table:table-cell table:formula="of:=[.A1713]/750" office:value-type="float" office:value="0.928" calcext:value-type="float">
            <text:p>0,928</text:p>
          </table:table-cell>
          <table:table-cell table:formula="of:=[.B171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92" calcext:value-type="float">
            <text:p>892</text:p>
          </table:table-cell>
          <table:table-cell/>
          <table:table-cell table:formula="of:=[.A1714]/750" office:value-type="float" office:value="0.928" calcext:value-type="float">
            <text:p>0,928</text:p>
          </table:table-cell>
          <table:table-cell table:formula="of:=[.B171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[.A1715]/750" office:value-type="float" office:value="0.928" calcext:value-type="float">
            <text:p>0,928</text:p>
          </table:table-cell>
          <table:table-cell table:formula="of:=[.B171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[.A1716]/750" office:value-type="float" office:value="0.928" calcext:value-type="float">
            <text:p>0,928</text:p>
          </table:table-cell>
          <table:table-cell table:formula="of:=[.B171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[.A1717]/750" office:value-type="float" office:value="0.928" calcext:value-type="float">
            <text:p>0,928</text:p>
          </table:table-cell>
          <table:table-cell table:formula="of:=[.B171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1718]/750" office:value-type="float" office:value="0.928" calcext:value-type="float">
            <text:p>0,928</text:p>
          </table:table-cell>
          <table:table-cell table:formula="of:=[.B171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A1719]/750" office:value-type="float" office:value="0.928" calcext:value-type="float">
            <text:p>0,928</text:p>
          </table:table-cell>
          <table:table-cell table:formula="of:=[.B171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98" calcext:value-type="float">
            <text:p>898</text:p>
          </table:table-cell>
          <table:table-cell/>
          <table:table-cell table:formula="of:=[.A1720]/750" office:value-type="float" office:value="0.928" calcext:value-type="float">
            <text:p>0,928</text:p>
          </table:table-cell>
          <table:table-cell table:formula="of:=[.B172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899" calcext:value-type="float">
            <text:p>899</text:p>
          </table:table-cell>
          <table:table-cell/>
          <table:table-cell table:formula="of:=[.A1721]/750" office:value-type="float" office:value="0.928" calcext:value-type="float">
            <text:p>0,928</text:p>
          </table:table-cell>
          <table:table-cell table:formula="of:=[.B172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A1722]/750" office:value-type="float" office:value="0.928" calcext:value-type="float">
            <text:p>0,928</text:p>
          </table:table-cell>
          <table:table-cell table:formula="of:=[.B172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01" calcext:value-type="float">
            <text:p>901</text:p>
          </table:table-cell>
          <table:table-cell/>
          <table:table-cell table:formula="of:=[.A1723]/750" office:value-type="float" office:value="0.928" calcext:value-type="float">
            <text:p>0,928</text:p>
          </table:table-cell>
          <table:table-cell table:formula="of:=[.B172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A1724]/750" office:value-type="float" office:value="0.928" calcext:value-type="float">
            <text:p>0,928</text:p>
          </table:table-cell>
          <table:table-cell table:formula="of:=[.B172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03" calcext:value-type="float">
            <text:p>903</text:p>
          </table:table-cell>
          <table:table-cell/>
          <table:table-cell table:formula="of:=[.A1725]/750" office:value-type="float" office:value="0.928" calcext:value-type="float">
            <text:p>0,928</text:p>
          </table:table-cell>
          <table:table-cell table:formula="of:=[.B172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A1726]/750" office:value-type="float" office:value="0.928" calcext:value-type="float">
            <text:p>0,928</text:p>
          </table:table-cell>
          <table:table-cell table:formula="of:=[.B172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05" calcext:value-type="float">
            <text:p>905</text:p>
          </table:table-cell>
          <table:table-cell/>
          <table:table-cell table:formula="of:=[.A1727]/750" office:value-type="float" office:value="0.928" calcext:value-type="float">
            <text:p>0,928</text:p>
          </table:table-cell>
          <table:table-cell table:formula="of:=[.B172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06" calcext:value-type="float">
            <text:p>906</text:p>
          </table:table-cell>
          <table:table-cell/>
          <table:table-cell table:formula="of:=[.A1728]/750" office:value-type="float" office:value="0.928" calcext:value-type="float">
            <text:p>0,928</text:p>
          </table:table-cell>
          <table:table-cell table:formula="of:=[.B172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07" calcext:value-type="float">
            <text:p>907</text:p>
          </table:table-cell>
          <table:table-cell/>
          <table:table-cell table:formula="of:=[.A1729]/750" office:value-type="float" office:value="0.928" calcext:value-type="float">
            <text:p>0,928</text:p>
          </table:table-cell>
          <table:table-cell table:formula="of:=[.B172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[.A1730]/750" office:value-type="float" office:value="0.928" calcext:value-type="float">
            <text:p>0,928</text:p>
          </table:table-cell>
          <table:table-cell table:formula="of:=[.B173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09" calcext:value-type="float">
            <text:p>909</text:p>
          </table:table-cell>
          <table:table-cell/>
          <table:table-cell table:formula="of:=[.A1731]/750" office:value-type="float" office:value="0.928" calcext:value-type="float">
            <text:p>0,928</text:p>
          </table:table-cell>
          <table:table-cell table:formula="of:=[.B173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[.A1732]/750" office:value-type="float" office:value="0.928" calcext:value-type="float">
            <text:p>0,928</text:p>
          </table:table-cell>
          <table:table-cell table:formula="of:=[.B173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11" calcext:value-type="float">
            <text:p>911</text:p>
          </table:table-cell>
          <table:table-cell/>
          <table:table-cell table:formula="of:=[.A1733]/750" office:value-type="float" office:value="0.928" calcext:value-type="float">
            <text:p>0,928</text:p>
          </table:table-cell>
          <table:table-cell table:formula="of:=[.B173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A1734]/750" office:value-type="float" office:value="0.928" calcext:value-type="float">
            <text:p>0,928</text:p>
          </table:table-cell>
          <table:table-cell table:formula="of:=[.B173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13" calcext:value-type="float">
            <text:p>913</text:p>
          </table:table-cell>
          <table:table-cell/>
          <table:table-cell table:formula="of:=[.A1735]/750" office:value-type="float" office:value="0.928" calcext:value-type="float">
            <text:p>0,928</text:p>
          </table:table-cell>
          <table:table-cell table:formula="of:=[.B173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[.A1736]/750" office:value-type="float" office:value="0.928" calcext:value-type="float">
            <text:p>0,928</text:p>
          </table:table-cell>
          <table:table-cell table:formula="of:=[.B173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15" calcext:value-type="float">
            <text:p>915</text:p>
          </table:table-cell>
          <table:table-cell/>
          <table:table-cell table:formula="of:=[.A1737]/750" office:value-type="float" office:value="0.928" calcext:value-type="float">
            <text:p>0,928</text:p>
          </table:table-cell>
          <table:table-cell table:formula="of:=[.B173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A1738]/750" office:value-type="float" office:value="0.928" calcext:value-type="float">
            <text:p>0,928</text:p>
          </table:table-cell>
          <table:table-cell table:formula="of:=[.B173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17" calcext:value-type="float">
            <text:p>917</text:p>
          </table:table-cell>
          <table:table-cell/>
          <table:table-cell table:formula="of:=[.A1739]/750" office:value-type="float" office:value="0.928" calcext:value-type="float">
            <text:p>0,928</text:p>
          </table:table-cell>
          <table:table-cell table:formula="of:=[.B173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[.A1740]/750" office:value-type="float" office:value="0.928" calcext:value-type="float">
            <text:p>0,928</text:p>
          </table:table-cell>
          <table:table-cell table:formula="of:=[.B174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19" calcext:value-type="float">
            <text:p>919</text:p>
          </table:table-cell>
          <table:table-cell/>
          <table:table-cell table:formula="of:=[.A1741]/750" office:value-type="float" office:value="0.928" calcext:value-type="float">
            <text:p>0,928</text:p>
          </table:table-cell>
          <table:table-cell table:formula="of:=[.B174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[.A1742]/750" office:value-type="float" office:value="0.928" calcext:value-type="float">
            <text:p>0,928</text:p>
          </table:table-cell>
          <table:table-cell table:formula="of:=[.B174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1" calcext:value-type="float">
            <text:p>921</text:p>
          </table:table-cell>
          <table:table-cell/>
          <table:table-cell table:formula="of:=[.A1743]/750" office:value-type="float" office:value="0.928" calcext:value-type="float">
            <text:p>0,928</text:p>
          </table:table-cell>
          <table:table-cell table:formula="of:=[.B174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2" calcext:value-type="float">
            <text:p>922</text:p>
          </table:table-cell>
          <table:table-cell/>
          <table:table-cell table:formula="of:=[.A1744]/750" office:value-type="float" office:value="0.928" calcext:value-type="float">
            <text:p>0,928</text:p>
          </table:table-cell>
          <table:table-cell table:formula="of:=[.B174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3" calcext:value-type="float">
            <text:p>923</text:p>
          </table:table-cell>
          <table:table-cell/>
          <table:table-cell table:formula="of:=[.A1745]/750" office:value-type="float" office:value="0.928" calcext:value-type="float">
            <text:p>0,928</text:p>
          </table:table-cell>
          <table:table-cell table:formula="of:=[.B174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4" calcext:value-type="float">
            <text:p>924</text:p>
          </table:table-cell>
          <table:table-cell/>
          <table:table-cell table:formula="of:=[.A1746]/750" office:value-type="float" office:value="0.928" calcext:value-type="float">
            <text:p>0,928</text:p>
          </table:table-cell>
          <table:table-cell table:formula="of:=[.B174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[.A1747]/750" office:value-type="float" office:value="0.928" calcext:value-type="float">
            <text:p>0,928</text:p>
          </table:table-cell>
          <table:table-cell table:formula="of:=[.B174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[.A1748]/750" office:value-type="float" office:value="0.928" calcext:value-type="float">
            <text:p>0,928</text:p>
          </table:table-cell>
          <table:table-cell table:formula="of:=[.B174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7" calcext:value-type="float">
            <text:p>927</text:p>
          </table:table-cell>
          <table:table-cell/>
          <table:table-cell table:formula="of:=[.A1749]/750" office:value-type="float" office:value="0.928" calcext:value-type="float">
            <text:p>0,928</text:p>
          </table:table-cell>
          <table:table-cell table:formula="of:=[.B174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A1750]/750" office:value-type="float" office:value="0.928" calcext:value-type="float">
            <text:p>0,928</text:p>
          </table:table-cell>
          <table:table-cell table:formula="of:=[.B175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[.A1751]/750" office:value-type="float" office:value="0.928" calcext:value-type="float">
            <text:p>0,928</text:p>
          </table:table-cell>
          <table:table-cell table:formula="of:=[.B175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[.A1752]/750" office:value-type="float" office:value="0.928" calcext:value-type="float">
            <text:p>0,928</text:p>
          </table:table-cell>
          <table:table-cell table:formula="of:=[.B175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[.A1753]/750" office:value-type="float" office:value="0.928" calcext:value-type="float">
            <text:p>0,928</text:p>
          </table:table-cell>
          <table:table-cell table:formula="of:=[.B175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32" calcext:value-type="float">
            <text:p>932</text:p>
          </table:table-cell>
          <table:table-cell/>
          <table:table-cell table:formula="of:=[.A1754]/750" office:value-type="float" office:value="0.928" calcext:value-type="float">
            <text:p>0,928</text:p>
          </table:table-cell>
          <table:table-cell table:formula="of:=[.B175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A1755]/750" office:value-type="float" office:value="0.928" calcext:value-type="float">
            <text:p>0,928</text:p>
          </table:table-cell>
          <table:table-cell table:formula="of:=[.B175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[.A1756]/750" office:value-type="float" office:value="0.928" calcext:value-type="float">
            <text:p>0,928</text:p>
          </table:table-cell>
          <table:table-cell table:formula="of:=[.B175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[.A1757]/750" office:value-type="float" office:value="0.928" calcext:value-type="float">
            <text:p>0,928</text:p>
          </table:table-cell>
          <table:table-cell table:formula="of:=[.B175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[.A1758]/750" office:value-type="float" office:value="0.928" calcext:value-type="float">
            <text:p>0,928</text:p>
          </table:table-cell>
          <table:table-cell table:formula="of:=[.B175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A1759]/750" office:value-type="float" office:value="0.928" calcext:value-type="float">
            <text:p>0,928</text:p>
          </table:table-cell>
          <table:table-cell table:formula="of:=[.B175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38" calcext:value-type="float">
            <text:p>938</text:p>
          </table:table-cell>
          <table:table-cell/>
          <table:table-cell table:formula="of:=[.A1760]/750" office:value-type="float" office:value="0.928" calcext:value-type="float">
            <text:p>0,928</text:p>
          </table:table-cell>
          <table:table-cell table:formula="of:=[.B176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[.A1761]/750" office:value-type="float" office:value="0.928" calcext:value-type="float">
            <text:p>0,928</text:p>
          </table:table-cell>
          <table:table-cell table:formula="of:=[.B176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[.A1762]/750" office:value-type="float" office:value="0.928" calcext:value-type="float">
            <text:p>0,928</text:p>
          </table:table-cell>
          <table:table-cell table:formula="of:=[.B176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[.A1763]/750" office:value-type="float" office:value="0.928" calcext:value-type="float">
            <text:p>0,928</text:p>
          </table:table-cell>
          <table:table-cell table:formula="of:=[.B176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[.A1764]/750" office:value-type="float" office:value="0.928" calcext:value-type="float">
            <text:p>0,928</text:p>
          </table:table-cell>
          <table:table-cell table:formula="of:=[.B176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[.A1765]/750" office:value-type="float" office:value="0.928" calcext:value-type="float">
            <text:p>0,928</text:p>
          </table:table-cell>
          <table:table-cell table:formula="of:=[.B1765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1766]/750" office:value-type="float" office:value="0.928" calcext:value-type="float">
            <text:p>0,928</text:p>
          </table:table-cell>
          <table:table-cell table:formula="of:=[.B1766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45" calcext:value-type="float">
            <text:p>945</text:p>
          </table:table-cell>
          <table:table-cell/>
          <table:table-cell table:formula="of:=[.A1767]/750" office:value-type="float" office:value="0.928" calcext:value-type="float">
            <text:p>0,928</text:p>
          </table:table-cell>
          <table:table-cell table:formula="of:=[.B1767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[.A1768]/750" office:value-type="float" office:value="0.928" calcext:value-type="float">
            <text:p>0,928</text:p>
          </table:table-cell>
          <table:table-cell table:formula="of:=[.B1768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47" calcext:value-type="float">
            <text:p>947</text:p>
          </table:table-cell>
          <table:table-cell/>
          <table:table-cell table:formula="of:=[.A1769]/750" office:value-type="float" office:value="0.928" calcext:value-type="float">
            <text:p>0,928</text:p>
          </table:table-cell>
          <table:table-cell table:formula="of:=[.B1769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[.A1770]/750" office:value-type="float" office:value="0.928" calcext:value-type="float">
            <text:p>0,928</text:p>
          </table:table-cell>
          <table:table-cell table:formula="of:=[.B1770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49" calcext:value-type="float">
            <text:p>949</text:p>
          </table:table-cell>
          <table:table-cell/>
          <table:table-cell table:formula="of:=[.A1771]/750" office:value-type="float" office:value="0.928" calcext:value-type="float">
            <text:p>0,928</text:p>
          </table:table-cell>
          <table:table-cell table:formula="of:=[.B1771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[.A1772]/750" office:value-type="float" office:value="0.928" calcext:value-type="float">
            <text:p>0,928</text:p>
          </table:table-cell>
          <table:table-cell table:formula="of:=[.B1772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51" calcext:value-type="float">
            <text:p>951</text:p>
          </table:table-cell>
          <table:table-cell/>
          <table:table-cell table:formula="of:=[.A1773]/750" office:value-type="float" office:value="0.928" calcext:value-type="float">
            <text:p>0,928</text:p>
          </table:table-cell>
          <table:table-cell table:formula="of:=[.B1773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A1774]/750" office:value-type="float" office:value="0.928" calcext:value-type="float">
            <text:p>0,928</text:p>
          </table:table-cell>
          <table:table-cell table:formula="of:=[.B1774]/1025" office:value-type="float" office:value="0.0702439024390244" calcext:value-type="float">
            <text:p>0,07024390243902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53" calcext:value-type="float">
            <text:p>953</text:p>
          </table:table-cell>
          <table:table-cell/>
          <table:table-cell table:formula="of:=[.A1775]/750" office:value-type="float" office:value="0.928" calcext:value-type="float">
            <text:p>0,928</text:p>
          </table:table-cell>
          <table:table-cell table:formula="of:=[.B1775]/1025" office:value-type="float" office:value="0.0702439024390244" calcext:value-type="float">
            <text:p>0,070243902439024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table:number-columns-repeated="2"/>
          <table:table-cell table:formula="of:=[.A1775]+[.C1775]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tive</text:p>
          </table:table-cell>
          <table:table-cell table:number-columns-repeated="2"/>
          <table:table-cell table:formula="of:=[.B1775]+[.D1775]" office:value-type="float" office:value="1025" calcext:value-type="float">
            <text:p>10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2T04:01:49.155000000</dc:date>
    <meta:editing-duration>PT3H31M29S</meta:editing-duration>
    <meta:editing-cycles>1</meta:editing-cycles>
    <meta:document-statistic meta:table-count="1" meta:cell-count="10656" meta:object-count="1"/>
    <meta:generator>LibreOffice/5.2.3.3$Windows_x86 LibreOffice_project/d54a8868f08a7b39642414cf2c8ef2f228f780c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74cm" svg:y="4.201cm" style:legend-expansion="high" chart:style-name="ch2"/>
        <chart:plot-area chart:style-name="ch3" table:cell-range-address="ROC_dead4.F1:ROC_dead4.G1776" svg:x="0.32cm" svg:y="0.18cm" svg:width="12.534cm" svg:height="8.64cm">
          <chartooo:coordinate-region svg:x="1.047cm" svg:y="0.38cm" svg:width="11.56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C_dead4.F1:ROC_dead4.F1776" chart:class="chart:scatter">
            <chart:domain table:cell-range-address="ROC_dead4.G1:ROC_dead4.G1776"/>
            <chart:data-point chart:repeated="17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OC_dead4.G1:ROC_dead4.G1776</svg:desc>
                </draw:g>
              </table:table-cell>
              <table:table-cell office:value-type="float" office:value="0">
                <text:p>0</text:p>
                <draw:g>
                  <svg:desc>ROC_dead4.F1:ROC_dead4.F17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.00266666666666667">
                <text:p>0.00266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00533333333333333">
                <text:p>0.00533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00666666666666667">
                <text:p>0.006666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0933333333333333">
                <text:p>0.009333333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.0106666666666667">
                <text:p>0.01066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0146666666666667">
                <text:p>0.01466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0173333333333333">
                <text:p>0.0173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0186666666666667">
                <text:p>0.01866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.0213333333333333">
                <text:p>0.021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226666666666667">
                <text:p>0.02266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.0253333333333333">
                <text:p>0.0253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0293333333333333">
                <text:p>0.0293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0306666666666667">
                <text:p>0.030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.0346666666666667">
                <text:p>0.034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0373333333333333">
                <text:p>0.0373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386666666666667">
                <text:p>0.03866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413333333333333">
                <text:p>0.04133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0426666666666667">
                <text:p>0.04266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.0453333333333333">
                <text:p>0.0453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493333333333333">
                <text:p>0.0493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0506666666666667">
                <text:p>0.05066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.0546666666666667">
                <text:p>0.05466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.0573333333333333">
                <text:p>0.057333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.0586666666666667">
                <text:p>0.05866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.0613333333333333">
                <text:p>0.06133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626666666666667">
                <text:p>0.06266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.0653333333333333">
                <text:p>0.0653333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.0693333333333333">
                <text:p>0.069333333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.0706666666666667">
                <text:p>0.07066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.0733333333333333">
                <text:p>0.073333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.0746666666666667">
                <text:p>0.07466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.0773333333333333">
                <text:p>0.07733333333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.0786666666666667">
                <text:p>0.07866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.0813333333333333">
                <text:p>0.08133333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.0826666666666667">
                <text:p>0.08266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.0853333333333333">
                <text:p>0.0853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.0866666666666667">
                <text:p>0.08666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893333333333333">
                <text:p>0.08933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0906666666666667">
                <text:p>0.09066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0933333333333333">
                <text:p>0.0933333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0946666666666667">
                <text:p>0.09466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.0973333333333333">
                <text:p>0.097333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0986666666666667">
                <text:p>0.09866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.101333333333333">
                <text:p>0.1013333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102666666666667">
                <text:p>0.1026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.105333333333333">
                <text:p>0.105333333333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106666666666667">
                <text:p>0.1066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.109333333333333">
                <text:p>0.1093333333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.110666666666667">
                <text:p>0.1106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113333333333333">
                <text:p>0.113333333333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114666666666667">
                <text:p>0.1146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117333333333333">
                <text:p>0.117333333333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118666666666667">
                <text:p>0.1186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121333333333333">
                <text:p>0.12133333333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122666666666667">
                <text:p>0.1226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125333333333333">
                <text:p>0.1253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126666666666667">
                <text:p>0.1266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129333333333333">
                <text:p>0.129333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.130666666666667">
                <text:p>0.13066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.134666666666667">
                <text:p>0.1346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.137333333333333">
                <text:p>0.1373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138666666666667">
                <text:p>0.138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.141333333333333">
                <text:p>0.1413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142666666666667">
                <text:p>0.142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.145333333333333">
                <text:p>0.1453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.149333333333333">
                <text:p>0.14933333333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.150666666666667">
                <text:p>0.150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975609756097561">
                <text:p>0.000975609756097561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195121951219512">
                <text:p>0.00195121951219512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92682926829268">
                <text:p>0.0029268292682926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390243902439024">
                <text:p>0.00390243902439024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487804878048781">
                <text:p>0.00487804878048781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85365853658537">
                <text:p>0.00585365853658537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682926829268293">
                <text:p>0.00682926829268293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780487804878049">
                <text:p>0.00780487804878049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878048780487805">
                <text:p>0.00878048780487805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975609756097561">
                <text:p>0.00975609756097561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07317073170732">
                <text:p>0.0107317073170732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17073170731707">
                <text:p>0.0117073170731707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26829268292683">
                <text:p>0.0126829268292683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36585365853659">
                <text:p>0.0136585365853659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46341463414634">
                <text:p>0.0146341463414634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5609756097561">
                <text:p>0.015609756097561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65853658536585">
                <text:p>0.0165853658536585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75609756097561">
                <text:p>0.0175609756097561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85365853658537">
                <text:p>0.0185365853658537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95121951219512">
                <text:p>0.0195121951219512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3333333333333">
                <text:p>0.153333333333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4666666666667">
                <text:p>0.15466666666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7333333333333">
                <text:p>0.1573333333333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58666666666667">
                <text:p>0.1586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61333333333333">
                <text:p>0.1613333333333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62666666666667">
                <text:p>0.16266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65333333333333">
                <text:p>0.1653333333333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69333333333333">
                <text:p>0.1693333333333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70666666666667">
                <text:p>0.1706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74666666666667">
                <text:p>0.1746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77333333333333">
                <text:p>0.1773333333333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78666666666667">
                <text:p>0.1786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81333333333333">
                <text:p>0.1813333333333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82666666666667">
                <text:p>0.18266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85333333333333">
                <text:p>0.18533333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86666666666667">
                <text:p>0.18666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89333333333333">
                <text:p>0.18933333333333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90666666666667">
                <text:p>0.1906666666666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93333333333333">
                <text:p>0.193333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94666666666667">
                <text:p>0.1946666666666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97333333333333">
                <text:p>0.1973333333333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198666666666667">
                <text:p>0.198666666666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01333333333333">
                <text:p>0.201333333333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02666666666667">
                <text:p>0.202666666666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05333333333333">
                <text:p>0.205333333333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06666666666667">
                <text:p>0.206666666666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09333333333333">
                <text:p>0.209333333333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10666666666667">
                <text:p>0.210666666666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14666666666667">
                <text:p>0.214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17333333333333">
                <text:p>0.217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18666666666667">
                <text:p>0.218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21333333333333">
                <text:p>0.221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22666666666667">
                <text:p>0.2226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25333333333333">
                <text:p>0.225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29333333333333">
                <text:p>0.229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30666666666667">
                <text:p>0.2306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34666666666667">
                <text:p>0.234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37333333333333">
                <text:p>0.237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38666666666667">
                <text:p>0.2386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41333333333333">
                <text:p>0.2413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42666666666667">
                <text:p>0.24266666666666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45333333333333">
                <text:p>0.24533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49333333333333">
                <text:p>0.249333333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50666666666667">
                <text:p>0.25066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53333333333333">
                <text:p>0.253333333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54666666666667">
                <text:p>0.2546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57333333333333">
                <text:p>0.257333333333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58666666666667">
                <text:p>0.2586666666666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61333333333333">
                <text:p>0.261333333333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62666666666667">
                <text:p>0.2626666666666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65333333333333">
                <text:p>0.2653333333333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69333333333333">
                <text:p>0.269333333333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70666666666667">
                <text:p>0.2706666666666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73333333333333">
                <text:p>0.27333333333333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74666666666667">
                <text:p>0.274666666666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77333333333333">
                <text:p>0.2773333333333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78666666666667">
                <text:p>0.278666666666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81333333333333">
                <text:p>0.2813333333333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82666666666667">
                <text:p>0.2826666666666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85333333333333">
                <text:p>0.285333333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86666666666667">
                <text:p>0.2866666666666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89333333333333">
                <text:p>0.2893333333333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90666666666667">
                <text:p>0.2906666666666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93333333333333">
                <text:p>0.2933333333333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94666666666667">
                <text:p>0.2946666666666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97333333333333">
                <text:p>0.2973333333333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298666666666667">
                <text:p>0.298666666666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01333333333333">
                <text:p>0.301333333333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02666666666667">
                <text:p>0.3026666666666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05333333333333">
                <text:p>0.305333333333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06666666666667">
                <text:p>0.30666666666666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09333333333333">
                <text:p>0.309333333333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10666666666667">
                <text:p>0.3106666666666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13333333333333">
                <text:p>0.31333333333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14666666666667">
                <text:p>0.3146666666666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17333333333333">
                <text:p>0.317333333333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18666666666667">
                <text:p>0.3186666666666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21333333333333">
                <text:p>0.32133333333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22666666666667">
                <text:p>0.3226666666666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25333333333333">
                <text:p>0.3253333333333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29333333333333">
                <text:p>0.329333333333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30666666666667">
                <text:p>0.3306666666666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34666666666667">
                <text:p>0.3346666666666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37333333333333">
                <text:p>0.3373333333333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38666666666667">
                <text:p>0.33866666666666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41333333333333">
                <text:p>0.3413333333333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42666666666667">
                <text:p>0.3426666666666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45333333333333">
                <text:p>0.34533333333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49333333333333">
                <text:p>0.349333333333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50666666666667">
                <text:p>0.35066666666666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53333333333333">
                <text:p>0.3533333333333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54666666666667">
                <text:p>0.3546666666666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57333333333333">
                <text:p>0.3573333333333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58666666666667">
                <text:p>0.3586666666666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61333333333333">
                <text:p>0.36133333333333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62666666666667">
                <text:p>0.3626666666666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65333333333333">
                <text:p>0.36533333333333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69333333333333">
                <text:p>0.36933333333333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70666666666667">
                <text:p>0.37066666666666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74666666666667">
                <text:p>0.3746666666666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77333333333333">
                <text:p>0.3773333333333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78666666666667">
                <text:p>0.3786666666666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81333333333333">
                <text:p>0.3813333333333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82666666666667">
                <text:p>0.3826666666666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85333333333333">
                <text:p>0.38533333333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89333333333333">
                <text:p>0.38933333333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90666666666667">
                <text:p>0.390666666666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93333333333333">
                <text:p>0.39333333333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94666666666667">
                <text:p>0.39466666666666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97333333333333">
                <text:p>0.3973333333333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398666666666667">
                <text:p>0.3986666666666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01333333333333">
                <text:p>0.40133333333333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02666666666667">
                <text:p>0.40266666666666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04">
                <text:p>0.4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05333333333333">
                <text:p>0.405333333333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06666666666667">
                <text:p>0.4066666666666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09333333333333">
                <text:p>0.40933333333333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10666666666667">
                <text:p>0.4106666666666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12">
                <text:p>0.4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13333333333333">
                <text:p>0.413333333333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14666666666667">
                <text:p>0.4146666666666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17333333333333">
                <text:p>0.4173333333333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18666666666667">
                <text:p>0.4186666666666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21333333333333">
                <text:p>0.4213333333333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22666666666667">
                <text:p>0.42266666666666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25333333333333">
                <text:p>0.4253333333333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26666666666667">
                <text:p>0.4266666666666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29333333333333">
                <text:p>0.42933333333333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30666666666667">
                <text:p>0.4306666666666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34666666666667">
                <text:p>0.4346666666666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37333333333333">
                <text:p>0.4373333333333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38666666666667">
                <text:p>0.4386666666666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41333333333333">
                <text:p>0.4413333333333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42666666666667">
                <text:p>0.44266666666666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45333333333333">
                <text:p>0.4453333333333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46666666666667">
                <text:p>0.446666666666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49333333333333">
                <text:p>0.4493333333333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50666666666667">
                <text:p>0.4506666666666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53333333333333">
                <text:p>0.45333333333333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54666666666667">
                <text:p>0.4546666666666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56">
                <text:p>0.4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57333333333333">
                <text:p>0.4573333333333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58666666666667">
                <text:p>0.4586666666666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61333333333333">
                <text:p>0.4613333333333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62666666666667">
                <text:p>0.4626666666666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65333333333333">
                <text:p>0.4653333333333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69333333333333">
                <text:p>0.46933333333333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70666666666667">
                <text:p>0.4706666666666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73333333333333">
                <text:p>0.4733333333333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74666666666667">
                <text:p>0.4746666666666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77333333333333">
                <text:p>0.4773333333333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78666666666667">
                <text:p>0.4786666666666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81333333333333">
                <text:p>0.48133333333333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82666666666667">
                <text:p>0.4826666666666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85333333333333">
                <text:p>0.4853333333333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86666666666667">
                <text:p>0.4866666666666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89333333333333">
                <text:p>0.4893333333333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90666666666667">
                <text:p>0.4906666666666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93333333333333">
                <text:p>0.4933333333333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94666666666667">
                <text:p>0.4946666666666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97333333333333">
                <text:p>0.4973333333333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498666666666667">
                <text:p>0.4986666666666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01333333333333">
                <text:p>0.5013333333333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02666666666667">
                <text:p>0.5026666666666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05333333333333">
                <text:p>0.5053333333333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06666666666667">
                <text:p>0.5066666666666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09333333333333">
                <text:p>0.5093333333333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10666666666667">
                <text:p>0.5106666666666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13333333333333">
                <text:p>0.51333333333333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14666666666667">
                <text:p>0.5146666666666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17333333333333">
                <text:p>0.5173333333333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18666666666667">
                <text:p>0.5186666666666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21333333333333">
                <text:p>0.5213333333333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22666666666667">
                <text:p>0.5226666666666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25333333333333">
                <text:p>0.5253333333333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26666666666667">
                <text:p>0.526666666666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29333333333333">
                <text:p>0.5293333333333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30666666666667">
                <text:p>0.5306666666666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34666666666667">
                <text:p>0.5346666666666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37333333333333">
                <text:p>0.53733333333333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38666666666667">
                <text:p>0.5386666666666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41333333333333">
                <text:p>0.5413333333333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42666666666667">
                <text:p>0.5426666666666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44">
                <text:p>0.54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45333333333333">
                <text:p>0.5453333333333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49333333333333">
                <text:p>0.5493333333333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50666666666667">
                <text:p>0.5506666666666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53333333333333">
                <text:p>0.55333333333333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54666666666667">
                <text:p>0.5546666666666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57333333333333">
                <text:p>0.5573333333333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58666666666667">
                <text:p>0.5586666666666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61333333333333">
                <text:p>0.5613333333333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62666666666667">
                <text:p>0.5626666666666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65333333333333">
                <text:p>0.56533333333333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69333333333333">
                <text:p>0.5693333333333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70666666666667">
                <text:p>0.5706666666666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73333333333333">
                <text:p>0.57333333333333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204878048780488">
                <text:p>0.020487804878048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214634146341463">
                <text:p>0.0214634146341463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224390243902439">
                <text:p>0.0224390243902439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234146341463415">
                <text:p>0.0234146341463415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53658536585366">
                <text:p>0.0253658536585366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263414634146341">
                <text:p>0.0263414634146341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73170731707317">
                <text:p>0.0273170731707317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282926829268293">
                <text:p>0.0282926829268293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292682926829268">
                <text:p>0.029268292682926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302439024390244">
                <text:p>0.0302439024390244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31219512195122">
                <text:p>0.031219512195122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321951219512195">
                <text:p>0.0321951219512195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331707317073171">
                <text:p>0.0331707317073171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341463414634146">
                <text:p>0.0341463414634146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351219512195122">
                <text:p>0.0351219512195122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360975609756098">
                <text:p>0.036097560975609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370731707317073">
                <text:p>0.0370731707317073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380487804878049">
                <text:p>0.0380487804878049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390243902439024">
                <text:p>0.0390243902439024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4">
                <text:p>0.04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409756097560976">
                <text:p>0.0409756097560976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419512195121951">
                <text:p>0.0419512195121951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429268292682927">
                <text:p>0.0429268292682927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439024390243902">
                <text:p>0.0439024390243902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448780487804878">
                <text:p>0.0448780487804878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458536585365854">
                <text:p>0.0458536585365854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468292682926829">
                <text:p>0.0468292682926829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478048780487805">
                <text:p>0.0478048780487805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497560975609756">
                <text:p>0.0497560975609756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507317073170732">
                <text:p>0.0507317073170732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74666666666667">
                <text:p>0.5746666666666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77333333333333">
                <text:p>0.5773333333333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78666666666667">
                <text:p>0.57866666666666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81333333333333">
                <text:p>0.5813333333333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82666666666667">
                <text:p>0.58266666666666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85333333333333">
                <text:p>0.58533333333333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86666666666667">
                <text:p>0.5866666666666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88">
                <text:p>0.5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89333333333333">
                <text:p>0.5893333333333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90666666666667">
                <text:p>0.5906666666666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93333333333333">
                <text:p>0.59333333333333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94666666666667">
                <text:p>0.59466666666666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97333333333333">
                <text:p>0.5973333333333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598666666666667">
                <text:p>0.59866666666666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01333333333333">
                <text:p>0.6013333333333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02666666666667">
                <text:p>0.6026666666666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05333333333333">
                <text:p>0.6053333333333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06666666666667">
                <text:p>0.6066666666666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09333333333333">
                <text:p>0.6093333333333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10666666666667">
                <text:p>0.6106666666666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14666666666667">
                <text:p>0.61466666666666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17333333333333">
                <text:p>0.6173333333333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18666666666667">
                <text:p>0.61866666666666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21333333333333">
                <text:p>0.62133333333333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22666666666667">
                <text:p>0.6226666666666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25333333333333">
                <text:p>0.62533333333333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26666666666667">
                <text:p>0.6266666666666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29333333333333">
                <text:p>0.6293333333333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30666666666667">
                <text:p>0.6306666666666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34666666666667">
                <text:p>0.63466666666666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37333333333333">
                <text:p>0.6373333333333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38666666666667">
                <text:p>0.6386666666666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41333333333333">
                <text:p>0.6413333333333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42666666666667">
                <text:p>0.64266666666666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45333333333333">
                <text:p>0.64533333333333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49333333333333">
                <text:p>0.6493333333333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50666666666667">
                <text:p>0.6506666666666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53333333333333">
                <text:p>0.6533333333333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54666666666667">
                <text:p>0.6546666666666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57333333333333">
                <text:p>0.6573333333333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58666666666667">
                <text:p>0.6586666666666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61333333333333">
                <text:p>0.6613333333333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62666666666667">
                <text:p>0.6626666666666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65333333333333">
                <text:p>0.66533333333333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69333333333333">
                <text:p>0.66933333333333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70666666666667">
                <text:p>0.67066666666666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74666666666667">
                <text:p>0.67466666666666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77333333333333">
                <text:p>0.6773333333333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78666666666667">
                <text:p>0.6786666666666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81333333333333">
                <text:p>0.68133333333333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82666666666667">
                <text:p>0.6826666666666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85333333333333">
                <text:p>0.68533333333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89333333333333">
                <text:p>0.6893333333333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90666666666667">
                <text:p>0.69066666666666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94666666666667">
                <text:p>0.6946666666666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97333333333333">
                <text:p>0.6973333333333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698666666666667">
                <text:p>0.69866666666666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01333333333333">
                <text:p>0.7013333333333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02666666666667">
                <text:p>0.7026666666666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05333333333333">
                <text:p>0.70533333333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06666666666667">
                <text:p>0.7066666666666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09333333333333">
                <text:p>0.7093333333333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10666666666667">
                <text:p>0.7106666666666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13333333333333">
                <text:p>0.7133333333333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14666666666667">
                <text:p>0.7146666666666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17333333333333">
                <text:p>0.71733333333333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18666666666667">
                <text:p>0.7186666666666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21333333333333">
                <text:p>0.72133333333333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22666666666667">
                <text:p>0.7226666666666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25333333333333">
                <text:p>0.7253333333333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26666666666667">
                <text:p>0.7266666666666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29333333333333">
                <text:p>0.7293333333333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30666666666667">
                <text:p>0.7306666666666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34666666666667">
                <text:p>0.7346666666666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37333333333333">
                <text:p>0.7373333333333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38666666666667">
                <text:p>0.7386666666666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41333333333333">
                <text:p>0.7413333333333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42666666666667">
                <text:p>0.7426666666666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45333333333333">
                <text:p>0.7453333333333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49333333333333">
                <text:p>0.7493333333333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50666666666667">
                <text:p>0.75066666666666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54666666666667">
                <text:p>0.7546666666666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57333333333333">
                <text:p>0.7573333333333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58666666666667">
                <text:p>0.7586666666666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61333333333333">
                <text:p>0.7613333333333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62666666666667">
                <text:p>0.7626666666666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65333333333333">
                <text:p>0.7653333333333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69333333333333">
                <text:p>0.76933333333333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70666666666667">
                <text:p>0.7706666666666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73333333333333">
                <text:p>0.7733333333333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74666666666667">
                <text:p>0.77466666666666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77333333333333">
                <text:p>0.7773333333333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78666666666667">
                <text:p>0.77866666666666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81333333333333">
                <text:p>0.78133333333333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82666666666667">
                <text:p>0.78266666666666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85333333333333">
                <text:p>0.78533333333333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86666666666667">
                <text:p>0.78666666666666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89333333333333">
                <text:p>0.78933333333333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90666666666667">
                <text:p>0.79066666666666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93333333333333">
                <text:p>0.79333333333333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94666666666667">
                <text:p>0.79466666666666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97333333333333">
                <text:p>0.79733333333333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798666666666667">
                <text:p>0.79866666666666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01333333333333">
                <text:p>0.80133333333333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02666666666667">
                <text:p>0.8026666666666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05333333333333">
                <text:p>0.805333333333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06666666666667">
                <text:p>0.80666666666666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09333333333333">
                <text:p>0.8093333333333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10666666666667">
                <text:p>0.81066666666666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13333333333333">
                <text:p>0.81333333333333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14666666666667">
                <text:p>0.81466666666666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17333333333333">
                <text:p>0.81733333333333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18666666666667">
                <text:p>0.81866666666666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21333333333333">
                <text:p>0.82133333333333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22666666666667">
                <text:p>0.82266666666666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25333333333333">
                <text:p>0.82533333333333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26666666666667">
                <text:p>0.82666666666666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29333333333333">
                <text:p>0.82933333333333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30666666666667">
                <text:p>0.83066666666666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34666666666667">
                <text:p>0.83466666666666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37333333333333">
                <text:p>0.8373333333333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38666666666667">
                <text:p>0.83866666666666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41333333333333">
                <text:p>0.84133333333333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42666666666667">
                <text:p>0.84266666666666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45333333333333">
                <text:p>0.84533333333333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46666666666667">
                <text:p>0.84666666666666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49333333333333">
                <text:p>0.84933333333333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50666666666667">
                <text:p>0.85066666666666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53333333333333">
                <text:p>0.85333333333333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54666666666667">
                <text:p>0.85466666666666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57333333333333">
                <text:p>0.85733333333333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58666666666667">
                <text:p>0.8586666666666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61333333333333">
                <text:p>0.86133333333333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62666666666667">
                <text:p>0.86266666666666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65333333333333">
                <text:p>0.86533333333333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69333333333333">
                <text:p>0.86933333333333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70666666666667">
                <text:p>0.87066666666666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73333333333333">
                <text:p>0.87333333333333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74666666666667">
                <text:p>0.87466666666666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77333333333333">
                <text:p>0.87733333333333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78666666666667">
                <text:p>0.87866666666666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81333333333333">
                <text:p>0.88133333333333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82666666666667">
                <text:p>0.88266666666666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85333333333333">
                <text:p>0.88533333333333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86666666666667">
                <text:p>0.88666666666666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89333333333333">
                <text:p>0.88933333333333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90666666666667">
                <text:p>0.89066666666666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94666666666667">
                <text:p>0.89466666666666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97333333333333">
                <text:p>0.8973333333333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898666666666667">
                <text:p>0.89866666666666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01333333333333">
                <text:p>0.90133333333333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02666666666667">
                <text:p>0.90266666666666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05333333333333">
                <text:p>0.9053333333333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09333333333333">
                <text:p>0.90933333333333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10666666666667">
                <text:p>0.91066666666666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13333333333333">
                <text:p>0.91333333333333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14666666666667">
                <text:p>0.91466666666666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17333333333333">
                <text:p>0.91733333333333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18666666666667">
                <text:p>0.91866666666666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21333333333333">
                <text:p>0.92133333333333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22666666666667">
                <text:p>0.9226666666666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25333333333333">
                <text:p>0.9253333333333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26666666666667">
                <text:p>0.92666666666666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517073170731707">
                <text:p>0.0517073170731707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526829268292683">
                <text:p>0.0526829268292683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536585365853659">
                <text:p>0.0536585365853659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546341463414634">
                <text:p>0.054634146341463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55609756097561">
                <text:p>0.055609756097561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565853658536585">
                <text:p>0.0565853658536585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575609756097561">
                <text:p>0.0575609756097561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585365853658537">
                <text:p>0.0585365853658537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595121951219512">
                <text:p>0.0595121951219512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604878048780488">
                <text:p>0.060487804878048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614634146341463">
                <text:p>0.0614634146341463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624390243902439">
                <text:p>0.0624390243902439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634146341463415">
                <text:p>0.0634146341463415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64390243902439">
                <text:p>0.064390243902439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653658536585366">
                <text:p>0.065365853658536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663414634146342">
                <text:p>0.0663414634146342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673170731707317">
                <text:p>0.0673170731707317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682926829268293">
                <text:p>0.0682926829268293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692682926829268">
                <text:p>0.069268292682926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702439024390244">
                <text:p>0.0702439024390244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